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1.991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3.309cm"/>
    </style:style>
    <style:style style:name="co7" style:family="table-column">
      <style:table-column-properties fo:break-before="auto" style:column-width="3.339cm"/>
    </style:style>
    <style:style style:name="co8" style:family="table-column">
      <style:table-column-properties fo:break-before="auto" style:column-width="4.805cm"/>
    </style:style>
    <style:style style:name="co9" style:family="table-column">
      <style:table-column-properties fo:break-before="auto" style:column-width="3.574cm"/>
    </style:style>
    <style:style style:name="co10" style:family="table-column">
      <style:table-column-properties fo:break-before="auto" style:column-width="4.217cm"/>
    </style:style>
    <style:style style:name="co11" style:family="table-column">
      <style:table-column-properties fo:break-before="auto" style:column-width="4.452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Occupancy and non-scale dependent variables" table:style-name="ta1" table:print="false">
        <table:table-column table:style-name="co1" table:number-columns-repeated="6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Patch</text:p>
          </table:table-cell>
          <table:table-cell table:style-name="Default" office:value-type="string">
            <text:p>Occupancy</text:p>
          </table:table-cell>
          <table:table-cell table:style-name="Default" office:value-type="string">
            <text:p>Survey1</text:p>
          </table:table-cell>
          <table:table-cell table:style-name="Default" office:value-type="string">
            <text:p>Survey2</text:p>
          </table:table-cell>
          <table:table-cell table:style-name="Default" office:value-type="string">
            <text:p>Area (km²)</text:p>
          </table:table-cell>
          <table:table-cell table:style-name="Default" office:value-type="string">
            <text:p>Log_Area</text:p>
          </table:table-cell>
          <table:table-cell office:value-type="string">
            <text:p>Perimeter </text:p>
          </table:table-cell>
          <table:table-cell office:value-type="string">
            <text:p>Log_perimeter</text:p>
          </table:table-cell>
          <table:table-cell office:value-type="string">
            <text:p>Perimeter/area</text:p>
          </table:table-cell>
          <table:table-cell office:value-type="string">
            <text:p>Log_per/area</text:p>
          </table:table-cell>
          <table:table-cell office:value-type="string">
            <text:p>Shape_index</text:p>
          </table:table-cell>
          <table:table-cell office:value-type="string">
            <text:p>Log_Shape_index</text:p>
          </table:table-cell>
          <table:table-cell office:value-type="string">
            <text:p>Veg_str</text:p>
          </table:table-cell>
          <table:table-cell office:value-type="string">
            <text:p>Radiation</text:p>
          </table:table-cell>
          <table:table-cell office:value-type="string">
            <text:p>Log_Radiation</text:p>
          </table:table-cell>
          <table:table-cell table:style-name="Default" office:value-type="string">
            <text:p>Isolation_m</text:p>
          </table:table-cell>
          <table:table-cell table:style-name="Default" office:value-type="string">
            <text:p>Log_Isolation</text:p>
          </table:table-cell>
          <table:table-cell office:value-type="string">
            <text:p>Dist_crop</text:p>
          </table:table-cell>
          <table:table-cell office:value-type="string">
            <text:p>Log_dist_crop</text:p>
          </table:table-cell>
          <table:table-cell office:value-type="string">
            <text:p>Dist_urban</text:p>
          </table:table-cell>
          <table:table-cell office:value-type="string">
            <text:p>Log_dist_urban</text:p>
          </table:table-cell>
          <table:table-cell office:value-type="string">
            <text:p>Dist_river</text:p>
          </table:table-cell>
          <table:table-cell office:value-type="string">
            <text:p>Log_dist_river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1">
            <text:p>0,0141</text:p>
          </table:table-cell>
          <table:table-cell table:formula="of:=LOG([.E2])" office:value-type="float" office:value="-1.85078088734462">
            <text:p>-1,8507808873</text:p>
          </table:table-cell>
          <table:table-cell office:value-type="float" office:value="1.34">
            <text:p>1,34</text:p>
          </table:table-cell>
          <table:table-cell table:formula="of:=LOG([.G2])" office:value-type="float" office:value="0.127104798364808">
            <text:p>0,1271047984</text:p>
          </table:table-cell>
          <table:table-cell table:formula="of:=[.G2]/[.E2]" office:value-type="float" office:value="95.0354609929078">
            <text:p>95,0354609929</text:p>
          </table:table-cell>
          <table:table-cell table:formula="of:=LOG([.I2])" office:value-type="float" office:value="1.97788568570943">
            <text:p>1,9778856857</text:p>
          </table:table-cell>
          <table:table-cell office:value-type="float" office:value="3.0503">
            <text:p>3,0503</text:p>
          </table:table-cell>
          <table:table-cell table:formula="of:=LOG([.K2])" office:value-type="float" office:value="0.484342554736087">
            <text:p>0,4843425547</text:p>
          </table:table-cell>
          <table:table-cell office:value-type="float" office:value="0.96510391946804">
            <text:p>0,9651039195</text:p>
          </table:table-cell>
          <table:table-cell office:value-type="float" office:value="0.370256584">
            <text:p>0,370256584</text:p>
          </table:table-cell>
          <table:table-cell table:formula="of:=LOG([.N2])" office:value-type="float" office:value="-0.431497209999339">
            <text:p>-0,43149721</text:p>
          </table:table-cell>
          <table:table-cell office:value-type="float" office:value="35.4331258538867">
            <text:p>35,4331258539</text:p>
          </table:table-cell>
          <table:table-cell table:formula="of:=LOG([.P2:.P43])" office:value-type="float" office:value="1.5494094667902">
            <text:p>1,5494094668</text:p>
          </table:table-cell>
          <table:table-cell office:value-type="float" office:value="315.555973">
            <text:p>315,555973</text:p>
          </table:table-cell>
          <table:table-cell table:formula="of:=LOG([.R2])" office:value-type="float" office:value="2.49907640513">
            <text:p>2,499076405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0.1889">
            <text:p>0,1889</text:p>
          </table:table-cell>
          <table:table-cell table:formula="of:=LOG([.E3])" office:value-type="float" office:value="-0.723768042078166">
            <text:p>-0,7237680421</text:p>
          </table:table-cell>
          <table:table-cell office:value-type="float" office:value="3.4967">
            <text:p>3,4967</text:p>
          </table:table-cell>
          <table:table-cell table:formula="of:=LOG([.G3])" office:value-type="float" office:value="0.543658373535019">
            <text:p>0,5436583735</text:p>
          </table:table-cell>
          <table:table-cell table:formula="of:=[.G3]/[.E3]" office:value-type="float" office:value="18.5108523028057">
            <text:p>18,5108523028</text:p>
          </table:table-cell>
          <table:table-cell table:formula="of:=LOG([.I3])" office:value-type="float" office:value="1.26742641561319">
            <text:p>1,2674264156</text:p>
          </table:table-cell>
          <table:table-cell office:value-type="float" office:value="2.3483">
            <text:p>2,3483</text:p>
          </table:table-cell>
          <table:table-cell table:formula="of:=LOG([.K3])" office:value-type="float" office:value="0.370753578104503">
            <text:p>0,3707535781</text:p>
          </table:table-cell>
          <table:table-cell office:value-type="float" office:value="1.06218714693034">
            <text:p>1,0621871469</text:p>
          </table:table-cell>
          <table:table-cell office:value-type="float" office:value="340.93119391">
            <text:p>340,93119391</text:p>
          </table:table-cell>
          <table:table-cell table:formula="of:=LOG([.N3])" office:value-type="float" office:value="2.53266673934329">
            <text:p>2,5326667393</text:p>
          </table:table-cell>
          <table:table-cell office:value-type="float" office:value="360.647074593498">
            <text:p>360,6470745935</text:p>
          </table:table-cell>
          <table:table-cell table:formula="of:=LOG([.P3:.P44])" office:value-type="float" office:value="2.5570824137393">
            <text:p>2,5570824137</text:p>
          </table:table-cell>
          <table:table-cell office:value-type="float" office:value="320.50723">
            <text:p>320,50723</text:p>
          </table:table-cell>
          <table:table-cell table:formula="of:=LOG([.R3])" office:value-type="float" office:value="2.50583783077742">
            <text:p>2,5058378308</text:p>
          </table:table-cell>
          <table:table-cell table:number-columns-repeated="2" office:value-type="float" office:value="0">
            <text:p>0</text:p>
          </table:table-cell>
          <table:table-cell office:value-type="float" office:value="633.4655">
            <text:p>633,4655</text:p>
          </table:table-cell>
          <table:table-cell table:formula="of:=LOG([.V3])" office:value-type="float" office:value="2.80172296717901">
            <text:p>2,801722967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0.3097">
            <text:p>0,3097</text:p>
          </table:table-cell>
          <table:table-cell table:formula="of:=LOG([.E4])" office:value-type="float" office:value="-0.509058794643213">
            <text:p>-0,5090587946</text:p>
          </table:table-cell>
          <table:table-cell office:value-type="float" office:value="4.1435">
            <text:p>4,1435</text:p>
          </table:table-cell>
          <table:table-cell table:formula="of:=LOG([.G4])" office:value-type="float" office:value="0.617367343179719">
            <text:p>0,6173673432</text:p>
          </table:table-cell>
          <table:table-cell table:formula="of:=[.G4]/[.E4]" office:value-type="float" office:value="13.37907652567">
            <text:p>13,3790765257</text:p>
          </table:table-cell>
          <table:table-cell table:formula="of:=LOG([.I4])" office:value-type="float" office:value="1.12642613782293">
            <text:p>1,1264261378</text:p>
          </table:table-cell>
          <table:table-cell office:value-type="float" office:value="2.1036">
            <text:p>2,1036</text:p>
          </table:table-cell>
          <table:table-cell table:formula="of:=LOG([.K4])" office:value-type="float" office:value="0.32296316214142">
            <text:p>0,3229631621</text:p>
          </table:table-cell>
          <table:table-cell office:value-type="float" office:value="1.05482328740245">
            <text:p>1,0548232874</text:p>
          </table:table-cell>
          <table:table-cell office:value-type="float" office:value="332.067553854">
            <text:p>332,067553854</text:p>
          </table:table-cell>
          <table:table-cell table:formula="of:=LOG([.N4])" office:value-type="float" office:value="2.52122644298602">
            <text:p>2,521226443</text:p>
          </table:table-cell>
          <table:table-cell office:value-type="float" office:value="360.647074593498">
            <text:p>360,6470745935</text:p>
          </table:table-cell>
          <table:table-cell table:formula="of:=LOG([.P4:.P45])" office:value-type="float" office:value="2.5570824137393">
            <text:p>2,5570824137</text:p>
          </table:table-cell>
          <table:table-cell table:number-columns-repeated="4" office:value-type="float" office:value="0">
            <text:p>0</text:p>
          </table:table-cell>
          <table:table-cell office:value-type="float" office:value="1471.2236">
            <text:p>1471,2236</text:p>
          </table:table-cell>
          <table:table-cell table:formula="of:=LOG([.V4])" office:value-type="float" office:value="3.16767868283386">
            <text:p>3,167678682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1.6528">
            <text:p>1,6528</text:p>
          </table:table-cell>
          <table:table-cell table:formula="of:=LOG([.E5])" office:value-type="float" office:value="0.218220304175545">
            <text:p>0,2182203042</text:p>
          </table:table-cell>
          <table:table-cell office:value-type="float" office:value="2.317">
            <text:p>2,317</text:p>
          </table:table-cell>
          <table:table-cell table:formula="of:=LOG([.G5])" office:value-type="float" office:value="0.364926033789976">
            <text:p>0,3649260338</text:p>
          </table:table-cell>
          <table:table-cell table:formula="of:=[.G5]/[.E5]" office:value-type="float" office:value="1.40186350435624">
            <text:p>1,4018635044</text:p>
          </table:table-cell>
          <table:table-cell table:formula="of:=LOG([.I5])" office:value-type="float" office:value="0.14670572961443">
            <text:p>0,1467057296</text:p>
          </table:table-cell>
          <table:table-cell office:value-type="float" office:value="5.2">
            <text:p>5,2</text:p>
          </table:table-cell>
          <table:table-cell table:formula="of:=LOG([.K5])" office:value-type="float" office:value="0.716003343634799">
            <text:p>0,7160033436</text:p>
          </table:table-cell>
          <table:table-cell office:value-type="float" office:value="1.05649145563741">
            <text:p>1,0564914556</text:p>
          </table:table-cell>
          <table:table-cell office:value-type="float" office:value="24.08250948">
            <text:p>24,08250948</text:p>
          </table:table-cell>
          <table:table-cell table:formula="of:=LOG([.N5])" office:value-type="float" office:value="1.38170173991682">
            <text:p>1,3817017399</text:p>
          </table:table-cell>
          <table:table-cell office:value-type="float" office:value="33.0320137345793">
            <text:p>33,0320137346</text:p>
          </table:table-cell>
          <table:table-cell table:formula="of:=LOG([.P5:.P46])" office:value-type="float" office:value="1.51893505044459">
            <text:p>1,518935050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69">
            <text:p>0,0069</text:p>
          </table:table-cell>
          <table:table-cell table:formula="of:=LOG([.E6])" office:value-type="float" office:value="-2.16115090926274">
            <text:p>-2,1611509093</text:p>
          </table:table-cell>
          <table:table-cell office:value-type="float" office:value="0.8833">
            <text:p>0,8833</text:p>
          </table:table-cell>
          <table:table-cell table:formula="of:=LOG([.G6])" office:value-type="float" office:value="-0.053891769563094">
            <text:p>-0,0538917696</text:p>
          </table:table-cell>
          <table:table-cell table:formula="of:=[.G6]/[.E6]" office:value-type="float" office:value="128.014492753623">
            <text:p>128,0144927536</text:p>
          </table:table-cell>
          <table:table-cell table:formula="of:=LOG([.I6])" office:value-type="float" office:value="2.10725913969965">
            <text:p>2,1072591397</text:p>
          </table:table-cell>
          <table:table-cell office:value-type="float" office:value="2.9821">
            <text:p>2,9821</text:p>
          </table:table-cell>
          <table:table-cell table:formula="of:=LOG([.K6])" office:value-type="float" office:value="0.47452220273871">
            <text:p>0,4745222027</text:p>
          </table:table-cell>
          <table:table-cell office:value-type="float" office:value="0.987595230926229">
            <text:p>0,9875952309</text:p>
          </table:table-cell>
          <table:table-cell office:value-type="float" office:value="4.58569628">
            <text:p>4,58569628</text:p>
          </table:table-cell>
          <table:table-cell table:formula="of:=LOG([.N6])" office:value-type="float" office:value="0.661405287138778">
            <text:p>0,6614052871</text:p>
          </table:table-cell>
          <table:table-cell office:value-type="float" office:value="450.160405735222">
            <text:p>450,1604057352</text:p>
          </table:table-cell>
          <table:table-cell table:formula="of:=LOG([.P6:.P47])" office:value-type="float" office:value="2.65336729358118">
            <text:p>2,6533672936</text:p>
          </table:table-cell>
          <table:table-cell office:value-type="float" office:value="340.582583">
            <text:p>340,582583</text:p>
          </table:table-cell>
          <table:table-cell table:formula="of:=LOG([.R6])" office:value-type="float" office:value="2.53222243487615">
            <text:p>2,532222434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0.0122">
            <text:p>0,0122</text:p>
          </table:table-cell>
          <table:table-cell table:formula="of:=LOG([.E7])" office:value-type="float" office:value="-1.91364016932525">
            <text:p>-1,9136401693</text:p>
          </table:table-cell>
          <table:table-cell office:value-type="float" office:value="1.2319">
            <text:p>1,2319</text:p>
          </table:table-cell>
          <table:table-cell table:formula="of:=LOG([.G7])" office:value-type="float" office:value="0.0905754552222017">
            <text:p>0,0905754552</text:p>
          </table:table-cell>
          <table:table-cell table:formula="of:=[.G7]/[.E7]" office:value-type="float" office:value="100.975409836066">
            <text:p>100,9754098361</text:p>
          </table:table-cell>
          <table:table-cell table:formula="of:=LOG([.I7])" office:value-type="float" office:value="2.00421562454745">
            <text:p>2,0042156245</text:p>
          </table:table-cell>
          <table:table-cell office:value-type="float" office:value="3.0473">
            <text:p>3,0473</text:p>
          </table:table-cell>
          <table:table-cell table:formula="of:=LOG([.K7])" office:value-type="float" office:value="0.483915211666408">
            <text:p>0,4839152117</text:p>
          </table:table-cell>
          <table:table-cell office:value-type="float" office:value="0.923301648172489">
            <text:p>0,9233016482</text:p>
          </table:table-cell>
          <table:table-cell office:value-type="float" office:value="0.008657546">
            <text:p>0,008657546</text:p>
          </table:table-cell>
          <table:table-cell table:formula="of:=LOG([.N7])" office:value-type="float" office:value="-2.06260519224248">
            <text:p>-2,0626051922</text:p>
          </table:table-cell>
          <table:table-cell office:value-type="float" office:value="33.0320137345793">
            <text:p>33,0320137346</text:p>
          </table:table-cell>
          <table:table-cell table:formula="of:=LOG([.P7:.P48])" office:value-type="float" office:value="1.51893505044459">
            <text:p>1,5189350504</text:p>
          </table:table-cell>
          <table:table-cell office:value-type="float" office:value="464.264299">
            <text:p>464,264299</text:p>
          </table:table-cell>
          <table:table-cell table:formula="of:=LOG([.R7])" office:value-type="float" office:value="2.66676528856941">
            <text:p>2,666765288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0.0467">
            <text:p>0,0467</text:p>
          </table:table-cell>
          <table:table-cell table:formula="of:=LOG([.E8])" office:value-type="float" office:value="-1.33068311943389">
            <text:p>-1,3306831194</text:p>
          </table:table-cell>
          <table:table-cell office:value-type="float" office:value="1.364">
            <text:p>1,364</text:p>
          </table:table-cell>
          <table:table-cell table:formula="of:=LOG([.G8])" office:value-type="float" office:value="0.13481437032046">
            <text:p>0,1348143703</text:p>
          </table:table-cell>
          <table:table-cell table:formula="of:=[.G8]/[.E8]" office:value-type="float" office:value="29.2077087794432">
            <text:p>29,2077087794</text:p>
          </table:table-cell>
          <table:table-cell table:formula="of:=LOG([.I8])" office:value-type="float" office:value="1.46549748975435">
            <text:p>1,4654974898</text:p>
          </table:table-cell>
          <table:table-cell office:value-type="float" office:value="1.7465">
            <text:p>1,7465</text:p>
          </table:table-cell>
          <table:table-cell table:formula="of:=LOG([.K8])" office:value-type="float" office:value="0.242168589973666">
            <text:p>0,24216859</text:p>
          </table:table-cell>
          <table:table-cell office:value-type="float" office:value="0.975120941373853">
            <text:p>0,9751209414</text:p>
          </table:table-cell>
          <table:table-cell office:value-type="float" office:value="276.897836888">
            <text:p>276,897836888</text:p>
          </table:table-cell>
          <table:table-cell table:formula="of:=LOG([.N8])" office:value-type="float" office:value="2.44231956307214">
            <text:p>2,4423195631</text:p>
          </table:table-cell>
          <table:table-cell office:value-type="float" office:value="365.834002610502">
            <text:p>365,8340026105</text:p>
          </table:table-cell>
          <table:table-cell table:formula="of:=LOG([.P8:.P49])" office:value-type="float" office:value="2.56328406871782">
            <text:p>2,5632840687</text:p>
          </table:table-cell>
          <table:table-cell table:number-columns-repeated="4" office:value-type="float" office:value="0">
            <text:p>0</text:p>
          </table:table-cell>
          <table:table-cell office:value-type="float" office:value="720.7055">
            <text:p>720,7055</text:p>
          </table:table-cell>
          <table:table-cell table:formula="of:=LOG([.V8])" office:value-type="float" office:value="2.85775783635185">
            <text:p>2,857757836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051">
            <text:p>0,1051</text:p>
          </table:table-cell>
          <table:table-cell table:formula="of:=LOG([.E9])" office:value-type="float" office:value="-0.978397283971758">
            <text:p>-0,978397284</text:p>
          </table:table-cell>
          <table:table-cell office:value-type="float" office:value="4.8282">
            <text:p>4,8282</text:p>
          </table:table-cell>
          <table:table-cell table:formula="of:=LOG([.G9])" office:value-type="float" office:value="0.683785251710598">
            <text:p>0,6837852517</text:p>
          </table:table-cell>
          <table:table-cell table:formula="of:=[.G9]/[.E9]" office:value-type="float" office:value="45.9391056137012">
            <text:p>45,9391056137</text:p>
          </table:table-cell>
          <table:table-cell table:formula="of:=LOG([.I9])" office:value-type="float" office:value="1.66218253568236">
            <text:p>1,6621825357</text:p>
          </table:table-cell>
          <table:table-cell office:value-type="float" office:value="4.0277">
            <text:p>4,0277</text:p>
          </table:table-cell>
          <table:table-cell table:formula="of:=LOG([.K9])" office:value-type="float" office:value="0.605057115010512">
            <text:p>0,605057115</text:p>
          </table:table-cell>
          <table:table-cell office:value-type="float" office:value="0.9970753491854">
            <text:p>0,9970753492</text:p>
          </table:table-cell>
          <table:table-cell office:value-type="float" office:value="8.831822852">
            <text:p>8,831822852</text:p>
          </table:table-cell>
          <table:table-cell table:formula="of:=LOG([.N9])" office:value-type="float" office:value="0.946050349428325">
            <text:p>0,9460503494</text:p>
          </table:table-cell>
          <table:table-cell office:value-type="float" office:value="43.9332077077466">
            <text:p>43,9332077077</text:p>
          </table:table-cell>
          <table:table-cell table:formula="of:=LOG([.P9:.P50])" office:value-type="float" office:value="1.64279291368908">
            <text:p>1,6427929137</text:p>
          </table:table-cell>
          <table:table-cell table:number-columns-repeated="4" office:value-type="float" office:value="0">
            <text:p>0</text:p>
          </table:table-cell>
          <table:table-cell office:value-type="float" office:value="319.2376">
            <text:p>319,2376</text:p>
          </table:table-cell>
          <table:table-cell table:formula="of:=LOG([.V9])" office:value-type="float" office:value="2.50411403716125">
            <text:p>2,504114037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6">
            <text:p>0,0086</text:p>
          </table:table-cell>
          <table:table-cell table:formula="of:=LOG([.E10])" office:value-type="float" office:value="-2.06550154875643">
            <text:p>-2,0655015488</text:p>
          </table:table-cell>
          <table:table-cell office:value-type="float" office:value="0.4395">
            <text:p>0,4395</text:p>
          </table:table-cell>
          <table:table-cell table:formula="of:=LOG([.G10])" office:value-type="float" office:value="-0.357041120590209">
            <text:p>-0,3570411206</text:p>
          </table:table-cell>
          <table:table-cell table:formula="of:=[.G10]/[.E10]" office:value-type="float" office:value="51.1046511627907">
            <text:p>51,1046511628</text:p>
          </table:table-cell>
          <table:table-cell table:formula="of:=LOG([.I10])" office:value-type="float" office:value="1.70846042816622">
            <text:p>1,7084604282</text:p>
          </table:table-cell>
          <table:table-cell office:value-type="float" office:value="1.4758">
            <text:p>1,4758</text:p>
          </table:table-cell>
          <table:table-cell table:formula="of:=LOG([.K10])" office:value-type="float" office:value="0.169027506008932">
            <text:p>0,169027506</text:p>
          </table:table-cell>
          <table:table-cell office:value-type="float" office:value="1.04056745105936">
            <text:p>1,0405674511</text:p>
          </table:table-cell>
          <table:table-cell office:value-type="float" office:value="1.429780344">
            <text:p>1,429780344</text:p>
          </table:table-cell>
          <table:table-cell table:formula="of:=LOG([.N10])" office:value-type="float" office:value="0.155269322278978">
            <text:p>0,1552693223</text:p>
          </table:table-cell>
          <table:table-cell office:value-type="float" office:value="11.3113996105772">
            <text:p>11,3113996106</text:p>
          </table:table-cell>
          <table:table-cell table:formula="of:=LOG([.P10:.P51])" office:value-type="float" office:value="1.05351634546863">
            <text:p>1,0535163455</text:p>
          </table:table-cell>
          <table:table-cell table:number-columns-repeated="4" office:value-type="float" office:value="0">
            <text:p>0</text:p>
          </table:table-cell>
          <table:table-cell office:value-type="float" office:value="404.719">
            <text:p>404,719</text:p>
          </table:table-cell>
          <table:table-cell table:formula="of:=LOG([.V10])" office:value-type="float" office:value="2.60715359332525">
            <text:p>2,60715359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3">
            <text:p>0,0143</text:p>
          </table:table-cell>
          <table:table-cell table:formula="of:=LOG([.E11])" office:value-type="float" office:value="-1.84466396253494">
            <text:p>-1,8446639625</text:p>
          </table:table-cell>
          <table:table-cell office:value-type="float" office:value="0.6896">
            <text:p>0,6896</text:p>
          </table:table-cell>
          <table:table-cell table:formula="of:=LOG([.G11])" office:value-type="float" office:value="-0.161402747183344">
            <text:p>-0,1614027472</text:p>
          </table:table-cell>
          <table:table-cell table:formula="of:=[.G11]/[.E11]" office:value-type="float" office:value="48.2237762237762">
            <text:p>48,2237762238</text:p>
          </table:table-cell>
          <table:table-cell table:formula="of:=LOG([.I11])" office:value-type="float" office:value="1.68326121535159">
            <text:p>1,6832612154</text:p>
          </table:table-cell>
          <table:table-cell office:value-type="float" office:value="1.825">
            <text:p>1,825</text:p>
          </table:table-cell>
          <table:table-cell table:formula="of:=LOG([.K11])" office:value-type="float" office:value="0.261262868792494">
            <text:p>0,2612628688</text:p>
          </table:table-cell>
          <table:table-cell office:value-type="float" office:value="1.00792935015759">
            <text:p>1,0079293502</text:p>
          </table:table-cell>
          <table:table-cell office:value-type="float" office:value="0.5691765">
            <text:p>0,5691765</text:p>
          </table:table-cell>
          <table:table-cell table:formula="of:=LOG([.N11])" office:value-type="float" office:value="-0.244753039246593">
            <text:p>-0,2447530392</text:p>
          </table:table-cell>
          <table:table-cell office:value-type="float" office:value="11.3113996105772">
            <text:p>11,3113996106</text:p>
          </table:table-cell>
          <table:table-cell table:formula="of:=LOG([.P11:.P52])" office:value-type="float" office:value="1.05351634546863">
            <text:p>1,0535163455</text:p>
          </table:table-cell>
          <table:table-cell table:number-columns-repeated="4" office:value-type="float" office:value="0">
            <text:p>0</text:p>
          </table:table-cell>
          <table:table-cell office:value-type="float" office:value="296.7564">
            <text:p>296,7564</text:p>
          </table:table-cell>
          <table:table-cell table:formula="of:=LOG([.V11])" office:value-type="float" office:value="2.47240009394411">
            <text:p>2,472400093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office:value-type="float" office:value="0.0421">
            <text:p>0,0421</text:p>
          </table:table-cell>
          <table:table-cell table:formula="of:=LOG([.E12])" office:value-type="float" office:value="-1.37571790416433">
            <text:p>-1,3757179042</text:p>
          </table:table-cell>
          <table:table-cell office:value-type="float" office:value="2.8697">
            <text:p>2,8697</text:p>
          </table:table-cell>
          <table:table-cell table:formula="of:=LOG([.G12])" office:value-type="float" office:value="0.457836497725441">
            <text:p>0,4578364977</text:p>
          </table:table-cell>
          <table:table-cell table:formula="of:=[.G12]/[.E12]" office:value-type="float" office:value="68.1638954869359">
            <text:p>68,1638954869</text:p>
          </table:table-cell>
          <table:table-cell table:formula="of:=LOG([.I12])" office:value-type="float" office:value="1.83355440188977">
            <text:p>1,8335544019</text:p>
          </table:table-cell>
          <table:table-cell office:value-type="float" office:value="4.7007">
            <text:p>4,7007</text:p>
          </table:table-cell>
          <table:table-cell table:formula="of:=LOG([.K12])" office:value-type="float" office:value="0.672162535276318">
            <text:p>0,6721625353</text:p>
          </table:table-cell>
          <table:table-cell office:value-type="float" office:value="0.919598767146566">
            <text:p>0,9195987671</text:p>
          </table:table-cell>
          <table:table-cell office:value-type="float" office:value="8.925124346">
            <text:p>8,925124346</text:p>
          </table:table-cell>
          <table:table-cell table:formula="of:=LOG([.N12])" office:value-type="float" office:value="0.950614275473918">
            <text:p>0,9506142755</text:p>
          </table:table-cell>
          <table:table-cell office:value-type="float" office:value="17.4375554418211">
            <text:p>17,4375554418</text:p>
          </table:table-cell>
          <table:table-cell table:formula="of:=LOG([.P12:.P53])" office:value-type="float" office:value="1.2414856014371">
            <text:p>1,241485601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978">
            <text:p>0,3978</text:p>
          </table:table-cell>
          <table:table-cell table:formula="of:=LOG([.E13])" office:value-type="float" office:value="-0.400335221211583">
            <text:p>-0,4003352212</text:p>
          </table:table-cell>
          <table:table-cell office:value-type="float" office:value="5.2361">
            <text:p>5,2361</text:p>
          </table:table-cell>
          <table:table-cell table:formula="of:=LOG([.G13])" office:value-type="float" office:value="0.719007932193744">
            <text:p>0,7190079322</text:p>
          </table:table-cell>
          <table:table-cell table:formula="of:=[.G13]/[.E13]" office:value-type="float" office:value="13.1626445449975">
            <text:p>13,162644545</text:p>
          </table:table-cell>
          <table:table-cell table:formula="of:=LOG([.I13])" office:value-type="float" office:value="1.11934315340533">
            <text:p>1,1193431534</text:p>
          </table:table-cell>
          <table:table-cell office:value-type="float" office:value="2.4744">
            <text:p>2,4744</text:p>
          </table:table-cell>
          <table:table-cell table:formula="of:=LOG([.K13])" office:value-type="float" office:value="0.393469906995123">
            <text:p>0,393469907</text:p>
          </table:table-cell>
          <table:table-cell office:value-type="float" office:value="1.00128502793559">
            <text:p>1,0012850279</text:p>
          </table:table-cell>
          <table:table-cell office:value-type="float" office:value="15.318790406">
            <text:p>15,318790406</text:p>
          </table:table-cell>
          <table:table-cell table:formula="of:=LOG([.N13])" office:value-type="float" office:value="1.18522447412563">
            <text:p>1,1852244741</text:p>
          </table:table-cell>
          <table:table-cell office:value-type="float" office:value="326.982138618536">
            <text:p>326,9821386185</text:p>
          </table:table-cell>
          <table:table-cell table:formula="of:=LOG([.P13:.P54])" office:value-type="float" office:value="2.51452402999585">
            <text:p>2,5145240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1">
            <text:p>1</text:p>
          </table:table-cell>
          <table:table-cell office:value-type="float" office:value="0.1027">
            <text:p>0,1027</text:p>
          </table:table-cell>
          <table:table-cell table:formula="of:=LOG([.E14])" office:value-type="float" office:value="-0.988429556402722">
            <text:p>-0,9884295564</text:p>
          </table:table-cell>
          <table:table-cell office:value-type="float" office:value="1.5083">
            <text:p>1,5083</text:p>
          </table:table-cell>
          <table:table-cell table:formula="of:=LOG([.G14])" office:value-type="float" office:value="0.178487731047398">
            <text:p>0,178487731</text:p>
          </table:table-cell>
          <table:table-cell table:formula="of:=[.G14]/[.E14]" office:value-type="float" office:value="14.6864654333009">
            <text:p>14,6864654333</text:p>
          </table:table-cell>
          <table:table-cell table:formula="of:=LOG([.I14])" office:value-type="float" office:value="1.16691728745012">
            <text:p>1,1669172875</text:p>
          </table:table-cell>
          <table:table-cell office:value-type="float" office:value="1.4556">
            <text:p>1,4556</text:p>
          </table:table-cell>
          <table:table-cell table:formula="of:=LOG([.K14])" office:value-type="float" office:value="0.163042046914198">
            <text:p>0,1630420469</text:p>
          </table:table-cell>
          <table:table-cell office:value-type="float" office:value="1.05036586328786">
            <text:p>1,0503658633</text:p>
          </table:table-cell>
          <table:table-cell office:value-type="float" office:value="49.859392714">
            <text:p>49,859392714</text:p>
          </table:table-cell>
          <table:table-cell table:formula="of:=LOG([.N14])" office:value-type="float" office:value="1.6977469845054">
            <text:p>1,6977469845</text:p>
          </table:table-cell>
          <table:table-cell office:value-type="float" office:value="340.713796690966">
            <text:p>340,713796691</text:p>
          </table:table-cell>
          <table:table-cell table:formula="of:=LOG([.P14:.P55])" office:value-type="float" office:value="2.53238972002352">
            <text:p>2,53238972</text:p>
          </table:table-cell>
          <table:table-cell office:value-type="float" office:value="296.869724">
            <text:p>296,869724</text:p>
          </table:table-cell>
          <table:table-cell table:formula="of:=LOG([.R14])" office:value-type="float" office:value="2.47256590871026">
            <text:p>2,472565908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float" office:value="1">
            <text:p>1</text:p>
          </table:table-cell>
          <table:table-cell office:value-type="float" office:value="0.3379">
            <text:p>0,3379</text:p>
          </table:table-cell>
          <table:table-cell table:formula="of:=LOG([.E15])" office:value-type="float" office:value="-0.471211808225104">
            <text:p>-0,4712118082</text:p>
          </table:table-cell>
          <table:table-cell office:value-type="float" office:value="1.2693">
            <text:p>1,2693</text:p>
          </table:table-cell>
          <table:table-cell table:formula="of:=LOG([.G15])" office:value-type="float" office:value="0.103564280050957">
            <text:p>0,1035642801</text:p>
          </table:table-cell>
          <table:table-cell table:formula="of:=[.G15]/[.E15]" office:value-type="float" office:value="3.75643681562592">
            <text:p>3,7564368156</text:p>
          </table:table-cell>
          <table:table-cell table:formula="of:=LOG([.I15])" office:value-type="float" office:value="0.574776088276061">
            <text:p>0,5747760883</text:p>
          </table:table-cell>
          <table:table-cell office:value-type="float" office:value="6.4601">
            <text:p>6,4601</text:p>
          </table:table-cell>
          <table:table-cell table:formula="of:=LOG([.K15])" office:value-type="float" office:value="0.810239240767848">
            <text:p>0,8102392408</text:p>
          </table:table-cell>
          <table:table-cell office:value-type="float" office:value="0.927069090450381">
            <text:p>0,9270690905</text:p>
          </table:table-cell>
          <table:table-cell office:value-type="float" office:value="0.4379874">
            <text:p>0,4379874</text:p>
          </table:table-cell>
          <table:table-cell table:formula="of:=LOG([.N15])" office:value-type="float" office:value="-0.358538383078508">
            <text:p>-0,3585383831</text:p>
          </table:table-cell>
          <table:table-cell office:value-type="float" office:value="35.4331258538867">
            <text:p>35,4331258539</text:p>
          </table:table-cell>
          <table:table-cell table:formula="of:=LOG([.P15:.P56])" office:value-type="float" office:value="1.5494094667902">
            <text:p>1,549409466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08">
            <text:p>0,0308</text:p>
          </table:table-cell>
          <table:table-cell table:formula="of:=LOG([.E16])" office:value-type="float" office:value="-1.51144928349956">
            <text:p>-1,5114492835</text:p>
          </table:table-cell>
          <table:table-cell office:value-type="float" office:value="0.9428">
            <text:p>0,9428</text:p>
          </table:table-cell>
          <table:table-cell table:formula="of:=LOG([.G16])" office:value-type="float" office:value="-0.0255804261477138">
            <text:p>-0,0255804261</text:p>
          </table:table-cell>
          <table:table-cell table:formula="of:=[.G16]/[.E16]" office:value-type="float" office:value="30.6103896103896">
            <text:p>30,6103896104</text:p>
          </table:table-cell>
          <table:table-cell table:formula="of:=LOG([.I16])" office:value-type="float" office:value="1.48586885735184">
            <text:p>1,4858688574</text:p>
          </table:table-cell>
          <table:table-cell office:value-type="float" office:value="1.5214">
            <text:p>1,5214</text:p>
          </table:table-cell>
          <table:table-cell table:formula="of:=LOG([.K16])" office:value-type="float" office:value="0.182243411919">
            <text:p>0,1822434119</text:p>
          </table:table-cell>
          <table:table-cell office:value-type="float" office:value="1.09834652812528">
            <text:p>1,0983465281</text:p>
          </table:table-cell>
          <table:table-cell office:value-type="float" office:value="10.616498692">
            <text:p>10,616498692</text:p>
          </table:table-cell>
          <table:table-cell table:formula="of:=LOG([.N16])" office:value-type="float" office:value="1.02598131058141">
            <text:p>1,0259813106</text:p>
          </table:table-cell>
          <table:table-cell office:value-type="float" office:value="157.182564686386">
            <text:p>157,1825646864</text:p>
          </table:table-cell>
          <table:table-cell table:formula="of:=LOG([.P16:.P57])" office:value-type="float" office:value="2.19640437070823">
            <text:p>2,1964043707</text:p>
          </table:table-cell>
          <table:table-cell office:value-type="float" office:value="8.473381">
            <text:p>8,473381</text:p>
          </table:table-cell>
          <table:table-cell table:formula="of:=LOG([.R16])" office:value-type="float" office:value="0.928056734611475">
            <text:p>0,9280567346</text:p>
          </table:table-cell>
          <table:table-cell table:number-columns-repeated="2" office:value-type="float" office:value="0">
            <text:p>0</text:p>
          </table:table-cell>
          <table:table-cell office:value-type="float" office:value="305.9263">
            <text:p>305,9263</text:p>
          </table:table-cell>
          <table:table-cell table:formula="of:=LOG([.V16])" office:value-type="float" office:value="2.48561681419912">
            <text:p>2,48561681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5">
            <text:p>0,0625</text:p>
          </table:table-cell>
          <table:table-cell table:formula="of:=LOG([.E17])" office:value-type="float" office:value="-1.20411998265592">
            <text:p>-1,2041199827</text:p>
          </table:table-cell>
          <table:table-cell office:value-type="float" office:value="1.7199">
            <text:p>1,7199</text:p>
          </table:table-cell>
          <table:table-cell table:formula="of:=LOG([.G17])" office:value-type="float" office:value="0.235503196494338">
            <text:p>0,2355031965</text:p>
          </table:table-cell>
          <table:table-cell table:formula="of:=[.G17]/[.E17]" office:value-type="float" office:value="27.5184">
            <text:p>27,5184</text:p>
          </table:table-cell>
          <table:table-cell table:formula="of:=LOG([.I17])" office:value-type="float" office:value="1.43962317915026">
            <text:p>1,4396231792</text:p>
          </table:table-cell>
          <table:table-cell office:value-type="float" office:value="2.1377">
            <text:p>2,1377</text:p>
          </table:table-cell>
          <table:table-cell table:formula="of:=LOG([.K17])" office:value-type="float" office:value="0.329946757240238">
            <text:p>0,3299467572</text:p>
          </table:table-cell>
          <table:table-cell office:value-type="float" office:value="1.02866746614894">
            <text:p>1,0286674661</text:p>
          </table:table-cell>
          <table:table-cell office:value-type="float" office:value="4.459909088">
            <text:p>4,459909088</text:p>
          </table:table-cell>
          <table:table-cell table:formula="of:=LOG([.N17])" office:value-type="float" office:value="0.649326006025517">
            <text:p>0,649326006</text:p>
          </table:table-cell>
          <table:table-cell office:value-type="float" office:value="8.65285595965391">
            <text:p>8,6528559597</text:p>
          </table:table-cell>
          <table:table-cell table:formula="of:=LOG([.P17:.P58])" office:value-type="float" office:value="0.937159474263034">
            <text:p>0,9371594743</text:p>
          </table:table-cell>
          <table:table-cell office:value-type="float" office:value="31.545878">
            <text:p>31,545878</text:p>
          </table:table-cell>
          <table:table-cell table:formula="of:=LOG([.R17])" office:value-type="float" office:value="1.49894261940244">
            <text:p>1,4989426194</text:p>
          </table:table-cell>
          <table:table-cell table:number-columns-repeated="2" office:value-type="float" office:value="0">
            <text:p>0</text:p>
          </table:table-cell>
          <table:table-cell office:value-type="float" office:value="336.9454">
            <text:p>336,9454</text:p>
          </table:table-cell>
          <table:table-cell table:formula="of:=LOG([.V17])" office:value-type="float" office:value="2.52755953173234">
            <text:p>2,52755953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25">
            <text:p>0,0325</text:p>
          </table:table-cell>
          <table:table-cell table:formula="of:=LOG([.E18])" office:value-type="float" office:value="-1.48811663902113">
            <text:p>-1,488116639</text:p>
          </table:table-cell>
          <table:table-cell office:value-type="float" office:value="1.0616">
            <text:p>1,0616</text:p>
          </table:table-cell>
          <table:table-cell table:formula="of:=LOG([.G18])" office:value-type="float" office:value="0.0259609098563791">
            <text:p>0,0259609099</text:p>
          </table:table-cell>
          <table:table-cell table:formula="of:=[.G18]/[.E18]" office:value-type="float" office:value="32.6646153846154">
            <text:p>32,6646153846</text:p>
          </table:table-cell>
          <table:table-cell table:formula="of:=LOG([.I18])" office:value-type="float" office:value="1.5140775488775">
            <text:p>1,5140775489</text:p>
          </table:table-cell>
          <table:table-cell office:value-type="float" office:value="1.8133">
            <text:p>1,8133</text:p>
          </table:table-cell>
          <table:table-cell table:formula="of:=LOG([.K18])" office:value-type="float" office:value="0.258469661550693">
            <text:p>0,2584696616</text:p>
          </table:table-cell>
          <table:table-cell office:value-type="float" office:value="1.11079557012102">
            <text:p>1,1107955701</text:p>
          </table:table-cell>
          <table:table-cell office:value-type="float" office:value="22.291101702">
            <text:p>22,291101702</text:p>
          </table:table-cell>
          <table:table-cell table:formula="of:=LOG([.N18])" office:value-type="float" office:value="1.34813153331987">
            <text:p>1,3481315333</text:p>
          </table:table-cell>
          <table:table-cell office:value-type="float" office:value="8.65285595965391">
            <text:p>8,6528559597</text:p>
          </table:table-cell>
          <table:table-cell table:formula="of:=LOG([.P18:.P59])" office:value-type="float" office:value="0.937159474263034">
            <text:p>0,9371594743</text:p>
          </table:table-cell>
          <table:table-cell office:value-type="float" office:value="5.002536">
            <text:p>5,002536</text:p>
          </table:table-cell>
          <table:table-cell table:formula="of:=LOG([.R18])" office:value-type="float" office:value="0.699190222654594">
            <text:p>0,6991902227</text:p>
          </table:table-cell>
          <table:table-cell table:number-columns-repeated="2" office:value-type="float" office:value="0">
            <text:p>0</text:p>
          </table:table-cell>
          <table:table-cell office:value-type="float" office:value="338.1879">
            <text:p>338,1879</text:p>
          </table:table-cell>
          <table:table-cell table:formula="of:=LOG([.V18])" office:value-type="float" office:value="2.52915806494937">
            <text:p>2,529158064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63">
            <text:p>0,0363</text:p>
          </table:table-cell>
          <table:table-cell table:formula="of:=LOG([.E19])" office:value-type="float" office:value="-1.44009337496389">
            <text:p>-1,440093375</text:p>
          </table:table-cell>
          <table:table-cell office:value-type="float" office:value="1.0879">
            <text:p>1,0879</text:p>
          </table:table-cell>
          <table:table-cell table:formula="of:=LOG([.G19])" office:value-type="float" office:value="0.0365889767554045">
            <text:p>0,0365889768</text:p>
          </table:table-cell>
          <table:table-cell table:formula="of:=[.G19]/[.E19]" office:value-type="float" office:value="29.969696969697">
            <text:p>29,9696969697</text:p>
          </table:table-cell>
          <table:table-cell table:formula="of:=LOG([.I19])" office:value-type="float" office:value="1.47668235171929">
            <text:p>1,4766823517</text:p>
          </table:table-cell>
          <table:table-cell office:value-type="float" office:value="1.6275">
            <text:p>1,6275</text:p>
          </table:table-cell>
          <table:table-cell table:formula="of:=LOG([.K19])" office:value-type="float" office:value="0.21152099724023">
            <text:p>0,2115209972</text:p>
          </table:table-cell>
          <table:table-cell office:value-type="float" office:value="1.09838249635837">
            <text:p>1,0983824964</text:p>
          </table:table-cell>
          <table:table-cell office:value-type="float" office:value="29.36545263">
            <text:p>29,36545263</text:p>
          </table:table-cell>
          <table:table-cell table:formula="of:=LOG([.N19])" office:value-type="float" office:value="1.46783669931132">
            <text:p>1,4678366993</text:p>
          </table:table-cell>
          <table:table-cell office:value-type="float" office:value="9.52673699899908">
            <text:p>9,526736999</text:p>
          </table:table-cell>
          <table:table-cell table:formula="of:=LOG([.P19:.P60])" office:value-type="float" office:value="0.978944175980682">
            <text:p>0,978944176</text:p>
          </table:table-cell>
          <table:table-cell table:number-columns-repeated="4" office:value-type="float" office:value="0">
            <text:p>0</text:p>
          </table:table-cell>
          <table:table-cell office:value-type="float" office:value="346.2701">
            <text:p>346,2701</text:p>
          </table:table-cell>
          <table:table-cell table:formula="of:=LOG([.V19])" office:value-type="float" office:value="2.53941499237063">
            <text:p>2,53941499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0.1649">
            <text:p>0,1649</text:p>
          </table:table-cell>
          <table:table-cell table:formula="of:=LOG([.E20])" office:value-type="float" office:value="-0.782779344355481">
            <text:p>-0,7827793444</text:p>
          </table:table-cell>
          <table:table-cell office:value-type="float" office:value="5.2263">
            <text:p>5,2263</text:p>
          </table:table-cell>
          <table:table-cell table:formula="of:=LOG([.G20])" office:value-type="float" office:value="0.718194335472649">
            <text:p>0,7181943355</text:p>
          </table:table-cell>
          <table:table-cell table:formula="of:=[.G20]/[.E20]" office:value-type="float" office:value="31.6937537901759">
            <text:p>31,6937537902</text:p>
          </table:table-cell>
          <table:table-cell table:formula="of:=LOG([.I20])" office:value-type="float" office:value="1.50097367982813">
            <text:p>1,5009736798</text:p>
          </table:table-cell>
          <table:table-cell office:value-type="float" office:value="3.8764">
            <text:p>3,8764</text:p>
          </table:table-cell>
          <table:table-cell table:formula="of:=LOG([.K20])" office:value-type="float" office:value="0.588428584898235">
            <text:p>0,5884285849</text:p>
          </table:table-cell>
          <table:table-cell office:value-type="float" office:value="0.969493697578078">
            <text:p>0,9694936976</text:p>
          </table:table-cell>
          <table:table-cell office:value-type="float" office:value="37.379153">
            <text:p>37,379153</text:p>
          </table:table-cell>
          <table:table-cell table:formula="of:=LOG([.N20])" office:value-type="float" office:value="1.57262945617621">
            <text:p>1,5726294562</text:p>
          </table:table-cell>
          <table:table-cell office:value-type="float" office:value="14.1493371616876">
            <text:p>14,1493371617</text:p>
          </table:table-cell>
          <table:table-cell table:formula="of:=LOG([.P20:.P61])" office:value-type="float" office:value="1.15073609542469">
            <text:p>1,1507360954</text:p>
          </table:table-cell>
          <table:table-cell table:number-columns-repeated="4" office:value-type="float" office:value="0">
            <text:p>0</text:p>
          </table:table-cell>
          <table:table-cell office:value-type="float" office:value="421.205">
            <text:p>421,205</text:p>
          </table:table-cell>
          <table:table-cell table:formula="of:=LOG([.V20])" office:value-type="float" office:value="2.62449351792542">
            <text:p>2,624493517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0.2894">
            <text:p>0,2894</text:p>
          </table:table-cell>
          <table:table-cell table:formula="of:=LOG([.E21])" office:value-type="float" office:value="-0.538501473216981">
            <text:p>-0,5385014732</text:p>
          </table:table-cell>
          <table:table-cell office:value-type="float" office:value="3.9537">
            <text:p>3,9537</text:p>
          </table:table-cell>
          <table:table-cell table:formula="of:=LOG([.G21])" office:value-type="float" office:value="0.597003712704645">
            <text:p>0,5970037127</text:p>
          </table:table-cell>
          <table:table-cell table:formula="of:=[.G21]/[.E21]" office:value-type="float" office:value="13.6617138908086">
            <text:p>13,6617138908</text:p>
          </table:table-cell>
          <table:table-cell table:formula="of:=LOG([.I21])" office:value-type="float" office:value="1.13550518592163">
            <text:p>1,1355051859</text:p>
          </table:table-cell>
          <table:table-cell office:value-type="float" office:value="2.3955">
            <text:p>2,3955</text:p>
          </table:table-cell>
          <table:table-cell table:formula="of:=LOG([.K21])" office:value-type="float" office:value="0.379396175194164">
            <text:p>0,3793961752</text:p>
          </table:table-cell>
          <table:table-cell office:value-type="float" office:value="0.977530236802897">
            <text:p>0,9775302368</text:p>
          </table:table-cell>
          <table:table-cell office:value-type="float" office:value="0.122130204">
            <text:p>0,122130204</text:p>
          </table:table-cell>
          <table:table-cell table:formula="of:=LOG([.N21])" office:value-type="float" office:value="-0.913176917477207">
            <text:p>-0,9131769175</text:p>
          </table:table-cell>
          <table:table-cell office:value-type="float" office:value="17.7258260822103">
            <text:p>17,7258260822</text:p>
          </table:table-cell>
          <table:table-cell table:formula="of:=LOG([.P21:.P62])" office:value-type="float" office:value="1.24860648388814">
            <text:p>1,2486064839</text:p>
          </table:table-cell>
          <table:table-cell table:number-columns-repeated="4" office:value-type="float" office:value="0">
            <text:p>0</text:p>
          </table:table-cell>
          <table:table-cell office:value-type="float" office:value="1307.134">
            <text:p>1307,134</text:p>
          </table:table-cell>
          <table:table-cell table:formula="of:=LOG([.V21])" office:value-type="float" office:value="3.1163201112818">
            <text:p>3,116320111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0.2561">
            <text:p>0,2561</text:p>
          </table:table-cell>
          <table:table-cell table:formula="of:=LOG([.E22])" office:value-type="float" office:value="-0.59159042153157">
            <text:p>-0,5915904215</text:p>
          </table:table-cell>
          <table:table-cell office:value-type="float" office:value="6.2845">
            <text:p>6,2845</text:p>
          </table:table-cell>
          <table:table-cell table:formula="of:=LOG([.G22])" office:value-type="float" office:value="0.798270730569482">
            <text:p>0,7982707306</text:p>
          </table:table-cell>
          <table:table-cell table:formula="of:=[.G22]/[.E22]" office:value-type="float" office:value="24.5392424834049">
            <text:p>24,5392424834</text:p>
          </table:table-cell>
          <table:table-cell table:formula="of:=LOG([.I22])" office:value-type="float" office:value="1.38986115210105">
            <text:p>1,3898611521</text:p>
          </table:table-cell>
          <table:table-cell office:value-type="float" office:value="3.6681">
            <text:p>3,6681</text:p>
          </table:table-cell>
          <table:table-cell table:formula="of:=LOG([.K22])" office:value-type="float" office:value="0.564441166926063">
            <text:p>0,5644411669</text:p>
          </table:table-cell>
          <table:table-cell office:value-type="float" office:value="0.93244012293259">
            <text:p>0,9324401229</text:p>
          </table:table-cell>
          <table:table-cell office:value-type="float" office:value="4.17639404">
            <text:p>4,17639404</text:p>
          </table:table-cell>
          <table:table-cell table:formula="of:=LOG([.N22])" office:value-type="float" office:value="0.620801467322851">
            <text:p>0,6208014673</text:p>
          </table:table-cell>
          <table:table-cell office:value-type="float" office:value="17.7258260822103">
            <text:p>17,7258260822</text:p>
          </table:table-cell>
          <table:table-cell table:formula="of:=LOG([.P22:.P63])" office:value-type="float" office:value="1.24860648388814">
            <text:p>1,2486064839</text:p>
          </table:table-cell>
          <table:table-cell table:number-columns-repeated="4" office:value-type="float" office:value="0">
            <text:p>0</text:p>
          </table:table-cell>
          <table:table-cell office:value-type="float" office:value="1809.1083">
            <text:p>1809,1083</text:p>
          </table:table-cell>
          <table:table-cell table:formula="of:=LOG([.V22])" office:value-type="float" office:value="3.25746456613264">
            <text:p>3,257464566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42">
            <text:p>0,1642</text:p>
          </table:table-cell>
          <table:table-cell table:formula="of:=LOG([.E23])" office:value-type="float" office:value="-0.784626847216578">
            <text:p>-0,7846268472</text:p>
          </table:table-cell>
          <table:table-cell office:value-type="float" office:value="5.263">
            <text:p>5,263</text:p>
          </table:table-cell>
          <table:table-cell table:formula="of:=LOG([.G23])" office:value-type="float" office:value="0.721233370017278">
            <text:p>0,72123337</text:p>
          </table:table-cell>
          <table:table-cell table:formula="of:=[.G23]/[.E23]" office:value-type="float" office:value="32.0523751522533">
            <text:p>32,0523751523</text:p>
          </table:table-cell>
          <table:table-cell table:formula="of:=LOG([.I23])" office:value-type="float" office:value="1.50586021723386">
            <text:p>1,5058602172</text:p>
          </table:table-cell>
          <table:table-cell office:value-type="float" office:value="3.6525">
            <text:p>3,6525</text:p>
          </table:table-cell>
          <table:table-cell table:formula="of:=LOG([.K23])" office:value-type="float" office:value="0.562590224606334">
            <text:p>0,5625902246</text:p>
          </table:table-cell>
          <table:table-cell office:value-type="float" office:value="1.01219739204799">
            <text:p>1,012197392</text:p>
          </table:table-cell>
          <table:table-cell office:value-type="float" office:value="27.258322414">
            <text:p>27,258322414</text:p>
          </table:table-cell>
          <table:table-cell table:formula="of:=LOG([.N23])" office:value-type="float" office:value="1.43549912410461">
            <text:p>1,4354991241</text:p>
          </table:table-cell>
          <table:table-cell office:value-type="float" office:value="399.485207201777">
            <text:p>399,4852072018</text:p>
          </table:table-cell>
          <table:table-cell table:formula="of:=LOG([.P23:.P64])" office:value-type="float" office:value="2.6015007021742">
            <text:p>2,6015007022</text:p>
          </table:table-cell>
          <table:table-cell table:number-columns-repeated="4" office:value-type="float" office:value="0">
            <text:p>0</text:p>
          </table:table-cell>
          <table:table-cell office:value-type="float" office:value="2988.2673">
            <text:p>2988,2673</text:p>
          </table:table-cell>
          <table:table-cell table:formula="of:=LOG([.V23])" office:value-type="float" office:value="3.47541944244821">
            <text:p>3,47541944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494">
            <text:p>0,2494</text:p>
          </table:table-cell>
          <table:table-cell table:formula="of:=LOG([.E24])" office:value-type="float" office:value="-0.603103550857476">
            <text:p>-0,6031035509</text:p>
          </table:table-cell>
          <table:table-cell office:value-type="float" office:value="1.5755">
            <text:p>1,5755</text:p>
          </table:table-cell>
          <table:table-cell table:formula="of:=LOG([.G24])" office:value-type="float" office:value="0.197418407510018">
            <text:p>0,1974184075</text:p>
          </table:table-cell>
          <table:table-cell table:formula="of:=[.G24]/[.E24]" office:value-type="float" office:value="6.31716118684844">
            <text:p>6,3171611868</text:p>
          </table:table-cell>
          <table:table-cell table:formula="of:=LOG([.I24])" office:value-type="float" office:value="0.800521958367495">
            <text:p>0,8005219584</text:p>
          </table:table-cell>
          <table:table-cell office:value-type="float" office:value="9.0826">
            <text:p>9,0826</text:p>
          </table:table-cell>
          <table:table-cell table:formula="of:=LOG([.K24])" office:value-type="float" office:value="0.958210188170767">
            <text:p>0,9582101882</text:p>
          </table:table-cell>
          <table:table-cell office:value-type="float" office:value="1.03262458021272">
            <text:p>1,0326245802</text:p>
          </table:table-cell>
          <table:table-cell office:value-type="float" office:value="24.632479314">
            <text:p>24,632479314</text:p>
          </table:table-cell>
          <table:table-cell table:formula="of:=LOG([.N24])" office:value-type="float" office:value="1.39150812674769">
            <text:p>1,3915081267</text:p>
          </table:table-cell>
          <table:table-cell office:value-type="float" office:value="17.4375554418211">
            <text:p>17,4375554418</text:p>
          </table:table-cell>
          <table:table-cell table:formula="of:=LOG([.P24:.P65])" office:value-type="float" office:value="1.2414856014371">
            <text:p>1,241485601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float" office:value="1">
            <text:p>1</text:p>
          </table:table-cell>
          <table:table-cell office:value-type="float" office:value="0.0776">
            <text:p>0,0776</text:p>
          </table:table-cell>
          <table:table-cell table:formula="of:=LOG([.E25])" office:value-type="float" office:value="-1.11013827874181">
            <text:p>-1,1101382787</text:p>
          </table:table-cell>
          <table:table-cell office:value-type="float" office:value="2.4434">
            <text:p>2,4434</text:p>
          </table:table-cell>
          <table:table-cell table:formula="of:=LOG([.G25])" office:value-type="float" office:value="0.387994569541032">
            <text:p>0,3879945695</text:p>
          </table:table-cell>
          <table:table-cell table:formula="of:=[.G25]/[.E25]" office:value-type="float" office:value="31.4871134020619">
            <text:p>31,4871134021</text:p>
          </table:table-cell>
          <table:table-cell table:formula="of:=LOG([.I25])" office:value-type="float" office:value="1.49813284828284">
            <text:p>1,4981328483</text:p>
          </table:table-cell>
          <table:table-cell office:value-type="float" office:value="2.5403">
            <text:p>2,5403</text:p>
          </table:table-cell>
          <table:table-cell table:formula="of:=LOG([.K25])" office:value-type="float" office:value="0.404885008214813">
            <text:p>0,4048850082</text:p>
          </table:table-cell>
          <table:table-cell office:value-type="float" office:value="1.03722203285245">
            <text:p>1,0372220329</text:p>
          </table:table-cell>
          <table:table-cell office:value-type="float" office:value="119.292763346">
            <text:p>119,292763346</text:p>
          </table:table-cell>
          <table:table-cell table:formula="of:=LOG([.N25])" office:value-type="float" office:value="2.07661409887382">
            <text:p>2,0766140989</text:p>
          </table:table-cell>
          <table:table-cell office:value-type="float" office:value="296.976451313935">
            <text:p>296,9764513139</text:p>
          </table:table-cell>
          <table:table-cell table:formula="of:=LOG([.P25:.P66])" office:value-type="float" office:value="2.47272201339169">
            <text:p>2,472722013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3" office:value-type="float" office:value="1">
            <text:p>1</text:p>
          </table:table-cell>
          <table:table-cell office:value-type="float" office:value="0.0532">
            <text:p>0,0532</text:p>
          </table:table-cell>
          <table:table-cell table:formula="of:=LOG([.E26])" office:value-type="float" office:value="-1.27408836770495">
            <text:p>-1,2740883677</text:p>
          </table:table-cell>
          <table:table-cell office:value-type="float" office:value="1.652">
            <text:p>1,652</text:p>
          </table:table-cell>
          <table:table-cell table:formula="of:=LOG([.G26])" office:value-type="float" office:value="0.218010042984363">
            <text:p>0,218010043</text:p>
          </table:table-cell>
          <table:table-cell table:formula="of:=[.G26]/[.E26]" office:value-type="float" office:value="31.0526315789474">
            <text:p>31,0526315789</text:p>
          </table:table-cell>
          <table:table-cell table:formula="of:=LOG([.I26])" office:value-type="float" office:value="1.49209841068932">
            <text:p>1,4920984107</text:p>
          </table:table-cell>
          <table:table-cell office:value-type="float" office:value="2.2727">
            <text:p>2,2727</text:p>
          </table:table-cell>
          <table:table-cell table:formula="of:=LOG([.K26])" office:value-type="float" office:value="0.35654211194876">
            <text:p>0,3565421119</text:p>
          </table:table-cell>
          <table:table-cell office:value-type="float" office:value="1.06268904509134">
            <text:p>1,0626890451</text:p>
          </table:table-cell>
          <table:table-cell office:value-type="float" office:value="91.272082574">
            <text:p>91,272082574</text:p>
          </table:table-cell>
          <table:table-cell table:formula="of:=LOG([.N26])" office:value-type="float" office:value="1.96033796003028">
            <text:p>1,96033796</text:p>
          </table:table-cell>
          <table:table-cell office:value-type="float" office:value="296.976451313935">
            <text:p>296,9764513139</text:p>
          </table:table-cell>
          <table:table-cell table:formula="of:=LOG([.P26:.P67])" office:value-type="float" office:value="2.47272201339169">
            <text:p>2,4727220134</text:p>
          </table:table-cell>
          <table:table-cell table:number-columns-repeated="4" office:value-type="float" office:value="0">
            <text:p>0</text:p>
          </table:table-cell>
          <table:table-cell office:value-type="float" office:value="741.4091">
            <text:p>741,4091</text:p>
          </table:table-cell>
          <table:table-cell table:formula="of:=LOG([.V26])" office:value-type="float" office:value="2.87005791222434">
            <text:p>2,870057912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812">
            <text:p>0,0812</text:p>
          </table:table-cell>
          <table:table-cell table:formula="of:=LOG([.E27])" office:value-type="float" office:value="-1.09044397075882">
            <text:p>-1,0904439708</text:p>
          </table:table-cell>
          <table:table-cell office:value-type="float" office:value="4.2365">
            <text:p>4,2365</text:p>
          </table:table-cell>
          <table:table-cell table:formula="of:=LOG([.G27])" office:value-type="float" office:value="0.627007210742902">
            <text:p>0,6270072107</text:p>
          </table:table-cell>
          <table:table-cell table:formula="of:=[.G27]/[.E27]" office:value-type="float" office:value="52.173645320197">
            <text:p>52,1736453202</text:p>
          </table:table-cell>
          <table:table-cell table:formula="of:=LOG([.I27])" office:value-type="float" office:value="1.71745118150173">
            <text:p>1,7174511815</text:p>
          </table:table-cell>
          <table:table-cell office:value-type="float" office:value="4.8447">
            <text:p>4,8447</text:p>
          </table:table-cell>
          <table:table-cell table:formula="of:=LOG([.K27])" office:value-type="float" office:value="0.685266889255013">
            <text:p>0,6852668893</text:p>
          </table:table-cell>
          <table:table-cell office:value-type="float" office:value="1.00537519896101">
            <text:p>1,005375199</text:p>
          </table:table-cell>
          <table:table-cell office:value-type="float" office:value="67.904796986">
            <text:p>67,904796986</text:p>
          </table:table-cell>
          <table:table-cell table:formula="of:=LOG([.N27])" office:value-type="float" office:value="1.83190045514888">
            <text:p>1,8319004551</text:p>
          </table:table-cell>
          <table:table-cell office:value-type="float" office:value="330.837130988896">
            <text:p>330,8371309889</text:p>
          </table:table-cell>
          <table:table-cell table:formula="of:=LOG([.P27:.P68])" office:value-type="float" office:value="2.51961424597913">
            <text:p>2,519614246</text:p>
          </table:table-cell>
          <table:table-cell table:number-columns-repeated="2" office:value-type="float" office:value="0">
            <text:p>0</text:p>
          </table:table-cell>
          <table:table-cell office:value-type="float" office:value="0.432296">
            <text:p>0,432296</text:p>
          </table:table-cell>
          <table:table-cell table:formula="of:=LOG([.T27])" office:value-type="float" office:value="-0.364218782939549">
            <text:p>-0,36421878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0.1567">
            <text:p>0,1567</text:p>
          </table:table-cell>
          <table:table-cell table:formula="of:=LOG([.E28])" office:value-type="float" office:value="-0.80493100353141">
            <text:p>-0,8049310035</text:p>
          </table:table-cell>
          <table:table-cell office:value-type="float" office:value="1.9827">
            <text:p>1,9827</text:p>
          </table:table-cell>
          <table:table-cell table:formula="of:=LOG([.G28])" office:value-type="float" office:value="0.297257006590092">
            <text:p>0,2972570066</text:p>
          </table:table-cell>
          <table:table-cell table:formula="of:=[.G28]/[.E28]" office:value-type="float" office:value="12.6528398213146">
            <text:p>12,6528398213</text:p>
          </table:table-cell>
          <table:table-cell table:formula="of:=LOG([.I28])" office:value-type="float" office:value="1.1021880101215">
            <text:p>1,1021880101</text:p>
          </table:table-cell>
          <table:table-cell office:value-type="float" office:value="1.5568">
            <text:p>1,5568</text:p>
          </table:table-cell>
          <table:table-cell table:formula="of:=LOG([.K28])" office:value-type="float" office:value="0.192232822924277">
            <text:p>0,1922328229</text:p>
          </table:table-cell>
          <table:table-cell office:value-type="float" office:value="1.125929540465">
            <text:p>1,1259295405</text:p>
          </table:table-cell>
          <table:table-cell office:value-type="float" office:value="232.416011694">
            <text:p>232,416011694</text:p>
          </table:table-cell>
          <table:table-cell table:formula="of:=LOG([.N28])" office:value-type="float" office:value="2.36626604433281">
            <text:p>2,3662660443</text:p>
          </table:table-cell>
          <table:table-cell office:value-type="float" office:value="1132.27731076155">
            <text:p>1132,2773107616</text:p>
          </table:table-cell>
          <table:table-cell table:formula="of:=LOG([.P28:.P69])" office:value-type="float" office:value="3.05395280475353">
            <text:p>3,0539528048</text:p>
          </table:table-cell>
          <table:table-cell table:number-columns-repeated="4" office:value-type="float" office:value="0">
            <text:p>0</text:p>
          </table:table-cell>
          <table:table-cell office:value-type="float" office:value="2725.2147">
            <text:p>2725,2147</text:p>
          </table:table-cell>
          <table:table-cell table:formula="of:=LOG([.V28])" office:value-type="float" office:value="3.4354007228887">
            <text:p>3,435400722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6">
            <text:p>0,0236</text:p>
          </table:table-cell>
          <table:table-cell table:formula="of:=LOG([.E29])" office:value-type="float" office:value="-1.62708799702989">
            <text:p>-1,627087997</text:p>
          </table:table-cell>
          <table:table-cell office:value-type="float" office:value="1.6464">
            <text:p>1,6464</text:p>
          </table:table-cell>
          <table:table-cell table:formula="of:=LOG([.G29])" office:value-type="float" office:value="0.216535357418358">
            <text:p>0,2165353574</text:p>
          </table:table-cell>
          <table:table-cell table:formula="of:=[.G29]/[.E29]" office:value-type="float" office:value="69.7627118644068">
            <text:p>69,7627118644</text:p>
          </table:table-cell>
          <table:table-cell table:formula="of:=LOG([.I29])" office:value-type="float" office:value="1.84362335444825">
            <text:p>1,8436233544</text:p>
          </table:table-cell>
          <table:table-cell office:value-type="float" office:value="3.165">
            <text:p>3,165</text:p>
          </table:table-cell>
          <table:table-cell table:formula="of:=LOG([.K29])" office:value-type="float" office:value="0.500373714353374">
            <text:p>0,5003737144</text:p>
          </table:table-cell>
          <table:table-cell office:value-type="float" office:value="1.00033434702706">
            <text:p>1,000334347</text:p>
          </table:table-cell>
          <table:table-cell office:value-type="float" office:value="85.607928464">
            <text:p>85,607928464</text:p>
          </table:table-cell>
          <table:table-cell table:formula="of:=LOG([.N29])" office:value-type="float" office:value="1.93251398814342">
            <text:p>1,9325139881</text:p>
          </table:table-cell>
          <table:table-cell office:value-type="float" office:value="1132.27731076155">
            <text:p>1132,2773107616</text:p>
          </table:table-cell>
          <table:table-cell table:formula="of:=LOG([.P29:.P70])" office:value-type="float" office:value="3.05395280475353">
            <text:p>3,0539528048</text:p>
          </table:table-cell>
          <table:table-cell table:number-columns-repeated="4" office:value-type="float" office:value="0">
            <text:p>0</text:p>
          </table:table-cell>
          <table:table-cell office:value-type="float" office:value="2988.4968">
            <text:p>2988,4968</text:p>
          </table:table-cell>
          <table:table-cell table:formula="of:=LOG([.V29])" office:value-type="float" office:value="3.47545279513939">
            <text:p>3,475452795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float" office:value="1">
            <text:p>1</text:p>
          </table:table-cell>
          <table:table-cell office:value-type="float" office:value="0.4226">
            <text:p>0,4226</text:p>
          </table:table-cell>
          <table:table-cell table:formula="of:=LOG([.E30])" office:value-type="float" office:value="-0.374070507283705">
            <text:p>-0,3740705073</text:p>
          </table:table-cell>
          <table:table-cell office:value-type="float" office:value="1.3134">
            <text:p>1,3134</text:p>
          </table:table-cell>
          <table:table-cell table:formula="of:=LOG([.G30])" office:value-type="float" office:value="0.118397011951575">
            <text:p>0,118397012</text:p>
          </table:table-cell>
          <table:table-cell table:formula="of:=[.G30]/[.E30]" office:value-type="float" office:value="3.1079034548036">
            <text:p>3,1079034548</text:p>
          </table:table-cell>
          <table:table-cell table:formula="of:=LOG([.I30])" office:value-type="float" office:value="0.492467519235281">
            <text:p>0,4924675192</text:p>
          </table:table-cell>
          <table:table-cell office:value-type="float" office:value="5.8178">
            <text:p>5,8178</text:p>
          </table:table-cell>
          <table:table-cell table:formula="of:=LOG([.K30])" office:value-type="float" office:value="0.764758787315071">
            <text:p>0,7647587873</text:p>
          </table:table-cell>
          <table:table-cell office:value-type="float" office:value="0.987407782846786">
            <text:p>0,9874077828</text:p>
          </table:table-cell>
          <table:table-cell office:value-type="float" office:value="21.278202964">
            <text:p>21,278202964</text:p>
          </table:table-cell>
          <table:table-cell table:formula="of:=LOG([.N30])" office:value-type="float" office:value="1.32793494712989">
            <text:p>1,3279349471</text:p>
          </table:table-cell>
          <table:table-cell office:value-type="float" office:value="7.70112536198204">
            <text:p>7,701125362</text:p>
          </table:table-cell>
          <table:table-cell table:formula="of:=LOG([.P30:.P71])" office:value-type="float" office:value="0.88655419306698">
            <text:p>0,886554193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1">
            <text:p>1</text:p>
          </table:table-cell>
          <table:table-cell office:value-type="float" office:value="0.7157">
            <text:p>0,7157</text:p>
          </table:table-cell>
          <table:table-cell table:formula="of:=LOG([.E31])" office:value-type="float" office:value="-0.145268982786058">
            <text:p>-0,1452689828</text:p>
          </table:table-cell>
          <table:table-cell office:value-type="float" office:value="1.4787">
            <text:p>1,4787</text:p>
          </table:table-cell>
          <table:table-cell table:formula="of:=LOG([.G31])" office:value-type="float" office:value="0.169880072874387">
            <text:p>0,1698800729</text:p>
          </table:table-cell>
          <table:table-cell table:formula="of:=[.G31]/[.E31]" office:value-type="float" office:value="2.06608914349588">
            <text:p>2,0660891435</text:p>
          </table:table-cell>
          <table:table-cell table:formula="of:=LOG([.I31])" office:value-type="float" office:value="0.315149055660444">
            <text:p>0,3151490557</text:p>
          </table:table-cell>
          <table:table-cell office:value-type="float" office:value="5.2073">
            <text:p>5,2073</text:p>
          </table:table-cell>
          <table:table-cell table:formula="of:=LOG([.K31])" office:value-type="float" office:value="0.716612598722639">
            <text:p>0,7166125987</text:p>
          </table:table-cell>
          <table:table-cell office:value-type="float" office:value="1.02651053825741">
            <text:p>1,0265105383</text:p>
          </table:table-cell>
          <table:table-cell office:value-type="float" office:value="75.03445994">
            <text:p>75,03445994</text:p>
          </table:table-cell>
          <table:table-cell table:formula="of:=LOG([.N31])" office:value-type="float" office:value="1.87526076105454">
            <text:p>1,8752607611</text:p>
          </table:table-cell>
          <table:table-cell office:value-type="float" office:value="5.32797619294412">
            <text:p>5,3279761929</text:p>
          </table:table-cell>
          <table:table-cell table:formula="of:=LOG([.P31:.P72])" office:value-type="float" office:value="0.726562275603667">
            <text:p>0,726562275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1">
            <text:p>1</text:p>
          </table:table-cell>
          <table:table-cell office:value-type="float" office:value="0.2823">
            <text:p>0,2823</text:p>
          </table:table-cell>
          <table:table-cell table:formula="of:=LOG([.E32])" office:value-type="float" office:value="-0.549289121853081">
            <text:p>-0,5492891219</text:p>
          </table:table-cell>
          <table:table-cell office:value-type="float" office:value="9.8918">
            <text:p>9,8918</text:p>
          </table:table-cell>
          <table:table-cell table:formula="of:=LOG([.G32])" office:value-type="float" office:value="0.995275326879063">
            <text:p>0,9952753269</text:p>
          </table:table-cell>
          <table:table-cell table:formula="of:=[.G32]/[.E32]" office:value-type="float" office:value="35.0400283386468">
            <text:p>35,0400283386</text:p>
          </table:table-cell>
          <table:table-cell table:formula="of:=LOG([.I32])" office:value-type="float" office:value="1.54456444873214">
            <text:p>1,5445644487</text:p>
          </table:table-cell>
          <table:table-cell office:value-type="float" office:value="5.1989">
            <text:p>5,1989</text:p>
          </table:table-cell>
          <table:table-cell table:formula="of:=LOG([.K32])" office:value-type="float" office:value="0.715911463929854">
            <text:p>0,7159114639</text:p>
          </table:table-cell>
          <table:table-cell office:value-type="float" office:value="1.04276939857509">
            <text:p>1,0427693986</text:p>
          </table:table-cell>
          <table:table-cell office:value-type="float" office:value="28.171377588">
            <text:p>28,171377588</text:p>
          </table:table-cell>
          <table:table-cell table:formula="of:=LOG([.N32])" office:value-type="float" office:value="1.44980808462292">
            <text:p>1,4498080846</text:p>
          </table:table-cell>
          <table:table-cell office:value-type="float" office:value="5.32797619294412">
            <text:p>5,3279761929</text:p>
          </table:table-cell>
          <table:table-cell table:formula="of:=LOG([.P32:.P73])" office:value-type="float" office:value="0.726562275603667">
            <text:p>0,726562275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1">
            <text:p>1</text:p>
          </table:table-cell>
          <table:table-cell office:value-type="float" office:value="0.4582">
            <text:p>0,4582</text:p>
          </table:table-cell>
          <table:table-cell table:formula="of:=LOG([.E33])" office:value-type="float" office:value="-0.338944915146621">
            <text:p>-0,3389449151</text:p>
          </table:table-cell>
          <table:table-cell office:value-type="float" office:value="1.0049">
            <text:p>1,0049</text:p>
          </table:table-cell>
          <table:table-cell table:formula="of:=LOG([.G33])" office:value-type="float" office:value="0.00212284622516164">
            <text:p>0,0021228462</text:p>
          </table:table-cell>
          <table:table-cell table:formula="of:=[.G33]/[.E33]" office:value-type="float" office:value="2.19314709733741">
            <text:p>2,1931470973</text:p>
          </table:table-cell>
          <table:table-cell table:formula="of:=LOG([.I33])" office:value-type="float" office:value="0.341067761371783">
            <text:p>0,3410677614</text:p>
          </table:table-cell>
          <table:table-cell office:value-type="float" office:value="4.4773">
            <text:p>4,4773</text:p>
          </table:table-cell>
          <table:table-cell table:formula="of:=LOG([.K33])" office:value-type="float" office:value="0.651016195115969">
            <text:p>0,6510161951</text:p>
          </table:table-cell>
          <table:table-cell office:value-type="float" office:value="1.04562857757079">
            <text:p>1,0456285776</text:p>
          </table:table-cell>
          <table:table-cell office:value-type="float" office:value="55.20895971">
            <text:p>55,20895971</text:p>
          </table:table-cell>
          <table:table-cell table:formula="of:=LOG([.N33])" office:value-type="float" office:value="1.74200956390407">
            <text:p>1,7420095639</text:p>
          </table:table-cell>
          <table:table-cell office:value-type="float" office:value="7.70112536198204">
            <text:p>7,701125362</text:p>
          </table:table-cell>
          <table:table-cell table:formula="of:=LOG([.P33:.P74])" office:value-type="float" office:value="0.88655419306698">
            <text:p>0,886554193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133">
            <text:p>0,1133</text:p>
          </table:table-cell>
          <table:table-cell table:formula="of:=LOG([.E34])" office:value-type="float" office:value="-0.945770090136602">
            <text:p>-0,9457700901</text:p>
          </table:table-cell>
          <table:table-cell office:value-type="float" office:value="2.0513">
            <text:p>2,0513</text:p>
          </table:table-cell>
          <table:table-cell table:formula="of:=LOG([.G34])" office:value-type="float" office:value="0.312029180025536">
            <text:p>0,31202918</text:p>
          </table:table-cell>
          <table:table-cell table:formula="of:=[.G34]/[.E34]" office:value-type="float" office:value="18.1050308914387">
            <text:p>18,1050308914</text:p>
          </table:table-cell>
          <table:table-cell table:formula="of:=LOG([.I34])" office:value-type="float" office:value="1.25779927016214">
            <text:p>1,2577992702</text:p>
          </table:table-cell>
          <table:table-cell office:value-type="float" office:value="1.9933">
            <text:p>1,9933</text:p>
          </table:table-cell>
          <table:table-cell table:formula="of:=LOG([.K34])" office:value-type="float" office:value="0.299572666758495">
            <text:p>0,2995726668</text:p>
          </table:table-cell>
          <table:table-cell office:value-type="float" office:value="1.10289390295166">
            <text:p>1,102893903</text:p>
          </table:table-cell>
          <table:table-cell office:value-type="float" office:value="147.770346566">
            <text:p>147,770346566</text:p>
          </table:table-cell>
          <table:table-cell table:formula="of:=LOG([.N34])" office:value-type="float" office:value="2.16958729187456">
            <text:p>2,1695872919</text:p>
          </table:table-cell>
          <table:table-cell office:value-type="float" office:value="3259.82335527144">
            <text:p>3259,8233552714</text:p>
          </table:table-cell>
          <table:table-cell table:formula="of:=LOG([.P34:.P75])" office:value-type="float" office:value="3.5131940669669">
            <text:p>3,513194067</text:p>
          </table:table-cell>
          <table:table-cell table:number-columns-repeated="4" office:value-type="float" office:value="0">
            <text:p>0</text:p>
          </table:table-cell>
          <table:table-cell office:value-type="float" office:value="3838.6149">
            <text:p>3838,6149</text:p>
          </table:table-cell>
          <table:table-cell table:formula="of:=LOG([.V34])" office:value-type="float" office:value="3.58417454473162">
            <text:p>3,584174544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3" office:value-type="float" office:value="1">
            <text:p>1</text:p>
          </table:table-cell>
          <table:table-cell office:value-type="float" office:value="0.0807">
            <text:p>0,0807</text:p>
          </table:table-cell>
          <table:table-cell table:formula="of:=LOG([.E35])" office:value-type="float" office:value="-1.09312646527793">
            <text:p>-1,0931264653</text:p>
          </table:table-cell>
          <table:table-cell office:value-type="float" office:value="4.0148">
            <text:p>4,0148</text:p>
          </table:table-cell>
          <table:table-cell table:formula="of:=LOG([.G35])" office:value-type="float" office:value="0.60366391547776">
            <text:p>0,6036639155</text:p>
          </table:table-cell>
          <table:table-cell table:formula="of:=[.G35]/[.E35]" office:value-type="float" office:value="49.7496902106568">
            <text:p>49,7496902107</text:p>
          </table:table-cell>
          <table:table-cell table:formula="of:=LOG([.I35])" office:value-type="float" office:value="1.69679038075569">
            <text:p>1,6967903808</text:p>
          </table:table-cell>
          <table:table-cell office:value-type="float" office:value="4.3773">
            <text:p>4,3773</text:p>
          </table:table-cell>
          <table:table-cell table:formula="of:=LOG([.K35])" office:value-type="float" office:value="0.641206312178521">
            <text:p>0,6412063122</text:p>
          </table:table-cell>
          <table:table-cell office:value-type="float" office:value="1.01640461917799">
            <text:p>1,0164046192</text:p>
          </table:table-cell>
          <table:table-cell office:value-type="float" office:value="37.321871536">
            <text:p>37,321871536</text:p>
          </table:table-cell>
          <table:table-cell table:formula="of:=LOG([.N35])" office:value-type="float" office:value="1.57196341367516">
            <text:p>1,5719634137</text:p>
          </table:table-cell>
          <table:table-cell office:value-type="float" office:value="24.7482723408324">
            <text:p>24,7482723408</text:p>
          </table:table-cell>
          <table:table-cell table:formula="of:=LOG([.P35:.P76])" office:value-type="float" office:value="1.39354488654103">
            <text:p>1,393544886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3" office:value-type="float" office:value="1">
            <text:p>1</text:p>
          </table:table-cell>
          <table:table-cell office:value-type="float" office:value="2.0205">
            <text:p>2,0205</text:p>
          </table:table-cell>
          <table:table-cell table:formula="of:=LOG([.E36])" office:value-type="float" office:value="0.305458854778667">
            <text:p>0,3054588548</text:p>
          </table:table-cell>
          <table:table-cell office:value-type="float" office:value="1.7849">
            <text:p>1,7849</text:p>
          </table:table-cell>
          <table:table-cell table:formula="of:=LOG([.G36])" office:value-type="float" office:value="0.251613889543592">
            <text:p>0,2516138895</text:p>
          </table:table-cell>
          <table:table-cell table:formula="of:=[.G36]/[.E36]" office:value-type="float" office:value="0.883395199208117">
            <text:p>0,8833951992</text:p>
          </table:table-cell>
          <table:table-cell table:formula="of:=LOG([.I36])" office:value-type="float" office:value="-0.053844965235075">
            <text:p>-0,0538449652</text:p>
          </table:table-cell>
          <table:table-cell office:value-type="float" office:value="3.5079">
            <text:p>3,5079</text:p>
          </table:table-cell>
          <table:table-cell table:formula="of:=LOG([.K36])" office:value-type="float" office:value="0.545047204401184">
            <text:p>0,5450472044</text:p>
          </table:table-cell>
          <table:table-cell office:value-type="float" office:value="1.09522833555287">
            <text:p>1,0952283356</text:p>
          </table:table-cell>
          <table:table-cell office:value-type="float" office:value="114.50650326">
            <text:p>114,50650326</text:p>
          </table:table-cell>
          <table:table-cell table:formula="of:=LOG([.N36])" office:value-type="float" office:value="2.0588301526124">
            <text:p>2,0588301526</text:p>
          </table:table-cell>
          <table:table-cell office:value-type="float" office:value="20.2472525086806">
            <text:p>20,2472525087</text:p>
          </table:table-cell>
          <table:table-cell table:formula="of:=LOG([.P36:.P77])" office:value-type="float" office:value="1.30636609909273">
            <text:p>1,306366099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3" office:value-type="float" office:value="1">
            <text:p>1</text:p>
          </table:table-cell>
          <table:table-cell office:value-type="float" office:value="1.326">
            <text:p>1,326</text:p>
          </table:table-cell>
          <table:table-cell table:formula="of:=LOG([.E37])" office:value-type="float" office:value="0.122543524068754">
            <text:p>0,1225435241</text:p>
          </table:table-cell>
          <table:table-cell office:value-type="float" office:value="8.0694">
            <text:p>8,0694</text:p>
          </table:table-cell>
          <table:table-cell table:formula="of:=LOG([.G37])" office:value-type="float" office:value="0.906841243969098">
            <text:p>0,906841244</text:p>
          </table:table-cell>
          <table:table-cell table:formula="of:=[.G37]/[.E37]" office:value-type="float" office:value="6.08552036199095">
            <text:p>6,085520362</text:p>
          </table:table-cell>
          <table:table-cell table:formula="of:=LOG([.I37])" office:value-type="float" office:value="0.784297719900344">
            <text:p>0,7842977199</text:p>
          </table:table-cell>
          <table:table-cell office:value-type="float" office:value="2.0169">
            <text:p>2,0169</text:p>
          </table:table-cell>
          <table:table-cell table:formula="of:=LOG([.K37])" office:value-type="float" office:value="0.304684365974386">
            <text:p>0,304684366</text:p>
          </table:table-cell>
          <table:table-cell office:value-type="float" office:value="1.10636760563844">
            <text:p>1,1063676056</text:p>
          </table:table-cell>
          <table:table-cell office:value-type="float" office:value="118.845955704">
            <text:p>118,845955704</text:p>
          </table:table-cell>
          <table:table-cell table:formula="of:=LOG([.N37])" office:value-type="float" office:value="2.07498440739091">
            <text:p>2,0749844074</text:p>
          </table:table-cell>
          <table:table-cell office:value-type="float" office:value="26.9682700323601">
            <text:p>26,9682700324</text:p>
          </table:table-cell>
          <table:table-cell table:formula="of:=LOG([.P37:.P78])" office:value-type="float" office:value="1.43085308811039">
            <text:p>1,4308530881</text:p>
          </table:table-cell>
          <table:table-cell table:number-columns-repeated="4" office:value-type="float" office:value="0">
            <text:p>0</text:p>
          </table:table-cell>
          <table:table-cell office:value-type="float" office:value="1209.127">
            <text:p>1209,127</text:p>
          </table:table-cell>
          <table:table-cell table:formula="of:=LOG([.V37])" office:value-type="float" office:value="3.0824719191424">
            <text:p>3,082471919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3" office:value-type="float" office:value="1">
            <text:p>1</text:p>
          </table:table-cell>
          <table:table-cell office:value-type="float" office:value="0.1771">
            <text:p>0,1771</text:p>
          </table:table-cell>
          <table:table-cell table:formula="of:=LOG([.E38])" office:value-type="float" office:value="-0.751781438809925">
            <text:p>-0,7517814388</text:p>
          </table:table-cell>
          <table:table-cell office:value-type="float" office:value="2.0912">
            <text:p>2,0912</text:p>
          </table:table-cell>
          <table:table-cell table:formula="of:=LOG([.G38])" office:value-type="float" office:value="0.320395570236469">
            <text:p>0,3203955702</text:p>
          </table:table-cell>
          <table:table-cell table:formula="of:=[.G38]/[.E38]" office:value-type="float" office:value="11.8080180688876">
            <text:p>11,8080180689</text:p>
          </table:table-cell>
          <table:table-cell table:formula="of:=LOG([.I38])" office:value-type="float" office:value="1.07217700904639">
            <text:p>1,072177009</text:p>
          </table:table-cell>
          <table:table-cell office:value-type="float" office:value="1.451">
            <text:p>1,451</text:p>
          </table:table-cell>
          <table:table-cell table:formula="of:=LOG([.K38])" office:value-type="float" office:value="0.161667412437736">
            <text:p>0,1616674124</text:p>
          </table:table-cell>
          <table:table-cell office:value-type="float" office:value="1.07359384643893">
            <text:p>1,0735938464</text:p>
          </table:table-cell>
          <table:table-cell office:value-type="float" office:value="79.621935782">
            <text:p>79,621935782</text:p>
          </table:table-cell>
          <table:table-cell table:formula="of:=LOG([.N38])" office:value-type="float" office:value="1.9010327320175">
            <text:p>1,901032732</text:p>
          </table:table-cell>
          <table:table-cell office:value-type="float" office:value="718.217821690908">
            <text:p>718,2178216909</text:p>
          </table:table-cell>
          <table:table-cell table:formula="of:=LOG([.P38:.P79])" office:value-type="float" office:value="2.85625617740658">
            <text:p>2,8562561774</text:p>
          </table:table-cell>
          <table:table-cell table:number-columns-repeated="2" office:value-type="float" office:value="0">
            <text:p>0</text:p>
          </table:table-cell>
          <table:table-cell office:value-type="float" office:value="433.268118">
            <text:p>433,268118</text:p>
          </table:table-cell>
          <table:table-cell table:formula="of:=LOG([.T38])" office:value-type="float" office:value="2.63675673268521">
            <text:p>2,6367567327</text:p>
          </table:table-cell>
          <table:table-cell office:value-type="float" office:value="787.5242">
            <text:p>787,5242</text:p>
          </table:table-cell>
          <table:table-cell table:formula="of:=LOG([.V38])" office:value-type="float" office:value="2.89626390819495">
            <text:p>2,896263908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3" office:value-type="float" office:value="1">
            <text:p>1</text:p>
          </table:table-cell>
          <table:table-cell office:value-type="float" office:value="0.1873">
            <text:p>0,1873</text:p>
          </table:table-cell>
          <table:table-cell table:formula="of:=LOG([.E39])" office:value-type="float" office:value="-0.727462222624762">
            <text:p>-0,7274622226</text:p>
          </table:table-cell>
          <table:table-cell office:value-type="float" office:value="5.7858">
            <text:p>5,7858</text:p>
          </table:table-cell>
          <table:table-cell table:formula="of:=LOG([.G39])" office:value-type="float" office:value="0.762363417145077">
            <text:p>0,7623634171</text:p>
          </table:table-cell>
          <table:table-cell table:formula="of:=[.G39]/[.E39]" office:value-type="float" office:value="30.8905499199146">
            <text:p>30,8905499199</text:p>
          </table:table-cell>
          <table:table-cell table:formula="of:=LOG([.I39])" office:value-type="float" office:value="1.48982563976984">
            <text:p>1,4898256398</text:p>
          </table:table-cell>
          <table:table-cell office:value-type="float" office:value="4.227">
            <text:p>4,227</text:p>
          </table:table-cell>
          <table:table-cell table:formula="of:=LOG([.K39])" office:value-type="float" office:value="0.626032247829019">
            <text:p>0,6260322478</text:p>
          </table:table-cell>
          <table:table-cell office:value-type="float" office:value="1.02906612217343">
            <text:p>1,0290661222</text:p>
          </table:table-cell>
          <table:table-cell office:value-type="float" office:value="69.711908356">
            <text:p>69,711908356</text:p>
          </table:table-cell>
          <table:table-cell table:formula="of:=LOG([.N39])" office:value-type="float" office:value="1.84330697166401">
            <text:p>1,8433069717</text:p>
          </table:table-cell>
          <table:table-cell office:value-type="float" office:value="14.1083560046152">
            <text:p>14,1083560046</text:p>
          </table:table-cell>
          <table:table-cell table:formula="of:=LOG([.P39:.P80])" office:value-type="float" office:value="1.14947640994705">
            <text:p>1,1494764099</text:p>
          </table:table-cell>
          <table:table-cell table:number-columns-repeated="2" office:value-type="float" office:value="0">
            <text:p>0</text:p>
          </table:table-cell>
          <table:table-cell office:value-type="float" office:value="23.367434">
            <text:p>23,367434</text:p>
          </table:table-cell>
          <table:table-cell table:formula="of:=LOG([.T39])" office:value-type="float" office:value="1.36861102472321">
            <text:p>1,36861102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3" office:value-type="float" office:value="1">
            <text:p>1</text:p>
          </table:table-cell>
          <table:table-cell office:value-type="float" office:value="0.4341">
            <text:p>0,4341</text:p>
          </table:table-cell>
          <table:table-cell table:formula="of:=LOG([.E40])" office:value-type="float" office:value="-0.3624102141613">
            <text:p>-0,3624102142</text:p>
          </table:table-cell>
          <table:table-cell office:value-type="float" office:value="1.0183">
            <text:p>1,0183</text:p>
          </table:table-cell>
          <table:table-cell table:formula="of:=LOG([.G40])" office:value-type="float" office:value="0.0078757437675853">
            <text:p>0,0078757438</text:p>
          </table:table-cell>
          <table:table-cell table:formula="of:=[.G40]/[.E40]" office:value-type="float" office:value="2.34577286339553">
            <text:p>2,3457728634</text:p>
          </table:table-cell>
          <table:table-cell table:formula="of:=LOG([.I40])" office:value-type="float" office:value="0.370285957928885">
            <text:p>0,3702859579</text:p>
          </table:table-cell>
          <table:table-cell office:value-type="float" office:value="4.6052">
            <text:p>4,6052</text:p>
          </table:table-cell>
          <table:table-cell table:formula="of:=LOG([.K40])" office:value-type="float" office:value="0.663248495990033">
            <text:p>0,663248496</text:p>
          </table:table-cell>
          <table:table-cell office:value-type="float" office:value="0.993504340701483">
            <text:p>0,9935043407</text:p>
          </table:table-cell>
          <table:table-cell office:value-type="float" office:value="99.233301974">
            <text:p>99,233301974</text:p>
          </table:table-cell>
          <table:table-cell table:formula="of:=LOG([.N40])" office:value-type="float" office:value="1.99665744268298">
            <text:p>1,9966574427</text:p>
          </table:table-cell>
          <table:table-cell office:value-type="float" office:value="20.2472525086806">
            <text:p>20,2472525087</text:p>
          </table:table-cell>
          <table:table-cell table:formula="of:=LOG([.P40:.P81])" office:value-type="float" office:value="1.30636609909273">
            <text:p>1,306366099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0.1789">
            <text:p>0,1789</text:p>
          </table:table-cell>
          <table:table-cell table:formula="of:=LOG([.E41])" office:value-type="float" office:value="-0.747389659432627">
            <text:p>-0,7473896594</text:p>
          </table:table-cell>
          <table:table-cell office:value-type="float" office:value="6.1872">
            <text:p>6,1872</text:p>
          </table:table-cell>
          <table:table-cell table:formula="of:=LOG([.G41])" office:value-type="float" office:value="0.79149415472899">
            <text:p>0,7914941547</text:p>
          </table:table-cell>
          <table:table-cell table:formula="of:=[.G41]/[.E41]" office:value-type="float" office:value="34.5846841811068">
            <text:p>34,5846841811</text:p>
          </table:table-cell>
          <table:table-cell table:formula="of:=LOG([.I41])" office:value-type="float" office:value="1.53888381416162">
            <text:p>1,5388838142</text:p>
          </table:table-cell>
          <table:table-cell office:value-type="float" office:value="4.5044">
            <text:p>4,5044</text:p>
          </table:table-cell>
          <table:table-cell table:formula="of:=LOG([.K41])" office:value-type="float" office:value="0.653636949800502">
            <text:p>0,6536369498</text:p>
          </table:table-cell>
          <table:table-cell office:value-type="float" office:value="0.990204722186287">
            <text:p>0,9902047222</text:p>
          </table:table-cell>
          <table:table-cell office:value-type="float" office:value="79.137005176">
            <text:p>79,137005176</text:p>
          </table:table-cell>
          <table:table-cell table:formula="of:=LOG([.N41])" office:value-type="float" office:value="1.8983796110027">
            <text:p>1,898379611</text:p>
          </table:table-cell>
          <table:table-cell office:value-type="float" office:value="14.1083560046152">
            <text:p>14,1083560046</text:p>
          </table:table-cell>
          <table:table-cell table:formula="of:=LOG([.P41:.P82])" office:value-type="float" office:value="1.14947640994705">
            <text:p>1,149476409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2">
            <text:p>0,0862</text:p>
          </table:table-cell>
          <table:table-cell table:formula="of:=LOG([.E42])" office:value-type="float" office:value="-1.06449273417529">
            <text:p>-1,0644927342</text:p>
          </table:table-cell>
          <table:table-cell office:value-type="float" office:value="4.2299">
            <text:p>4,2299</text:p>
          </table:table-cell>
          <table:table-cell table:formula="of:=LOG([.G42])" office:value-type="float" office:value="0.626330100244653">
            <text:p>0,6263301002</text:p>
          </table:table-cell>
          <table:table-cell table:formula="of:=[.G42]/[.E42]" office:value-type="float" office:value="49.0707656612529">
            <text:p>49,0707656613</text:p>
          </table:table-cell>
          <table:table-cell table:formula="of:=LOG([.I42])" office:value-type="float" office:value="1.69082283441994">
            <text:p>1,6908228344</text:p>
          </table:table-cell>
          <table:table-cell office:value-type="float" office:value="4.5102">
            <text:p>4,5102</text:p>
          </table:table-cell>
          <table:table-cell table:formula="of:=LOG([.K42])" office:value-type="float" office:value="0.654195800629739">
            <text:p>0,6541958006</text:p>
          </table:table-cell>
          <table:table-cell office:value-type="float" office:value="0.888369149782507">
            <text:p>0,8883691498</text:p>
          </table:table-cell>
          <table:table-cell office:value-type="float" office:value="64.947343908">
            <text:p>64,947343908</text:p>
          </table:table-cell>
          <table:table-cell table:formula="of:=LOG([.N42])" office:value-type="float" office:value="1.81256139482881">
            <text:p>1,8125613948</text:p>
          </table:table-cell>
          <table:table-cell office:value-type="float" office:value="19.7495307817755">
            <text:p>19,7495307818</text:p>
          </table:table-cell>
          <table:table-cell table:formula="of:=LOG([.P42:.P83])" office:value-type="float" office:value="1.29555678192165">
            <text:p>1,295556781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1.4593">
            <text:p>1,4593</text:p>
          </table:table-cell>
          <table:table-cell table:formula="of:=LOG([.E43])" office:value-type="float" office:value="0.164144582470178">
            <text:p>0,1641445825</text:p>
          </table:table-cell>
          <table:table-cell office:value-type="float" office:value="1.3483">
            <text:p>1,3483</text:p>
          </table:table-cell>
          <table:table-cell table:formula="of:=LOG([.G43])" office:value-type="float" office:value="0.12978653452034">
            <text:p>0,1297865345</text:p>
          </table:table-cell>
          <table:table-cell table:formula="of:=[.G43]/[.E43]" office:value-type="float" office:value="0.923936133762763">
            <text:p>0,9239361338</text:p>
          </table:table-cell>
          <table:table-cell table:formula="of:=LOG([.I43])" office:value-type="float" office:value="-0.0343580479498378">
            <text:p>-0,0343580479</text:p>
          </table:table-cell>
          <table:table-cell office:value-type="float" office:value="3.383">
            <text:p>3,383</text:p>
          </table:table-cell>
          <table:table-cell table:formula="of:=LOG([.K43])" office:value-type="float" office:value="0.529301997787981">
            <text:p>0,5293019978</text:p>
          </table:table-cell>
          <table:table-cell office:value-type="float" office:value="1.10755831043603">
            <text:p>1,1075583104</text:p>
          </table:table-cell>
          <table:table-cell office:value-type="float" office:value="181.32755013">
            <text:p>181,32755013</text:p>
          </table:table-cell>
          <table:table-cell table:formula="of:=LOG([.N43])" office:value-type="float" office:value="2.25846379394903">
            <text:p>2,2584637939</text:p>
          </table:table-cell>
          <table:table-cell office:value-type="float" office:value="4527.07161797668">
            <text:p>4527,0716179767</text:p>
          </table:table-cell>
          <table:table-cell table:formula="of:=LOG([.P43:.P84])" office:value-type="float" office:value="3.65581736505987">
            <text:p>3,6558173651</text:p>
          </table:table-cell>
          <table:table-cell table:number-columns-repeated="4" office:value-type="float" office:value="0">
            <text:p>0</text:p>
          </table:table-cell>
          <table:table-cell office:value-type="float" office:value="483.6281">
            <text:p>483,6281</text:p>
          </table:table-cell>
          <table:table-cell table:formula="of:=LOG([.V43])" office:value-type="float" office:value="2.68451152651546">
            <text:p>2,6845115265</text:p>
          </table:table-cell>
        </table:table-row>
      </table:table>
      <table:table table:name="Lanscape composition and Prox" table:style-name="ta1" table:print="false">
        <table:table-column table:style-name="co1" table:default-cell-style-name="ce1"/>
        <table:table-column table:style-name="co1" table:number-columns-repeated="2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>
            <text:p>Patch</text:p>
          </table:table-cell>
          <table:table-cell office:value-type="string">
            <text:p>Habitat_50</text:p>
          </table:table-cell>
          <table:table-cell office:value-type="string">
            <text:p>Cropland_50</text:p>
          </table:table-cell>
          <table:table-cell office:value-type="string">
            <text:p>Urban_50</text:p>
          </table:table-cell>
          <table:table-cell office:value-type="string">
            <text:p>Habitat_150</text:p>
          </table:table-cell>
          <table:table-cell office:value-type="string">
            <text:p>Cropland_150</text:p>
          </table:table-cell>
          <table:table-cell office:value-type="string">
            <text:p>Urban_150</text:p>
          </table:table-cell>
          <table:table-cell office:value-type="string">
            <text:p>Habitat_250</text:p>
          </table:table-cell>
          <table:table-cell office:value-type="string">
            <text:p>Cropland_250</text:p>
          </table:table-cell>
          <table:table-cell office:value-type="string">
            <text:p>Urban_250</text:p>
          </table:table-cell>
          <table:table-cell office:value-type="string">
            <text:p>Habitat_500</text:p>
          </table:table-cell>
          <table:table-cell office:value-type="string">
            <text:p>Cropland_500</text:p>
          </table:table-cell>
          <table:table-cell office:value-type="string">
            <text:p>Urban_500</text:p>
          </table:table-cell>
          <table:table-cell office:value-type="string">
            <text:p>Habitat_750</text:p>
          </table:table-cell>
          <table:table-cell office:value-type="string">
            <text:p>Cropland_750</text:p>
          </table:table-cell>
          <table:table-cell office:value-type="string">
            <text:p>Urban_750</text:p>
          </table:table-cell>
          <table:table-cell office:value-type="string">
            <text:p>Habitat_1km</text:p>
          </table:table-cell>
          <table:table-cell office:value-type="string">
            <text:p>Cropland_1km</text:p>
          </table:table-cell>
          <table:table-cell office:value-type="string">
            <text:p>Urban_1km</text:p>
          </table:table-cell>
          <table:table-cell office:value-type="string">
            <text:p>Habitat_1.5km</text:p>
          </table:table-cell>
          <table:table-cell office:value-type="string">
            <text:p>Cropland_1.5km</text:p>
          </table:table-cell>
          <table:table-cell office:value-type="string">
            <text:p>Urban_1.5km</text:p>
          </table:table-cell>
          <table:table-cell office:value-type="string">
            <text:p>Habitat_2km</text:p>
          </table:table-cell>
          <table:table-cell office:value-type="string">
            <text:p>Cropland_2km</text:p>
          </table:table-cell>
          <table:table-cell office:value-type="string">
            <text:p>Urban_2km</text:p>
          </table:table-cell>
          <table:table-cell office:value-type="string">
            <text:p>Habitat_2.5km</text:p>
          </table:table-cell>
          <table:table-cell office:value-type="string">
            <text:p>Cropland_2.5km</text:p>
          </table:table-cell>
          <table:table-cell office:value-type="string">
            <text:p>Urban_2.5km</text:p>
          </table:table-cell>
          <table:table-cell office:value-type="string">
            <text:p>Habitat_3km</text:p>
          </table:table-cell>
          <table:table-cell office:value-type="string">
            <text:p>Cropland_3km</text:p>
          </table:table-cell>
          <table:table-cell office:value-type="string">
            <text:p>Urban_3km</text:p>
          </table:table-cell>
          <table:table-cell office:value-type="string">
            <text:p><text:s/>Prox_50m</text:p>
          </table:table-cell>
          <table:table-cell office:value-type="string">
            <text:p><text:s/>Prox_150m</text:p>
          </table:table-cell>
          <table:table-cell office:value-type="string">
            <text:p><text:s/>Prox_250m</text:p>
          </table:table-cell>
          <table:table-cell office:value-type="string">
            <text:p><text:s/>Prox_500m</text:p>
          </table:table-cell>
          <table:table-cell office:value-type="string">
            <text:p><text:s/>Prox_750m</text:p>
          </table:table-cell>
          <table:table-cell office:value-type="string">
            <text:p><text:s/>Prox_1km</text:p>
          </table:table-cell>
          <table:table-cell office:value-type="string">
            <text:p><text:s/>Prox_1.5km</text:p>
          </table:table-cell>
          <table:table-cell office:value-type="string">
            <text:p><text:s/>Prox_2km</text:p>
          </table:table-cell>
          <table:table-cell office:value-type="string">
            <text:p><text:s/>Prox_2.5km</text:p>
          </table:table-cell>
          <table:table-cell office:value-type="string">
            <text:p><text:s/>Prox_3k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56182576371827</text:p>
          </table:table-cell>
          <table:table-cell office:value-type="float" office:value="0">
            <text:p>0</text:p>
          </table:table-cell>
          <table:table-cell office:value-type="string">
            <text:p>0.5025058000607</text:p>
          </table:table-cell>
          <table:table-cell office:value-type="string">
            <text:p>0.14063740129436</text:p>
          </table:table-cell>
          <table:table-cell office:value-type="float" office:value="0">
            <text:p>0</text:p>
          </table:table-cell>
          <table:table-cell office:value-type="string">
            <text:p>0.543367142647308</text:p>
          </table:table-cell>
          <table:table-cell office:value-type="string">
            <text:p>0.139162945306994</text:p>
          </table:table-cell>
          <table:table-cell office:value-type="float" office:value="0">
            <text:p>0</text:p>
          </table:table-cell>
          <table:table-cell office:value-type="string">
            <text:p>0.637621715496677</text:p>
          </table:table-cell>
          <table:table-cell office:value-type="string">
            <text:p>0.0938525933278558</text:p>
          </table:table-cell>
          <table:table-cell office:value-type="string">
            <text:p>0.000571234119356947</text:p>
          </table:table-cell>
          <table:table-cell office:value-type="string">
            <text:p>0.792823166172506</text:p>
          </table:table-cell>
          <table:table-cell office:value-type="string">
            <text:p>0.0667191353760621</text:p>
          </table:table-cell>
          <table:table-cell office:value-type="string">
            <text:p>0.000430491903784305</text:p>
          </table:table-cell>
          <table:table-cell office:value-type="string">
            <text:p>0.820473557869754</text:p>
          </table:table-cell>
          <table:table-cell office:value-type="string">
            <text:p>0.0881106594876324</text:p>
          </table:table-cell>
          <table:table-cell office:value-type="string">
            <text:p>0.000322267414943189</text:p>
          </table:table-cell>
          <table:table-cell office:value-type="string">
            <text:p>0.828779511881883</text:p>
          </table:table-cell>
          <table:table-cell office:value-type="string">
            <text:p>0.0946578460856344</text:p>
          </table:table-cell>
          <table:table-cell office:value-type="string">
            <text:p>0.00600959252785083</text:p>
          </table:table-cell>
          <table:table-cell office:value-type="string">
            <text:p>0.811021199694437</text:p>
          </table:table-cell>
          <table:table-cell office:value-type="string">
            <text:p>0.13694742445394</text:p>
          </table:table-cell>
          <table:table-cell office:value-type="string">
            <text:p>0.0375420079974923</text:p>
          </table:table-cell>
          <table:table-cell office:value-type="string">
            <text:p>0.731797718921818</text:p>
          </table:table-cell>
          <table:table-cell office:value-type="string">
            <text:p>0.145853304503757</text:p>
          </table:table-cell>
          <table:table-cell office:value-type="string">
            <text:p>0.0916262470162882</text:p>
          </table:table-cell>
          <table:table-cell office:value-type="string">
            <text:p>0.679721341100185</text:p>
          </table:table-cell>
          <table:table-cell office:value-type="string">
            <text:p>0.135391953985645</text:p>
          </table:table-cell>
          <table:table-cell office:value-type="string">
            <text:p>0.155103518333697</text:p>
          </table:table-cell>
          <table:table-cell office:value-type="string">
            <text:p>0.628930336930929</text:p>
          </table:table-cell>
          <table:table-cell office:value-type="string">
            <text:p>2.4150374851889</text:p>
          </table:table-cell>
          <table:table-cell table:number-columns-repeated="4" office:value-type="string">
            <text:p>2.66399898838411</text:p>
          </table:table-cell>
          <table:table-cell office:value-type="string">
            <text:p>2.66443041698318</text:p>
          </table:table-cell>
          <table:table-cell office:value-type="string">
            <text:p>2.66459797986074</text:p>
          </table:table-cell>
          <table:table-cell office:value-type="string">
            <text:p>2.66496428667685</text:p>
          </table:table-cell>
          <table:table-cell office:value-type="string">
            <text:p>2.66500326728683</text:p>
          </table:table-cell>
          <table:table-cell office:value-type="string">
            <text:p>2.6650112508355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855606198311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113423568574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10302589908472</text:p>
          </table:table-cell>
          <table:table-cell office:value-type="string">
            <text:p>0.0337263447435286</text:p>
          </table:table-cell>
          <table:table-cell office:value-type="string">
            <text:p>0.000486091093874176</text:p>
          </table:table-cell>
          <table:table-cell office:value-type="string">
            <text:p>1.00854853820745</text:p>
          </table:table-cell>
          <table:table-cell office:value-type="string">
            <text:p>0.0690791829520024</text:p>
          </table:table-cell>
          <table:table-cell office:value-type="string">
            <text:p>0.000264546665333454</text:p>
          </table:table-cell>
          <table:table-cell office:value-type="string">
            <text:p>0.913041191996512</text:p>
          </table:table-cell>
          <table:table-cell office:value-type="string">
            <text:p>0.0884135693062492</text:p>
          </table:table-cell>
          <table:table-cell office:value-type="string">
            <text:p>0.000175737961520877</text:p>
          </table:table-cell>
          <table:table-cell office:value-type="string">
            <text:p>0.870808786787741</text:p>
          </table:table-cell>
          <table:table-cell office:value-type="string">
            <text:p>0.0716330200360073</text:p>
          </table:table-cell>
          <table:table-cell office:value-type="string">
            <text:p>0.0002028699748408</text:p>
          </table:table-cell>
          <table:table-cell office:value-type="string">
            <text:p>0.903239624004224</text:p>
          </table:table-cell>
          <table:table-cell office:value-type="string">
            <text:p>0.0869061381447654</text:p>
          </table:table-cell>
          <table:table-cell office:value-type="string">
            <text:p>0.00096611266079968</text:p>
          </table:table-cell>
          <table:table-cell office:value-type="string">
            <text:p>0.867315138292862</text:p>
          </table:table-cell>
          <table:table-cell office:value-type="string">
            <text:p>0.100767972249007</text:p>
          </table:table-cell>
          <table:table-cell office:value-type="string">
            <text:p>0.0134718053269756</text:p>
          </table:table-cell>
          <table:table-cell office:value-type="string">
            <text:p>0.830977188672697</text:p>
          </table:table-cell>
          <table:table-cell office:value-type="string">
            <text:p>0.11585218511348</text:p>
          </table:table-cell>
          <table:table-cell office:value-type="string">
            <text:p>0.0654296305423979</text:p>
          </table:table-cell>
          <table:table-cell office:value-type="string">
            <text:p>0.7518240188572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435653285326419</text:p>
          </table:table-cell>
          <table:table-cell office:value-type="string">
            <text:p>0.440688731872159</text:p>
          </table:table-cell>
          <table:table-cell office:value-type="string">
            <text:p>0.733036682933579</text:p>
          </table:table-cell>
          <table:table-cell office:value-type="string">
            <text:p>0.733405933203824</text:p>
          </table:table-cell>
          <table:table-cell office:value-type="string">
            <text:p>0.739271635808273</text:p>
          </table:table-cell>
          <table:table-cell office:value-type="string">
            <text:p>0.743846721751582</text:p>
          </table:table-cell>
          <table:table-cell office:value-type="string">
            <text:p>0.7525938557890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.212753956814609</text:p>
          </table:table-cell>
          <table:table-cell office:value-type="string">
            <text:p>0.00353497779789691</text:p>
          </table:table-cell>
          <table:table-cell office:value-type="string">
            <text:p>0.714724423161172</text:p>
          </table:table-cell>
          <table:table-cell office:value-type="string">
            <text:p>0.108889955129754</text:p>
          </table:table-cell>
          <table:table-cell office:value-type="string">
            <text:p>0.00112652744274123</text:p>
          </table:table-cell>
          <table:table-cell office:value-type="string">
            <text:p>0.861572398093854</text:p>
          </table:table-cell>
          <table:table-cell office:value-type="string">
            <text:p>0.0625672359860161</text:p>
          </table:table-cell>
          <table:table-cell office:value-type="string">
            <text:p>0.000620033722529314</text:p>
          </table:table-cell>
          <table:table-cell office:value-type="string">
            <text:p>0.957061492513861</text:p>
          </table:table-cell>
          <table:table-cell office:value-type="string">
            <text:p>0.0390143452912042</text:p>
          </table:table-cell>
          <table:table-cell office:value-type="string">
            <text:p>0.000277194156232046</text:p>
          </table:table-cell>
          <table:table-cell office:value-type="string">
            <text:p>0.986074897828056</text:p>
          </table:table-cell>
          <table:table-cell office:value-type="string">
            <text:p>0.0532572963721318</text:p>
          </table:table-cell>
          <table:table-cell office:value-type="string">
            <text:p>0.000154540735602205</text:p>
          </table:table-cell>
          <table:table-cell office:value-type="string">
            <text:p>0.951731514502818</text:p>
          </table:table-cell>
          <table:table-cell office:value-type="string">
            <text:p>0.0502870496607516</text:p>
          </table:table-cell>
          <table:table-cell office:value-type="string">
            <text:p>0.000950953116918143</text:p>
          </table:table-cell>
          <table:table-cell office:value-type="string">
            <text:p>0.962591405312894</text:p>
          </table:table-cell>
          <table:table-cell office:value-type="string">
            <text:p>0.0841841081530733</text:p>
          </table:table-cell>
          <table:table-cell office:value-type="string">
            <text:p>0.0183373466767845</text:p>
          </table:table-cell>
          <table:table-cell office:value-type="string">
            <text:p>0.874552994163446</text:p>
          </table:table-cell>
          <table:table-cell office:value-type="string">
            <text:p>0.115157278323531</text:p>
          </table:table-cell>
          <table:table-cell office:value-type="string">
            <text:p>0.0582658680960852</text:p>
          </table:table-cell>
          <table:table-cell office:value-type="string">
            <text:p>0.767694187247848</text:p>
          </table:table-cell>
          <table:table-cell office:value-type="string">
            <text:p>0.120263533090441</text:p>
          </table:table-cell>
          <table:table-cell office:value-type="string">
            <text:p>0.115470242690438</text:p>
          </table:table-cell>
          <table:table-cell office:value-type="string">
            <text:p>0.698816559809072</text:p>
          </table:table-cell>
          <table:table-cell office:value-type="string">
            <text:p>0.115103123152849</text:p>
          </table:table-cell>
          <table:table-cell office:value-type="string">
            <text:p>0.17332190746017</text:p>
          </table:table-cell>
          <table:table-cell office:value-type="string">
            <text:p>0.6383538619404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0.161787118745523</text:p>
          </table:table-cell>
          <table:table-cell office:value-type="string">
            <text:p>0.583119391743568</text:p>
          </table:table-cell>
          <table:table-cell office:value-type="string">
            <text:p>0.588036283454229</text:p>
          </table:table-cell>
          <table:table-cell office:value-type="string">
            <text:p>0.603739630242614</text:p>
          </table:table-cell>
          <table:table-cell office:value-type="string">
            <text:p>0.610873000380052</text:p>
          </table:table-cell>
          <table:table-cell office:value-type="string">
            <text:p>0.61226451144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.330865302967348</text:p>
          </table:table-cell>
          <table:table-cell office:value-type="string">
            <text:p>0.0476026821089944</text:p>
          </table:table-cell>
          <table:table-cell office:value-type="string">
            <text:p>0.271107911120158</text:p>
          </table:table-cell>
          <table:table-cell office:value-type="string">
            <text:p>0.389843314245403</text:p>
          </table:table-cell>
          <table:table-cell office:value-type="string">
            <text:p>0.0627570605714692</text:p>
          </table:table-cell>
          <table:table-cell office:value-type="string">
            <text:p>0.230876005261808</text:p>
          </table:table-cell>
          <table:table-cell office:value-type="string">
            <text:p>0.369836144659536</text:p>
          </table:table-cell>
          <table:table-cell office:value-type="string">
            <text:p>0.136192341696809</text:p>
          </table:table-cell>
          <table:table-cell office:value-type="string">
            <text:p>0.259529223516791</text:p>
          </table:table-cell>
          <table:table-cell office:value-type="string">
            <text:p>0.281064645093741</text:p>
          </table:table-cell>
          <table:table-cell office:value-type="string">
            <text:p>0.232723390653866</text:p>
          </table:table-cell>
          <table:table-cell office:value-type="string">
            <text:p>0.319159527112345</text:p>
          </table:table-cell>
          <table:table-cell office:value-type="string">
            <text:p>0.225933509564041</text:p>
          </table:table-cell>
          <table:table-cell office:value-type="string">
            <text:p>0.264520348308399</text:p>
          </table:table-cell>
          <table:table-cell office:value-type="string">
            <text:p>0.370069184692109</text:p>
          </table:table-cell>
          <table:table-cell office:value-type="string">
            <text:p>0.19661856250582</text:p>
          </table:table-cell>
          <table:table-cell office:value-type="string">
            <text:p>0.286317328904262</text:p>
          </table:table-cell>
          <table:table-cell office:value-type="string">
            <text:p>0.392476650734269</text:p>
          </table:table-cell>
          <table:table-cell office:value-type="string">
            <text:p>0.170850982103783</text:p>
          </table:table-cell>
          <table:table-cell office:value-type="string">
            <text:p>0.339859384171651</text:p>
          </table:table-cell>
          <table:table-cell office:value-type="string">
            <text:p>0.394040261453901</text:p>
          </table:table-cell>
          <table:table-cell office:value-type="string">
            <text:p>0.140091097359889</text:p>
          </table:table-cell>
          <table:table-cell office:value-type="string">
            <text:p>0.390505772242268</text:p>
          </table:table-cell>
          <table:table-cell office:value-type="string">
            <text:p>0.393075797523171</text:p>
          </table:table-cell>
          <table:table-cell office:value-type="string">
            <text:p>0.120749119424189</text:p>
          </table:table-cell>
          <table:table-cell office:value-type="string">
            <text:p>0.436037381422391</text:p>
          </table:table-cell>
          <table:table-cell office:value-type="string">
            <text:p>0.38205278052638</text:p>
          </table:table-cell>
          <table:table-cell office:value-type="string">
            <text:p>0.106669200190585</text:p>
          </table:table-cell>
          <table:table-cell office:value-type="string">
            <text:p>0.473576979895403</text:p>
          </table:table-cell>
          <table:table-cell office:value-type="string">
            <text:p>0.370254137180346</text:p>
          </table:table-cell>
          <table:table-cell office:value-type="string">
            <text:p>0.975973763854761</text:p>
          </table:table-cell>
          <table:table-cell table:number-columns-repeated="2" office:value-type="string">
            <text:p>2.12639443793788</text:p>
          </table:table-cell>
          <table:table-cell office:value-type="string">
            <text:p>2.12926924767872</text:p>
          </table:table-cell>
          <table:table-cell office:value-type="string">
            <text:p>2.13104510687086</text:p>
          </table:table-cell>
          <table:table-cell office:value-type="string">
            <text:p>2.13330221725763</text:p>
          </table:table-cell>
          <table:table-cell office:value-type="string">
            <text:p>2.13385238137353</text:p>
          </table:table-cell>
          <table:table-cell office:value-type="string">
            <text:p>2.13408845398702</text:p>
          </table:table-cell>
          <table:table-cell table:number-columns-repeated="2" office:value-type="string">
            <text:p>2.134198152173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.0426569153383348</text:p>
          </table:table-cell>
          <table:table-cell office:value-type="float" office:value="0">
            <text:p>0</text:p>
          </table:table-cell>
          <table:table-cell office:value-type="string">
            <text:p>0.557551677974028</text:p>
          </table:table-cell>
          <table:table-cell office:value-type="string">
            <text:p>0.0540335882982687</text:p>
          </table:table-cell>
          <table:table-cell office:value-type="float" office:value="0">
            <text:p>0</text:p>
          </table:table-cell>
          <table:table-cell office:value-type="string">
            <text:p>0.539628771332022</text:p>
          </table:table-cell>
          <table:table-cell office:value-type="string">
            <text:p>0.0889703182116731</text:p>
          </table:table-cell>
          <table:table-cell office:value-type="float" office:value="0">
            <text:p>0</text:p>
          </table:table-cell>
          <table:table-cell office:value-type="string">
            <text:p>0.657112696676842</text:p>
          </table:table-cell>
          <table:table-cell office:value-type="string">
            <text:p>0.0689447957350668</text:p>
          </table:table-cell>
          <table:table-cell office:value-type="string">
            <text:p>0.0000963359997904797</text:p>
          </table:table-cell>
          <table:table-cell office:value-type="string">
            <text:p>0.751892588088887</text:p>
          </table:table-cell>
          <table:table-cell office:value-type="string">
            <text:p>0.0770360000971681</text:p>
          </table:table-cell>
          <table:table-cell office:value-type="string">
            <text:p>0.000048538224456279</text:p>
          </table:table-cell>
          <table:table-cell office:value-type="string">
            <text:p>0.822424606743578</text:p>
          </table:table-cell>
          <table:table-cell office:value-type="string">
            <text:p>0.0712491217192545</text:p>
          </table:table-cell>
          <table:table-cell office:value-type="string">
            <text:p>0.000617995320323468</text:p>
          </table:table-cell>
          <table:table-cell office:value-type="string">
            <text:p>0.886529252411142</text:p>
          </table:table-cell>
          <table:table-cell office:value-type="string">
            <text:p>0.0789274365753485</text:p>
          </table:table-cell>
          <table:table-cell office:value-type="string">
            <text:p>0.00588341537994059</text:p>
          </table:table-cell>
          <table:table-cell office:value-type="string">
            <text:p>0.870943901855065</text:p>
          </table:table-cell>
          <table:table-cell office:value-type="string">
            <text:p>0.0760427735638008</text:p>
          </table:table-cell>
          <table:table-cell office:value-type="string">
            <text:p>0.0395222670357833</text:p>
          </table:table-cell>
          <table:table-cell office:value-type="string">
            <text:p>0.840059478957167</text:p>
          </table:table-cell>
          <table:table-cell office:value-type="string">
            <text:p>0.0794121103290572</text:p>
          </table:table-cell>
          <table:table-cell office:value-type="string">
            <text:p>0.0705668730745354</text:p>
          </table:table-cell>
          <table:table-cell office:value-type="string">
            <text:p>0.79308864701253</text:p>
          </table:table-cell>
          <table:table-cell office:value-type="string">
            <text:p>0.11311062999385</text:p>
          </table:table-cell>
          <table:table-cell office:value-type="string">
            <text:p>0.110872167434117</text:p>
          </table:table-cell>
          <table:table-cell office:value-type="string">
            <text:p>0.70460599084537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-0.304430772963814</text:p>
          </table:table-cell>
          <table:table-cell office:value-type="string">
            <text:p>-0.153230046462781</text:p>
          </table:table-cell>
          <table:table-cell office:value-type="string">
            <text:p>-0.00757904394797582</text:p>
          </table:table-cell>
          <table:table-cell office:value-type="string">
            <text:p>0.251638220448212</text:p>
          </table:table-cell>
          <table:table-cell office:value-type="string">
            <text:p>0.273279131626577</text:p>
          </table:table-cell>
          <table:table-cell office:value-type="string">
            <text:p>0.3096301674258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0.16737441331916</text:p>
          </table:table-cell>
          <table:table-cell office:value-type="float" office:value="0">
            <text:p>0</text:p>
          </table:table-cell>
          <table:table-cell office:value-type="string">
            <text:p>0.353970055458187</text:p>
          </table:table-cell>
          <table:table-cell office:value-type="string">
            <text:p>0.168864142596178</text:p>
          </table:table-cell>
          <table:table-cell office:value-type="float" office:value="0">
            <text:p>0</text:p>
          </table:table-cell>
          <table:table-cell office:value-type="string">
            <text:p>0.471214177721578</text:p>
          </table:table-cell>
          <table:table-cell office:value-type="string">
            <text:p>0.141565074446318</text:p>
          </table:table-cell>
          <table:table-cell office:value-type="float" office:value="0">
            <text:p>0</text:p>
          </table:table-cell>
          <table:table-cell office:value-type="string">
            <text:p>0.653492644063091</text:p>
          </table:table-cell>
          <table:table-cell office:value-type="string">
            <text:p>0.0968232842536327</text:p>
          </table:table-cell>
          <table:table-cell office:value-type="string">
            <text:p>0.00053931504266205</text:p>
          </table:table-cell>
          <table:table-cell office:value-type="string">
            <text:p>0.785252228080019</text:p>
          </table:table-cell>
          <table:table-cell office:value-type="string">
            <text:p>0.0775518198854348</text:p>
          </table:table-cell>
          <table:table-cell office:value-type="string">
            <text:p>0.000439090370823263</text:p>
          </table:table-cell>
          <table:table-cell office:value-type="string">
            <text:p>0.83107067205614</text:p>
          </table:table-cell>
          <table:table-cell office:value-type="string">
            <text:p>0.10035194057872</text:p>
          </table:table-cell>
          <table:table-cell office:value-type="string">
            <text:p>0.000270027098861738</text:p>
          </table:table-cell>
          <table:table-cell office:value-type="string">
            <text:p>0.80432391043024</text:p>
          </table:table-cell>
          <table:table-cell office:value-type="string">
            <text:p>0.096414499787577</text:p>
          </table:table-cell>
          <table:table-cell office:value-type="string">
            <text:p>0.00127437295870687</text:p>
          </table:table-cell>
          <table:table-cell office:value-type="string">
            <text:p>0.810832707171885</text:p>
          </table:table-cell>
          <table:table-cell office:value-type="string">
            <text:p>0.13801503267436</text:p>
          </table:table-cell>
          <table:table-cell office:value-type="string">
            <text:p>0.0265083049817647</text:p>
          </table:table-cell>
          <table:table-cell office:value-type="string">
            <text:p>0.742876475836195</text:p>
          </table:table-cell>
          <table:table-cell office:value-type="string">
            <text:p>0.145669160299366</text:p>
          </table:table-cell>
          <table:table-cell office:value-type="string">
            <text:p>0.0796798985404904</text:p>
          </table:table-cell>
          <table:table-cell office:value-type="string">
            <text:p>0.690082243840934</text:p>
          </table:table-cell>
          <table:table-cell office:value-type="string">
            <text:p>0.136014774269422</text:p>
          </table:table-cell>
          <table:table-cell office:value-type="string">
            <text:p>0.13647580112416</text:p>
          </table:table-cell>
          <table:table-cell office:value-type="string">
            <text:p>0.648501495713394</text:p>
          </table:table-cell>
          <table:table-cell office:value-type="string">
            <text:p>3.10816118569373</text:p>
          </table:table-cell>
          <table:table-cell table:number-columns-repeated="3" office:value-type="string">
            <text:p>3.11463023018944</text:p>
          </table:table-cell>
          <table:table-cell office:value-type="string">
            <text:p>3.11479360301925</text:p>
          </table:table-cell>
          <table:table-cell office:value-type="string">
            <text:p>3.11484287959306</text:p>
          </table:table-cell>
          <table:table-cell office:value-type="string">
            <text:p>3.11494171594571</text:p>
          </table:table-cell>
          <table:table-cell office:value-type="string">
            <text:p>3.11499770767502</text:p>
          </table:table-cell>
          <table:table-cell office:value-type="string">
            <text:p>3.11501723642544</text:p>
          </table:table-cell>
          <table:table-cell office:value-type="string">
            <text:p>3.115032765487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0.000160734812278886</text:p>
          </table:table-cell>
          <table:table-cell office:value-type="string">
            <text:p>1.04935878786996</text:p>
          </table:table-cell>
          <table:table-cell office:value-type="float" office:value="0">
            <text:p>0</text:p>
          </table:table-cell>
          <table:table-cell office:value-type="string">
            <text:p>0.0000433223305553914</text:p>
          </table:table-cell>
          <table:table-cell office:value-type="string">
            <text:p>1.2474486005787</text:p>
          </table:table-cell>
          <table:table-cell office:value-type="float" office:value="0">
            <text:p>0</text:p>
          </table:table-cell>
          <table:table-cell office:value-type="string">
            <text:p>0.0000213390723187095</text:p>
          </table:table-cell>
          <table:table-cell office:value-type="string">
            <text:p>1.11584958715403</text:p>
          </table:table-cell>
          <table:table-cell office:value-type="string">
            <text:p>0.0433675477650508</text:p>
          </table:table-cell>
          <table:table-cell office:value-type="string">
            <text:p>0.000232236798870914</text:p>
          </table:table-cell>
          <table:table-cell office:value-type="string">
            <text:p>0.984211855608073</text:p>
          </table:table-cell>
          <table:table-cell office:value-type="string">
            <text:p>0.0742056013364689</text:p>
          </table:table-cell>
          <table:table-cell office:value-type="string">
            <text:p>0.000165640860694465</text:p>
          </table:table-cell>
          <table:table-cell office:value-type="string">
            <text:p>0.961899360673596</text:p>
          </table:table-cell>
          <table:table-cell office:value-type="string">
            <text:p>0.0686411557677651</text:p>
          </table:table-cell>
          <table:table-cell office:value-type="string">
            <text:p>0.0000999736844114151</text:p>
          </table:table-cell>
          <table:table-cell office:value-type="string">
            <text:p>0.946841462470418</text:p>
          </table:table-cell>
          <table:table-cell office:value-type="string">
            <text:p>0.0651646304973566</text:p>
          </table:table-cell>
          <table:table-cell office:value-type="string">
            <text:p>0.000211455474662376</text:p>
          </table:table-cell>
          <table:table-cell office:value-type="string">
            <text:p>0.943227496439117</text:p>
          </table:table-cell>
          <table:table-cell office:value-type="string">
            <text:p>0.0721618562608242</text:p>
          </table:table-cell>
          <table:table-cell office:value-type="string">
            <text:p>0.000588227694157069</text:p>
          </table:table-cell>
          <table:table-cell office:value-type="string">
            <text:p>0.891895107262567</text:p>
          </table:table-cell>
          <table:table-cell office:value-type="string">
            <text:p>0.078512718956282</text:p>
          </table:table-cell>
          <table:table-cell office:value-type="string">
            <text:p>0.00219956841258787</text:p>
          </table:table-cell>
          <table:table-cell office:value-type="string">
            <text:p>0.889867167742706</text:p>
          </table:table-cell>
          <table:table-cell office:value-type="string">
            <text:p>0.0920437016718147</text:p>
          </table:table-cell>
          <table:table-cell office:value-type="string">
            <text:p>0.0200008195069518</text:p>
          </table:table-cell>
          <table:table-cell office:value-type="string">
            <text:p>0.8428130857923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0.147398039347655</text:p>
          </table:table-cell>
          <table:table-cell office:value-type="string">
            <text:p>0.154271775993095</text:p>
          </table:table-cell>
          <table:table-cell table:number-columns-repeated="2" office:value-type="string">
            <text:p>0.440610008272345</text:p>
          </table:table-cell>
          <table:table-cell office:value-type="string">
            <text:p>0.449802263626655</text:p>
          </table:table-cell>
          <table:table-cell office:value-type="string">
            <text:p>0.464101877667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.00260955891553504</text:p>
          </table:table-cell>
          <table:table-cell office:value-type="string">
            <text:p>0.103062684473608</text:p>
          </table:table-cell>
          <table:table-cell office:value-type="string">
            <text:p>0.946371293873058</text:p>
          </table:table-cell>
          <table:table-cell office:value-type="string">
            <text:p>0.0305848245626411</text:p>
          </table:table-cell>
          <table:table-cell office:value-type="string">
            <text:p>0.0480313976715236</text:p>
          </table:table-cell>
          <table:table-cell office:value-type="string">
            <text:p>1.03925890182837</text:p>
          </table:table-cell>
          <table:table-cell office:value-type="string">
            <text:p>0.0319464454482099</text:p>
          </table:table-cell>
          <table:table-cell office:value-type="string">
            <text:p>0.0300270755853474</text:p>
          </table:table-cell>
          <table:table-cell office:value-type="string">
            <text:p>1.05282750812399</text:p>
          </table:table-cell>
          <table:table-cell office:value-type="string">
            <text:p>0.0902970827296186</text:p>
          </table:table-cell>
          <table:table-cell office:value-type="string">
            <text:p>0.0821866305766197</text:p>
          </table:table-cell>
          <table:table-cell office:value-type="string">
            <text:p>0.812887002046303</text:p>
          </table:table-cell>
          <table:table-cell office:value-type="string">
            <text:p>0.130711182927482</text:p>
          </table:table-cell>
          <table:table-cell office:value-type="string">
            <text:p>0.131011725303132</text:p>
          </table:table-cell>
          <table:table-cell office:value-type="string">
            <text:p>0.637578321872984</text:p>
          </table:table-cell>
          <table:table-cell office:value-type="string">
            <text:p>0.116142524403782</text:p>
          </table:table-cell>
          <table:table-cell office:value-type="string">
            <text:p>0.154253162678063</text:p>
          </table:table-cell>
          <table:table-cell office:value-type="string">
            <text:p>0.618229270103491</text:p>
          </table:table-cell>
          <table:table-cell office:value-type="string">
            <text:p>0.0965293900507436</text:p>
          </table:table-cell>
          <table:table-cell office:value-type="string">
            <text:p>0.158502362769978</text:p>
          </table:table-cell>
          <table:table-cell office:value-type="string">
            <text:p>0.632283398587545</text:p>
          </table:table-cell>
          <table:table-cell office:value-type="string">
            <text:p>0.105174315344537</text:p>
          </table:table-cell>
          <table:table-cell office:value-type="string">
            <text:p>0.185909778420751</text:p>
          </table:table-cell>
          <table:table-cell office:value-type="string">
            <text:p>0.630348567638526</text:p>
          </table:table-cell>
          <table:table-cell office:value-type="string">
            <text:p>0.121455750901499</text:p>
          </table:table-cell>
          <table:table-cell office:value-type="string">
            <text:p>0.225077251345435</text:p>
          </table:table-cell>
          <table:table-cell office:value-type="string">
            <text:p>0.581381457998503</text:p>
          </table:table-cell>
          <table:table-cell office:value-type="string">
            <text:p>0.14206008192227</text:p>
          </table:table-cell>
          <table:table-cell office:value-type="string">
            <text:p>0.260936389119273</text:p>
          </table:table-cell>
          <table:table-cell office:value-type="string">
            <text:p>0.518723559668074</text:p>
          </table:table-cell>
          <table:table-cell office:value-type="string">
            <text:p>0.617052788978206</text:p>
          </table:table-cell>
          <table:table-cell table:number-columns-repeated="2" office:value-type="string">
            <text:p>1.89630901594369</text:p>
          </table:table-cell>
          <table:table-cell table:number-columns-repeated="2" office:value-type="string">
            <text:p>1.90182325874365</text:p>
          </table:table-cell>
          <table:table-cell office:value-type="string">
            <text:p>1.90186953485314</text:p>
          </table:table-cell>
          <table:table-cell office:value-type="string">
            <text:p>1.90341450084522</text:p>
          </table:table-cell>
          <table:table-cell office:value-type="string">
            <text:p>1.90345301398292</text:p>
          </table:table-cell>
          <table:table-cell office:value-type="string">
            <text:p>1.90578131372481</text:p>
          </table:table-cell>
          <table:table-cell office:value-type="string">
            <text:p>1.906070936335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.23224460221943</text:p>
          </table:table-cell>
          <table:table-cell office:value-type="string">
            <text:p>0.0261658290078152</text:p>
          </table:table-cell>
          <table:table-cell office:value-type="string">
            <text:p>0.837438067542903</text:p>
          </table:table-cell>
          <table:table-cell office:value-type="string">
            <text:p>0.182641642598737</text:p>
          </table:table-cell>
          <table:table-cell office:value-type="string">
            <text:p>0.0528055561394182</text:p>
          </table:table-cell>
          <table:table-cell office:value-type="string">
            <text:p>0.768186222605416</text:p>
          </table:table-cell>
          <table:table-cell office:value-type="string">
            <text:p>0.144135641756399</text:p>
          </table:table-cell>
          <table:table-cell office:value-type="string">
            <text:p>0.0641390426705782</text:p>
          </table:table-cell>
          <table:table-cell office:value-type="string">
            <text:p>0.762064171673009</text:p>
          </table:table-cell>
          <table:table-cell office:value-type="string">
            <text:p>0.137869590764832</text:p>
          </table:table-cell>
          <table:table-cell office:value-type="string">
            <text:p>0.0713158332063152</text:p>
          </table:table-cell>
          <table:table-cell office:value-type="string">
            <text:p>0.706360565984966</text:p>
          </table:table-cell>
          <table:table-cell office:value-type="string">
            <text:p>0.18342034569689</text:p>
          </table:table-cell>
          <table:table-cell office:value-type="string">
            <text:p>0.112620163821748</text:p>
          </table:table-cell>
          <table:table-cell office:value-type="string">
            <text:p>0.59086907514921</text:p>
          </table:table-cell>
          <table:table-cell office:value-type="string">
            <text:p>0.184974554809815</text:p>
          </table:table-cell>
          <table:table-cell office:value-type="string">
            <text:p>0.143163757689542</text:p>
          </table:table-cell>
          <table:table-cell office:value-type="string">
            <text:p>0.555283490415987</text:p>
          </table:table-cell>
          <table:table-cell office:value-type="string">
            <text:p>0.146589277150076</text:p>
          </table:table-cell>
          <table:table-cell office:value-type="string">
            <text:p>0.170411376694047</text:p>
          </table:table-cell>
          <table:table-cell office:value-type="string">
            <text:p>0.546208380106859</text:p>
          </table:table-cell>
          <table:table-cell office:value-type="string">
            <text:p>0.1208587334583</text:p>
          </table:table-cell>
          <table:table-cell office:value-type="string">
            <text:p>0.196041560997722</text:p>
          </table:table-cell>
          <table:table-cell office:value-type="string">
            <text:p>0.587867025248054</text:p>
          </table:table-cell>
          <table:table-cell office:value-type="string">
            <text:p>0.13095546491976</text:p>
          </table:table-cell>
          <table:table-cell office:value-type="string">
            <text:p>0.225746637657459</text:p>
          </table:table-cell>
          <table:table-cell office:value-type="string">
            <text:p>0.562504896105224</text:p>
          </table:table-cell>
          <table:table-cell office:value-type="string">
            <text:p>0.142354864385247</text:p>
          </table:table-cell>
          <table:table-cell office:value-type="string">
            <text:p>0.246240903731256</text:p>
          </table:table-cell>
          <table:table-cell office:value-type="string">
            <text:p>0.529798870014898</text:p>
          </table:table-cell>
          <table:table-cell office:value-type="string">
            <text:p>2.17219120706277</text:p>
          </table:table-cell>
          <table:table-cell table:number-columns-repeated="2" office:value-type="string">
            <text:p>2.20958819503936</text:p>
          </table:table-cell>
          <table:table-cell office:value-type="string">
            <text:p>2.21042607667385</text:p>
          </table:table-cell>
          <table:table-cell table:number-columns-repeated="2" office:value-type="string">
            <text:p>2.21113523116736</text:p>
          </table:table-cell>
          <table:table-cell table:number-columns-repeated="2" office:value-type="string">
            <text:p>2.21202024889007</text:p>
          </table:table-cell>
          <table:table-cell office:value-type="string">
            <text:p>2.21204077206401</text:p>
          </table:table-cell>
          <table:table-cell office:value-type="string">
            <text:p>2.212136978170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.205690714277463</text:p>
          </table:table-cell>
          <table:table-cell office:value-type="string">
            <text:p>0.0720006746800003</text:p>
          </table:table-cell>
          <table:table-cell office:value-type="string">
            <text:p>0.765382181388925</text:p>
          </table:table-cell>
          <table:table-cell office:value-type="string">
            <text:p>0.115067346225886</text:p>
          </table:table-cell>
          <table:table-cell office:value-type="string">
            <text:p>0.117950618340621</text:p>
          </table:table-cell>
          <table:table-cell office:value-type="string">
            <text:p>0.676199152086575</text:p>
          </table:table-cell>
          <table:table-cell office:value-type="string">
            <text:p>0.11942944932881</text:p>
          </table:table-cell>
          <table:table-cell office:value-type="string">
            <text:p>0.138140205835881</text:p>
          </table:table-cell>
          <table:table-cell office:value-type="string">
            <text:p>0.689373012406953</text:p>
          </table:table-cell>
          <table:table-cell office:value-type="string">
            <text:p>0.144949571032286</text:p>
          </table:table-cell>
          <table:table-cell office:value-type="string">
            <text:p>0.0890977884071618</text:p>
          </table:table-cell>
          <table:table-cell office:value-type="string">
            <text:p>0.642855413227268</text:p>
          </table:table-cell>
          <table:table-cell office:value-type="string">
            <text:p>0.167652619474732</text:p>
          </table:table-cell>
          <table:table-cell office:value-type="string">
            <text:p>0.129197340531671</text:p>
          </table:table-cell>
          <table:table-cell office:value-type="string">
            <text:p>0.587819456409621</text:p>
          </table:table-cell>
          <table:table-cell office:value-type="string">
            <text:p>0.178861867737702</text:p>
          </table:table-cell>
          <table:table-cell office:value-type="string">
            <text:p>0.141330390652732</text:p>
          </table:table-cell>
          <table:table-cell office:value-type="string">
            <text:p>0.567247393666499</text:p>
          </table:table-cell>
          <table:table-cell office:value-type="string">
            <text:p>0.147545151455593</text:p>
          </table:table-cell>
          <table:table-cell office:value-type="string">
            <text:p>0.177435824151738</text:p>
          </table:table-cell>
          <table:table-cell office:value-type="string">
            <text:p>0.54596918942439</text:p>
          </table:table-cell>
          <table:table-cell office:value-type="string">
            <text:p>0.128919113463629</text:p>
          </table:table-cell>
          <table:table-cell office:value-type="string">
            <text:p>0.202874599398321</text:p>
          </table:table-cell>
          <table:table-cell office:value-type="string">
            <text:p>0.575613481857518</text:p>
          </table:table-cell>
          <table:table-cell office:value-type="string">
            <text:p>0.137985648472591</text:p>
          </table:table-cell>
          <table:table-cell office:value-type="string">
            <text:p>0.233744229503655</text:p>
          </table:table-cell>
          <table:table-cell office:value-type="string">
            <text:p>0.544809174742125</text:p>
          </table:table-cell>
          <table:table-cell office:value-type="string">
            <text:p>0.142362282887533</text:p>
          </table:table-cell>
          <table:table-cell office:value-type="string">
            <text:p>0.254983215035045</text:p>
          </table:table-cell>
          <table:table-cell office:value-type="string">
            <text:p>0.520276894028013</text:p>
          </table:table-cell>
          <table:table-cell office:value-type="string">
            <text:p>1.77028558741496</text:p>
          </table:table-cell>
          <table:table-cell office:value-type="string">
            <text:p>1.84230899842936</text:p>
          </table:table-cell>
          <table:table-cell office:value-type="string">
            <text:p>1.90539862949919</text:p>
          </table:table-cell>
          <table:table-cell office:value-type="string">
            <text:p>1.90889713495644</text:p>
          </table:table-cell>
          <table:table-cell office:value-type="string">
            <text:p>1.91028548029637</text:p>
          </table:table-cell>
          <table:table-cell office:value-type="string">
            <text:p>1.91261683518848</text:p>
          </table:table-cell>
          <table:table-cell table:number-columns-repeated="3" office:value-type="string">
            <text:p>1.91263436077871</text:p>
          </table:table-cell>
          <table:table-cell office:value-type="string">
            <text:p>1.9128584135759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0.143017297967769</text:p>
          </table:table-cell>
          <table:table-cell office:value-type="string">
            <text:p>0.143289875133772</text:p>
          </table:table-cell>
          <table:table-cell office:value-type="string">
            <text:p>0.377061922320108</text:p>
          </table:table-cell>
          <table:table-cell office:value-type="string">
            <text:p>0.131157842635653</text:p>
          </table:table-cell>
          <table:table-cell office:value-type="string">
            <text:p>0.212767803888304</text:p>
          </table:table-cell>
          <table:table-cell office:value-type="string">
            <text:p>0.379523299609207</text:p>
          </table:table-cell>
          <table:table-cell office:value-type="string">
            <text:p>0.129435441512704</text:p>
          </table:table-cell>
          <table:table-cell office:value-type="string">
            <text:p>0.191830276467842</text:p>
          </table:table-cell>
          <table:table-cell office:value-type="string">
            <text:p>0.468227506382323</text:p>
          </table:table-cell>
          <table:table-cell office:value-type="string">
            <text:p>0.155743663971105</text:p>
          </table:table-cell>
          <table:table-cell office:value-type="string">
            <text:p>0.146016797405924</text:p>
          </table:table-cell>
          <table:table-cell office:value-type="string">
            <text:p>0.553406183393155</text:p>
          </table:table-cell>
          <table:table-cell office:value-type="string">
            <text:p>0.168207374092352</text:p>
          </table:table-cell>
          <table:table-cell office:value-type="string">
            <text:p>0.140569785172417</text:p>
          </table:table-cell>
          <table:table-cell office:value-type="string">
            <text:p>0.560143503785963</text:p>
          </table:table-cell>
          <table:table-cell office:value-type="string">
            <text:p>0.168517046839281</text:p>
          </table:table-cell>
          <table:table-cell office:value-type="string">
            <text:p>0.158560428805075</text:p>
          </table:table-cell>
          <table:table-cell office:value-type="string">
            <text:p>0.530033745019599</text:p>
          </table:table-cell>
          <table:table-cell office:value-type="string">
            <text:p>0.158274190139746</text:p>
          </table:table-cell>
          <table:table-cell office:value-type="string">
            <text:p>0.215528389002619</text:p>
          </table:table-cell>
          <table:table-cell office:value-type="string">
            <text:p>0.522131825860106</text:p>
          </table:table-cell>
          <table:table-cell office:value-type="string">
            <text:p>0.147755152117733</text:p>
          </table:table-cell>
          <table:table-cell office:value-type="string">
            <text:p>0.24702923873322</text:p>
          </table:table-cell>
          <table:table-cell office:value-type="string">
            <text:p>0.519168088041833</text:p>
          </table:table-cell>
          <table:table-cell office:value-type="string">
            <text:p>0.147152385786522</text:p>
          </table:table-cell>
          <table:table-cell office:value-type="string">
            <text:p>0.279216539498334</text:p>
          </table:table-cell>
          <table:table-cell office:value-type="string">
            <text:p>0.489488185138895</text:p>
          </table:table-cell>
          <table:table-cell office:value-type="string">
            <text:p>0.134477881017986</text:p>
          </table:table-cell>
          <table:table-cell office:value-type="string">
            <text:p>0.298787879150383</text:p>
          </table:table-cell>
          <table:table-cell office:value-type="string">
            <text:p>0.481816222089654</text:p>
          </table:table-cell>
          <table:table-cell table:number-columns-repeated="3" office:value-type="string">
            <text:p>2.87097314848193</text:p>
          </table:table-cell>
          <table:table-cell table:number-columns-repeated="3" office:value-type="string">
            <text:p>2.87414561673108</text:p>
          </table:table-cell>
          <table:table-cell table:number-columns-repeated="2" office:value-type="string">
            <text:p>2.87414758968356</text:p>
          </table:table-cell>
          <table:table-cell office:value-type="string">
            <text:p>2.87415269610718</text:p>
          </table:table-cell>
          <table:table-cell office:value-type="string">
            <text:p>2.8742002177839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0.263257734751204</text:p>
          </table:table-cell>
          <table:table-cell office:value-type="string">
            <text:p>0.371705373792431</text:p>
          </table:table-cell>
          <table:table-cell office:value-type="string">
            <text:p>0.083366183836822</text:p>
          </table:table-cell>
          <table:table-cell office:value-type="string">
            <text:p>0.382799470308018</text:p>
          </table:table-cell>
          <table:table-cell office:value-type="string">
            <text:p>0.391075134245492</text:p>
          </table:table-cell>
          <table:table-cell office:value-type="string">
            <text:p>0.0650082161698032</text:p>
          </table:table-cell>
          <table:table-cell office:value-type="string">
            <text:p>0.409564512138043</text:p>
          </table:table-cell>
          <table:table-cell office:value-type="string">
            <text:p>0.401144014577539</text:p>
          </table:table-cell>
          <table:table-cell office:value-type="string">
            <text:p>0.0781736681280257</text:p>
          </table:table-cell>
          <table:table-cell office:value-type="string">
            <text:p>0.326551635338043</text:p>
          </table:table-cell>
          <table:table-cell office:value-type="string">
            <text:p>0.408593958247606</text:p>
          </table:table-cell>
          <table:table-cell office:value-type="string">
            <text:p>0.195315784182383</text:p>
          </table:table-cell>
          <table:table-cell office:value-type="string">
            <text:p>0.267283648895324</text:p>
          </table:table-cell>
          <table:table-cell office:value-type="string">
            <text:p>0.399625376887427</text:p>
          </table:table-cell>
          <table:table-cell office:value-type="string">
            <text:p>0.269031597040413</text:p>
          </table:table-cell>
          <table:table-cell office:value-type="string">
            <text:p>0.198550406453734</text:p>
          </table:table-cell>
          <table:table-cell office:value-type="string">
            <text:p>0.427967172154823</text:p>
          </table:table-cell>
          <table:table-cell office:value-type="string">
            <text:p>0.294408687579677</text:p>
          </table:table-cell>
          <table:table-cell office:value-type="string">
            <text:p>0.145772565589657</text:p>
          </table:table-cell>
          <table:table-cell office:value-type="string">
            <text:p>0.490991569799801</text:p>
          </table:table-cell>
          <table:table-cell office:value-type="string">
            <text:p>0.301462098065343</text:p>
          </table:table-cell>
          <table:table-cell office:value-type="string">
            <text:p>0.135590776796014</text:p>
          </table:table-cell>
          <table:table-cell office:value-type="string">
            <text:p>0.522428017472649</text:p>
          </table:table-cell>
          <table:table-cell office:value-type="string">
            <text:p>0.290743367843956</text:p>
          </table:table-cell>
          <table:table-cell office:value-type="string">
            <text:p>0.114327831759542</text:p>
          </table:table-cell>
          <table:table-cell office:value-type="string">
            <text:p>0.5307952538582</text:p>
          </table:table-cell>
          <table:table-cell office:value-type="string">
            <text:p>0.302505461231598</text:p>
          </table:table-cell>
          <table:table-cell office:value-type="string">
            <text:p>0.105458876500802</text:p>
          </table:table-cell>
          <table:table-cell office:value-type="string">
            <text:p>0.54174485279682</text:p>
          </table:table-cell>
          <table:table-cell office:value-type="string">
            <text:p>0.30655033729115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-0.408045444953264</text:p>
          </table:table-cell>
          <table:table-cell office:value-type="string">
            <text:p>0.0314488618593834</text:p>
          </table:table-cell>
          <table:table-cell office:value-type="string">
            <text:p>0.0634459531230331</text:p>
          </table:table-cell>
          <table:table-cell table:number-columns-repeated="2" office:value-type="string">
            <text:p>0.0790726588531841</text:p>
          </table:table-cell>
          <table:table-cell office:value-type="string">
            <text:p>0.082821260939329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0.484258754421719</text:p>
          </table:table-cell>
          <table:table-cell office:value-type="float" office:value="0">
            <text:p>0</text:p>
          </table:table-cell>
          <table:table-cell office:value-type="string">
            <text:p>0.0542113158634811</text:p>
          </table:table-cell>
          <table:table-cell office:value-type="string">
            <text:p>0.308360393917746</text:p>
          </table:table-cell>
          <table:table-cell office:value-type="float" office:value="0">
            <text:p>0</text:p>
          </table:table-cell>
          <table:table-cell office:value-type="string">
            <text:p>0.459649266135117</text:p>
          </table:table-cell>
          <table:table-cell office:value-type="string">
            <text:p>0.1812109665252</text:p>
          </table:table-cell>
          <table:table-cell office:value-type="float" office:value="0">
            <text:p>0</text:p>
          </table:table-cell>
          <table:table-cell office:value-type="string">
            <text:p>0.678313823593555</text:p>
          </table:table-cell>
          <table:table-cell office:value-type="string">
            <text:p>0.115820562240673</text:p>
          </table:table-cell>
          <table:table-cell office:value-type="string">
            <text:p>0.00971471761771855</text:p>
          </table:table-cell>
          <table:table-cell office:value-type="string">
            <text:p>0.768547877039213</text:p>
          </table:table-cell>
          <table:table-cell office:value-type="string">
            <text:p>0.0982863778969446</text:p>
          </table:table-cell>
          <table:table-cell office:value-type="string">
            <text:p>0.0170559017252657</text:p>
          </table:table-cell>
          <table:table-cell office:value-type="string">
            <text:p>0.751302727627653</text:p>
          </table:table-cell>
          <table:table-cell office:value-type="string">
            <text:p>0.0792932081316462</text:p>
          </table:table-cell>
          <table:table-cell office:value-type="string">
            <text:p>0.0210237029829132</text:p>
          </table:table-cell>
          <table:table-cell office:value-type="string">
            <text:p>0.807117932190802</text:p>
          </table:table-cell>
          <table:table-cell office:value-type="string">
            <text:p>0.0750089318097956</text:p>
          </table:table-cell>
          <table:table-cell office:value-type="string">
            <text:p>0.0527262628849054</text:p>
          </table:table-cell>
          <table:table-cell office:value-type="string">
            <text:p>0.834238372838669</text:p>
          </table:table-cell>
          <table:table-cell office:value-type="string">
            <text:p>0.0877133389180048</text:p>
          </table:table-cell>
          <table:table-cell office:value-type="string">
            <text:p>0.0775055615238759</text:p>
          </table:table-cell>
          <table:table-cell office:value-type="string">
            <text:p>0.767987247772328</text:p>
          </table:table-cell>
          <table:table-cell office:value-type="string">
            <text:p>0.110201232213402</text:p>
          </table:table-cell>
          <table:table-cell office:value-type="string">
            <text:p>0.105142962795057</text:p>
          </table:table-cell>
          <table:table-cell office:value-type="string">
            <text:p>0.70566495255446</text:p>
          </table:table-cell>
          <table:table-cell office:value-type="string">
            <text:p>0.115301161949355</text:p>
          </table:table-cell>
          <table:table-cell office:value-type="string">
            <text:p>0.146790959881775</text:p>
          </table:table-cell>
          <table:table-cell office:value-type="string">
            <text:p>0.6532668129513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72102778885176</text:p>
          </table:table-cell>
          <table:table-cell office:value-type="string">
            <text:p>0.0931063569779067</text:p>
          </table:table-cell>
          <table:table-cell office:value-type="string">
            <text:p>0.208763732661637</text:p>
          </table:table-cell>
          <table:table-cell office:value-type="string">
            <text:p>0.214764396668038</text:p>
          </table:table-cell>
          <table:table-cell office:value-type="string">
            <text:p>0.270655548952985</text:p>
          </table:table-cell>
          <table:table-cell office:value-type="string">
            <text:p>0.342580577381627</text:p>
          </table:table-cell>
          <table:table-cell office:value-type="string">
            <text:p>0.35181562561689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0.179711798530078</text:p>
          </table:table-cell>
          <table:table-cell office:value-type="string">
            <text:p>0.234048607362227</text:p>
          </table:table-cell>
          <table:table-cell office:value-type="string">
            <text:p>0.158289594714161</text:p>
          </table:table-cell>
          <table:table-cell office:value-type="string">
            <text:p>0.304451505652034</text:p>
          </table:table-cell>
          <table:table-cell office:value-type="string">
            <text:p>0.275217076207026</text:p>
          </table:table-cell>
          <table:table-cell office:value-type="string">
            <text:p>0.168261375006065</text:p>
          </table:table-cell>
          <table:table-cell office:value-type="string">
            <text:p>0.354615837300105</text:p>
          </table:table-cell>
          <table:table-cell office:value-type="string">
            <text:p>0.266981099656277</text:p>
          </table:table-cell>
          <table:table-cell office:value-type="string">
            <text:p>0.189113776120792</text:p>
          </table:table-cell>
          <table:table-cell office:value-type="string">
            <text:p>0.346616544701894</text:p>
          </table:table-cell>
          <table:table-cell office:value-type="string">
            <text:p>0.244365381214852</text:p>
          </table:table-cell>
          <table:table-cell office:value-type="string">
            <text:p>0.247417458806248</text:p>
          </table:table-cell>
          <table:table-cell office:value-type="string">
            <text:p>0.316051131089858</text:p>
          </table:table-cell>
          <table:table-cell office:value-type="string">
            <text:p>0.249531553104455</text:p>
          </table:table-cell>
          <table:table-cell office:value-type="string">
            <text:p>0.293197211191314</text:p>
          </table:table-cell>
          <table:table-cell office:value-type="string">
            <text:p>0.283978110178123</text:p>
          </table:table-cell>
          <table:table-cell office:value-type="string">
            <text:p>0.282280716702234</text:p>
          </table:table-cell>
          <table:table-cell office:value-type="string">
            <text:p>0.314371551904917</text:p>
          </table:table-cell>
          <table:table-cell office:value-type="string">
            <text:p>0.225190944366798</text:p>
          </table:table-cell>
          <table:table-cell office:value-type="string">
            <text:p>0.321117256707973</text:p>
          </table:table-cell>
          <table:table-cell office:value-type="string">
            <text:p>0.356289947388854</text:p>
          </table:table-cell>
          <table:table-cell office:value-type="string">
            <text:p>0.189727707869657</text:p>
          </table:table-cell>
          <table:table-cell office:value-type="string">
            <text:p>0.366139898343774</text:p>
          </table:table-cell>
          <table:table-cell office:value-type="string">
            <text:p>0.363828442657817</text:p>
          </table:table-cell>
          <table:table-cell office:value-type="string">
            <text:p>0.157375469527113</text:p>
          </table:table-cell>
          <table:table-cell office:value-type="string">
            <text:p>0.409814580775117</text:p>
          </table:table-cell>
          <table:table-cell office:value-type="string">
            <text:p>0.36850584359424</text:p>
          </table:table-cell>
          <table:table-cell office:value-type="string">
            <text:p>0.136282390634204</text:p>
          </table:table-cell>
          <table:table-cell office:value-type="string">
            <text:p>0.446237596770707</text:p>
          </table:table-cell>
          <table:table-cell office:value-type="string">
            <text:p>0.364534741530218</text:p>
          </table:table-cell>
          <table:table-cell office:value-type="string">
            <text:p>1.72199929042053</text:p>
          </table:table-cell>
          <table:table-cell office:value-type="string">
            <text:p>2.81645441666389</text:p>
          </table:table-cell>
          <table:table-cell office:value-type="string">
            <text:p>2.81815750995029</text:p>
          </table:table-cell>
          <table:table-cell table:number-columns-repeated="2" office:value-type="string">
            <text:p>2.81902220569609</text:p>
          </table:table-cell>
          <table:table-cell office:value-type="string">
            <text:p>2.81915493621404</text:p>
          </table:table-cell>
          <table:table-cell office:value-type="string">
            <text:p>2.81935583214059</text:p>
          </table:table-cell>
          <table:table-cell office:value-type="string">
            <text:p>2.81951399451142</text:p>
          </table:table-cell>
          <table:table-cell office:value-type="string">
            <text:p>2.81953761848528</text:p>
          </table:table-cell>
          <table:table-cell office:value-type="string">
            <text:p>2.819571308392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0.61498649710167</text:p>
          </table:table-cell>
          <table:table-cell office:value-type="string">
            <text:p>0.0992642780988835</text:p>
          </table:table-cell>
          <table:table-cell office:value-type="string">
            <text:p>0.286308646736673</text:p>
          </table:table-cell>
          <table:table-cell office:value-type="string">
            <text:p>0.367768069995727</text:p>
          </table:table-cell>
          <table:table-cell office:value-type="string">
            <text:p>0.285531583351877</text:p>
          </table:table-cell>
          <table:table-cell office:value-type="string">
            <text:p>0.31461598835389</text:p>
          </table:table-cell>
          <table:table-cell office:value-type="string">
            <text:p>0.330770359239913</text:p>
          </table:table-cell>
          <table:table-cell office:value-type="string">
            <text:p>0.354512363463518</text:p>
          </table:table-cell>
          <table:table-cell office:value-type="string">
            <text:p>0.268204952680432</text:p>
          </table:table-cell>
          <table:table-cell office:value-type="string">
            <text:p>0.241161178585683</text:p>
          </table:table-cell>
          <table:table-cell office:value-type="string">
            <text:p>0.456399488912308</text:p>
          </table:table-cell>
          <table:table-cell office:value-type="string">
            <text:p>0.165152551708141</text:p>
          </table:table-cell>
          <table:table-cell office:value-type="string">
            <text:p>0.242649447414144</text:p>
          </table:table-cell>
          <table:table-cell office:value-type="string">
            <text:p>0.415058115061526</text:p>
          </table:table-cell>
          <table:table-cell office:value-type="string">
            <text:p>0.162355225254758</text:p>
          </table:table-cell>
          <table:table-cell office:value-type="string">
            <text:p>0.270751497704032</text:p>
          </table:table-cell>
          <table:table-cell office:value-type="string">
            <text:p>0.366264503531474</text:p>
          </table:table-cell>
          <table:table-cell office:value-type="string">
            <text:p>0.207632756691858</text:p>
          </table:table-cell>
          <table:table-cell office:value-type="string">
            <text:p>0.279363352190191</text:p>
          </table:table-cell>
          <table:table-cell office:value-type="string">
            <text:p>0.395857539806065</text:p>
          </table:table-cell>
          <table:table-cell office:value-type="string">
            <text:p>0.214520583651492</text:p>
          </table:table-cell>
          <table:table-cell office:value-type="string">
            <text:p>0.264561049272233</text:p>
          </table:table-cell>
          <table:table-cell office:value-type="string">
            <text:p>0.373792092806161</text:p>
          </table:table-cell>
          <table:table-cell office:value-type="string">
            <text:p>0.260038313409786</text:p>
          </table:table-cell>
          <table:table-cell office:value-type="string">
            <text:p>0.240149081058147</text:p>
          </table:table-cell>
          <table:table-cell office:value-type="string">
            <text:p>0.360413939810056</text:p>
          </table:table-cell>
          <table:table-cell office:value-type="string">
            <text:p>0.313239506010232</text:p>
          </table:table-cell>
          <table:table-cell office:value-type="string">
            <text:p>0.20461817959452</text:p>
          </table:table-cell>
          <table:table-cell office:value-type="string">
            <text:p>0.412486796104734</text:p>
          </table:table-cell>
          <table:table-cell office:value-type="string">
            <text:p>0.3163873784392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12761981244761</text:p>
          </table:table-cell>
          <table:table-cell table:number-columns-repeated="2" office:value-type="string">
            <text:p>1.37555937077555</text:p>
          </table:table-cell>
          <table:table-cell office:value-type="string">
            <text:p>1.37650396025293</text:p>
          </table:table-cell>
          <table:table-cell office:value-type="string">
            <text:p>1.38057481111675</text:p>
          </table:table-cell>
          <table:table-cell office:value-type="string">
            <text:p>1.38069593331392</text:p>
          </table:table-cell>
          <table:table-cell office:value-type="string">
            <text:p>1.38342576192699</text:p>
          </table:table-cell>
          <table:table-cell office:value-type="string">
            <text:p>1.38375613996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0.331504036346284</text:p>
          </table:table-cell>
          <table:table-cell office:value-type="string">
            <text:p>0.0025027828741795</text:p>
          </table:table-cell>
          <table:table-cell office:value-type="string">
            <text:p>0.585497001327328</text:p>
          </table:table-cell>
          <table:table-cell office:value-type="string">
            <text:p>0.238253474454777</text:p>
          </table:table-cell>
          <table:table-cell office:value-type="string">
            <text:p>0.000887373616855136</text:p>
          </table:table-cell>
          <table:table-cell office:value-type="string">
            <text:p>0.683694587590789</text:p>
          </table:table-cell>
          <table:table-cell office:value-type="string">
            <text:p>0.172211748177411</text:p>
          </table:table-cell>
          <table:table-cell office:value-type="string">
            <text:p>0.000986948638634487</text:p>
          </table:table-cell>
          <table:table-cell office:value-type="string">
            <text:p>0.730095655774698</text:p>
          </table:table-cell>
          <table:table-cell office:value-type="string">
            <text:p>0.185855503916119</text:p>
          </table:table-cell>
          <table:table-cell office:value-type="string">
            <text:p>0.00134151877246615</text:p>
          </table:table-cell>
          <table:table-cell office:value-type="string">
            <text:p>0.68873857907508</text:p>
          </table:table-cell>
          <table:table-cell office:value-type="string">
            <text:p>0.191546022744602</text:p>
          </table:table-cell>
          <table:table-cell office:value-type="string">
            <text:p>0.0269956291843638</text:p>
          </table:table-cell>
          <table:table-cell office:value-type="string">
            <text:p>0.633442998788729</text:p>
          </table:table-cell>
          <table:table-cell office:value-type="string">
            <text:p>0.185834229579017</text:p>
          </table:table-cell>
          <table:table-cell office:value-type="string">
            <text:p>0.0716158435621866</text:p>
          </table:table-cell>
          <table:table-cell office:value-type="string">
            <text:p>0.590955277834486</text:p>
          </table:table-cell>
          <table:table-cell office:value-type="string">
            <text:p>0.181535217813522</text:p>
          </table:table-cell>
          <table:table-cell office:value-type="string">
            <text:p>0.167824123567752</text:p>
          </table:table-cell>
          <table:table-cell office:value-type="string">
            <text:p>0.530736372700002</text:p>
          </table:table-cell>
          <table:table-cell office:value-type="string">
            <text:p>0.170375474891336</text:p>
          </table:table-cell>
          <table:table-cell office:value-type="string">
            <text:p>0.230066909615204</text:p>
          </table:table-cell>
          <table:table-cell office:value-type="string">
            <text:p>0.493124373330509</text:p>
          </table:table-cell>
          <table:table-cell office:value-type="string">
            <text:p>0.156774739811018</text:p>
          </table:table-cell>
          <table:table-cell office:value-type="string">
            <text:p>0.278821494017385</text:p>
          </table:table-cell>
          <table:table-cell office:value-type="string">
            <text:p>0.475748509821596</text:p>
          </table:table-cell>
          <table:table-cell office:value-type="string">
            <text:p>0.144150641993626</text:p>
          </table:table-cell>
          <table:table-cell office:value-type="string">
            <text:p>0.31753227110221</text:p>
          </table:table-cell>
          <table:table-cell office:value-type="string">
            <text:p>0.460257342938035</text:p>
          </table:table-cell>
          <table:table-cell office:value-type="string">
            <text:p>2.79884496428202</text:p>
          </table:table-cell>
          <table:table-cell office:value-type="string">
            <text:p>2.8012425863816</text:p>
          </table:table-cell>
          <table:table-cell office:value-type="string">
            <text:p>2.80351822668847</text:p>
          </table:table-cell>
          <table:table-cell office:value-type="string">
            <text:p>2.80973433997049</text:p>
          </table:table-cell>
          <table:table-cell office:value-type="string">
            <text:p>2.81019305322048</text:p>
          </table:table-cell>
          <table:table-cell office:value-type="string">
            <text:p>2.81022008059112</text:p>
          </table:table-cell>
          <table:table-cell office:value-type="string">
            <text:p>2.81037206141708</text:p>
          </table:table-cell>
          <table:table-cell office:value-type="string">
            <text:p>2.81041829713123</text:p>
          </table:table-cell>
          <table:table-cell office:value-type="string">
            <text:p>2.81049469623761</text:p>
          </table:table-cell>
          <table:table-cell office:value-type="string">
            <text:p>2.810514247411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0.438965723338209</text:p>
          </table:table-cell>
          <table:table-cell office:value-type="string">
            <text:p>0.00575346629570468</text:p>
          </table:table-cell>
          <table:table-cell office:value-type="string">
            <text:p>0.512812394199617</text:p>
          </table:table-cell>
          <table:table-cell office:value-type="string">
            <text:p>0.423737980833962</text:p>
          </table:table-cell>
          <table:table-cell office:value-type="string">
            <text:p>0.00226812092860186</text:p>
          </table:table-cell>
          <table:table-cell office:value-type="string">
            <text:p>0.493891085556111</text:p>
          </table:table-cell>
          <table:table-cell office:value-type="string">
            <text:p>0.406610764558895</text:p>
          </table:table-cell>
          <table:table-cell office:value-type="string">
            <text:p>0.00210664544949417</text:p>
          </table:table-cell>
          <table:table-cell office:value-type="string">
            <text:p>0.488227336722612</text:p>
          </table:table-cell>
          <table:table-cell office:value-type="string">
            <text:p>0.321201897881517</text:p>
          </table:table-cell>
          <table:table-cell office:value-type="string">
            <text:p>0.0195997008048491</text:p>
          </table:table-cell>
          <table:table-cell office:value-type="string">
            <text:p>0.518057734020896</text:p>
          </table:table-cell>
          <table:table-cell office:value-type="string">
            <text:p>0.277685181053465</text:p>
          </table:table-cell>
          <table:table-cell office:value-type="string">
            <text:p>0.0585687171960895</text:p>
          </table:table-cell>
          <table:table-cell office:value-type="string">
            <text:p>0.501983752725562</text:p>
          </table:table-cell>
          <table:table-cell office:value-type="string">
            <text:p>0.239514198165971</text:p>
          </table:table-cell>
          <table:table-cell office:value-type="string">
            <text:p>0.117093061902858</text:p>
          </table:table-cell>
          <table:table-cell office:value-type="string">
            <text:p>0.480908383660161</text:p>
          </table:table-cell>
          <table:table-cell office:value-type="string">
            <text:p>0.212034903637088</text:p>
          </table:table-cell>
          <table:table-cell office:value-type="string">
            <text:p>0.209639742980656</text:p>
          </table:table-cell>
          <table:table-cell office:value-type="string">
            <text:p>0.449029722644111</text:p>
          </table:table-cell>
          <table:table-cell office:value-type="string">
            <text:p>0.185522166987062</text:p>
          </table:table-cell>
          <table:table-cell office:value-type="string">
            <text:p>0.270754314079552</text:p>
          </table:table-cell>
          <table:table-cell office:value-type="string">
            <text:p>0.437527440942718</text:p>
          </table:table-cell>
          <table:table-cell office:value-type="string">
            <text:p>0.168900927530918</text:p>
          </table:table-cell>
          <table:table-cell office:value-type="string">
            <text:p>0.319759520459301</text:p>
          </table:table-cell>
          <table:table-cell office:value-type="string">
            <text:p>0.423570581596966</text:p>
          </table:table-cell>
          <table:table-cell office:value-type="string">
            <text:p>0.151307574857727</text:p>
          </table:table-cell>
          <table:table-cell office:value-type="string">
            <text:p>0.34940773774542</text:p>
          </table:table-cell>
          <table:table-cell office:value-type="string">
            <text:p>0.421399006288035</text:p>
          </table:table-cell>
          <table:table-cell office:value-type="string">
            <text:p>3.24157135718839</text:p>
          </table:table-cell>
          <table:table-cell table:number-columns-repeated="2" office:value-type="string">
            <text:p>3.24715032108049</text:p>
          </table:table-cell>
          <table:table-cell office:value-type="string">
            <text:p>3.24932786793702</text:p>
          </table:table-cell>
          <table:table-cell office:value-type="string">
            <text:p>3.24954919898381</text:p>
          </table:table-cell>
          <table:table-cell office:value-type="string">
            <text:p>3.24955296388819</text:p>
          </table:table-cell>
          <table:table-cell office:value-type="string">
            <text:p>3.24961141350905</text:p>
          </table:table-cell>
          <table:table-cell office:value-type="string">
            <text:p>3.24962634855766</text:p>
          </table:table-cell>
          <table:table-cell table:number-columns-repeated="2" office:value-type="string">
            <text:p>3.2496530397057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0.376118200233521</text:p>
          </table:table-cell>
          <table:table-cell office:value-type="string">
            <text:p>0.00438012985072056</text:p>
          </table:table-cell>
          <table:table-cell office:value-type="string">
            <text:p>0.60415859622762</text:p>
          </table:table-cell>
          <table:table-cell office:value-type="string">
            <text:p>0.293325747026909</text:p>
          </table:table-cell>
          <table:table-cell office:value-type="string">
            <text:p>0.00119076396660626</text:p>
          </table:table-cell>
          <table:table-cell office:value-type="string">
            <text:p>0.656745845394299</text:p>
          </table:table-cell>
          <table:table-cell office:value-type="string">
            <text:p>0.302731730875564</text:p>
          </table:table-cell>
          <table:table-cell office:value-type="string">
            <text:p>0.00910823377395625</text:p>
          </table:table-cell>
          <table:table-cell office:value-type="string">
            <text:p>0.557194000046691</text:p>
          </table:table-cell>
          <table:table-cell office:value-type="string">
            <text:p>0.34664092030278</text:p>
          </table:table-cell>
          <table:table-cell office:value-type="string">
            <text:p>0.0203774202822297</text:p>
          </table:table-cell>
          <table:table-cell office:value-type="string">
            <text:p>0.442303774935615</text:p>
          </table:table-cell>
          <table:table-cell office:value-type="string">
            <text:p>0.286363835126851</text:p>
          </table:table-cell>
          <table:table-cell office:value-type="string">
            <text:p>0.0677530973781776</text:p>
          </table:table-cell>
          <table:table-cell office:value-type="string">
            <text:p>0.45620461761906</text:p>
          </table:table-cell>
          <table:table-cell office:value-type="string">
            <text:p>0.246950351590084</text:p>
          </table:table-cell>
          <table:table-cell office:value-type="string">
            <text:p>0.145518482145598</text:p>
          </table:table-cell>
          <table:table-cell office:value-type="string">
            <text:p>0.441588093324946</text:p>
          </table:table-cell>
          <table:table-cell office:value-type="string">
            <text:p>0.211698231615286</text:p>
          </table:table-cell>
          <table:table-cell office:value-type="string">
            <text:p>0.220380185532683</text:p>
          </table:table-cell>
          <table:table-cell office:value-type="string">
            <text:p>0.428841467803571</text:p>
          </table:table-cell>
          <table:table-cell office:value-type="string">
            <text:p>0.1957259040201</text:p>
          </table:table-cell>
          <table:table-cell office:value-type="string">
            <text:p>0.274771730562505</text:p>
          </table:table-cell>
          <table:table-cell office:value-type="string">
            <text:p>0.418668469397639</text:p>
          </table:table-cell>
          <table:table-cell office:value-type="string">
            <text:p>0.177862042556792</text:p>
          </table:table-cell>
          <table:table-cell office:value-type="string">
            <text:p>0.321285298206893</text:p>
          </table:table-cell>
          <table:table-cell office:value-type="string">
            <text:p>0.411249493323028</text:p>
          </table:table-cell>
          <table:table-cell office:value-type="string">
            <text:p>0.16568161802706</text:p>
          </table:table-cell>
          <table:table-cell office:value-type="string">
            <text:p>0.342007177872632</text:p>
          </table:table-cell>
          <table:table-cell office:value-type="string">
            <text:p>0.411278105055229</text:p>
          </table:table-cell>
          <table:table-cell office:value-type="string">
            <text:p>2.46164856806345</text:p>
          </table:table-cell>
          <table:table-cell office:value-type="string">
            <text:p>2.47056439272263</text:p>
          </table:table-cell>
          <table:table-cell office:value-type="string">
            <text:p>2.49525049969321</text:p>
          </table:table-cell>
          <table:table-cell table:number-columns-repeated="2" office:value-type="string">
            <text:p>2.50730415623397</text:p>
          </table:table-cell>
          <table:table-cell office:value-type="string">
            <text:p>2.50801499393566</text:p>
          </table:table-cell>
          <table:table-cell office:value-type="string">
            <text:p>2.5082466956985</text:p>
          </table:table-cell>
          <table:table-cell office:value-type="string">
            <text:p>2.50832605781268</text:p>
          </table:table-cell>
          <table:table-cell table:number-columns-repeated="2" office:value-type="string">
            <text:p>2.5084641321857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0.254579609249543</text:p>
          </table:table-cell>
          <table:table-cell office:value-type="string">
            <text:p>0.122384600674195</text:p>
          </table:table-cell>
          <table:table-cell office:value-type="string">
            <text:p>0.305598577367839</text:p>
          </table:table-cell>
          <table:table-cell office:value-type="string">
            <text:p>0.189527363488384</text:p>
          </table:table-cell>
          <table:table-cell office:value-type="string">
            <text:p>0.172961459185546</text:p>
          </table:table-cell>
          <table:table-cell office:value-type="string">
            <text:p>0.354846447383368</text:p>
          </table:table-cell>
          <table:table-cell office:value-type="string">
            <text:p>0.17459192434517</text:p>
          </table:table-cell>
          <table:table-cell office:value-type="string">
            <text:p>0.242834661850578</text:p>
          </table:table-cell>
          <table:table-cell office:value-type="string">
            <text:p>0.349214227783431</text:p>
          </table:table-cell>
          <table:table-cell office:value-type="string">
            <text:p>0.24988477553241</text:p>
          </table:table-cell>
          <table:table-cell office:value-type="string">
            <text:p>0.320829517329125</text:p>
          </table:table-cell>
          <table:table-cell office:value-type="string">
            <text:p>0.30492623215348</text:p>
          </table:table-cell>
          <table:table-cell office:value-type="string">
            <text:p>0.262176350969978</text:p>
          </table:table-cell>
          <table:table-cell office:value-type="string">
            <text:p>0.322974447723168</text:p>
          </table:table-cell>
          <table:table-cell office:value-type="string">
            <text:p>0.311761515685737</text:p>
          </table:table-cell>
          <table:table-cell office:value-type="string">
            <text:p>0.237522033482218</text:p>
          </table:table-cell>
          <table:table-cell office:value-type="string">
            <text:p>0.318111485996497</text:p>
          </table:table-cell>
          <table:table-cell office:value-type="string">
            <text:p>0.323097980105762</text:p>
          </table:table-cell>
          <table:table-cell office:value-type="string">
            <text:p>0.200673825332107</text:p>
          </table:table-cell>
          <table:table-cell office:value-type="string">
            <text:p>0.379764088310549</text:p>
          </table:table-cell>
          <table:table-cell office:value-type="string">
            <text:p>0.321278407751722</text:p>
          </table:table-cell>
          <table:table-cell office:value-type="string">
            <text:p>0.168729422142742</text:p>
          </table:table-cell>
          <table:table-cell office:value-type="string">
            <text:p>0.42363268647705</text:p>
          </table:table-cell>
          <table:table-cell office:value-type="string">
            <text:p>0.324152326626964</text:p>
          </table:table-cell>
          <table:table-cell office:value-type="string">
            <text:p>0.161284427543254</text:p>
          </table:table-cell>
          <table:table-cell office:value-type="string">
            <text:p>0.432200076098906</text:p>
          </table:table-cell>
          <table:table-cell office:value-type="string">
            <text:p>0.332401075487384</text:p>
          </table:table-cell>
          <table:table-cell office:value-type="string">
            <text:p>0.162560351794359</text:p>
          </table:table-cell>
          <table:table-cell office:value-type="string">
            <text:p>0.42214637956873</text:p>
          </table:table-cell>
          <table:table-cell office:value-type="string">
            <text:p>0.350506280987614</text:p>
          </table:table-cell>
          <table:table-cell table:number-columns-repeated="2" office:value-type="string">
            <text:p>2.10753997590035</text:p>
          </table:table-cell>
          <table:table-cell office:value-type="string">
            <text:p>2.14309821427658</text:p>
          </table:table-cell>
          <table:table-cell office:value-type="string">
            <text:p>2.15199402545701</text:p>
          </table:table-cell>
          <table:table-cell office:value-type="string">
            <text:p>2.16860236152034</text:p>
          </table:table-cell>
          <table:table-cell office:value-type="string">
            <text:p>2.16966826338972</text:p>
          </table:table-cell>
          <table:table-cell office:value-type="string">
            <text:p>2.16971175004641</text:p>
          </table:table-cell>
          <table:table-cell office:value-type="string">
            <text:p>2.16984747092881</text:p>
          </table:table-cell>
          <table:table-cell office:value-type="string">
            <text:p>2.1701287657227</text:p>
          </table:table-cell>
          <table:table-cell office:value-type="string">
            <text:p>2.170149899516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0.394626299819501</text:p>
          </table:table-cell>
          <table:table-cell office:value-type="string">
            <text:p>0.141576224664782</text:p>
          </table:table-cell>
          <table:table-cell office:value-type="string">
            <text:p>0.394109063765093</text:p>
          </table:table-cell>
          <table:table-cell office:value-type="string">
            <text:p>0.248700767836868</text:p>
          </table:table-cell>
          <table:table-cell office:value-type="string">
            <text:p>0.226663757705708</text:p>
          </table:table-cell>
          <table:table-cell office:value-type="string">
            <text:p>0.455302386511896</text:p>
          </table:table-cell>
          <table:table-cell office:value-type="string">
            <text:p>0.255141523089938</text:p>
          </table:table-cell>
          <table:table-cell office:value-type="string">
            <text:p>0.280510525432017</text:p>
          </table:table-cell>
          <table:table-cell office:value-type="string">
            <text:p>0.417694467266475</text:p>
          </table:table-cell>
          <table:table-cell office:value-type="string">
            <text:p>0.246339011636136</text:p>
          </table:table-cell>
          <table:table-cell office:value-type="string">
            <text:p>0.379522659513158</text:p>
          </table:table-cell>
          <table:table-cell office:value-type="string">
            <text:p>0.3463656219273</text:p>
          </table:table-cell>
          <table:table-cell office:value-type="string">
            <text:p>0.197450853472932</text:p>
          </table:table-cell>
          <table:table-cell office:value-type="string">
            <text:p>0.46872524127637</text:p>
          </table:table-cell>
          <table:table-cell office:value-type="string">
            <text:p>0.311220723915923</text:p>
          </table:table-cell>
          <table:table-cell office:value-type="string">
            <text:p>0.175957987272897</text:p>
          </table:table-cell>
          <table:table-cell office:value-type="string">
            <text:p>0.512975958852023</text:p>
          </table:table-cell>
          <table:table-cell office:value-type="string">
            <text:p>0.279593311982834</text:p>
          </table:table-cell>
          <table:table-cell office:value-type="string">
            <text:p>0.146563584924697</text:p>
          </table:table-cell>
          <table:table-cell office:value-type="string">
            <text:p>0.531340098231492</text:p>
          </table:table-cell>
          <table:table-cell office:value-type="string">
            <text:p>0.280849688905228</text:p>
          </table:table-cell>
          <table:table-cell office:value-type="string">
            <text:p>0.108823166511264</text:p>
          </table:table-cell>
          <table:table-cell office:value-type="string">
            <text:p>0.538224770960072</text:p>
          </table:table-cell>
          <table:table-cell office:value-type="string">
            <text:p>0.30794938489121</text:p>
          </table:table-cell>
          <table:table-cell office:value-type="string">
            <text:p>0.0926380684861081</text:p>
          </table:table-cell>
          <table:table-cell office:value-type="string">
            <text:p>0.544740344361869</text:p>
          </table:table-cell>
          <table:table-cell office:value-type="string">
            <text:p>0.32205507243821</text:p>
          </table:table-cell>
          <table:table-cell office:value-type="string">
            <text:p>0.0928105527652901</text:p>
          </table:table-cell>
          <table:table-cell office:value-type="string">
            <text:p>0.54901481892669</text:p>
          </table:table-cell>
          <table:table-cell office:value-type="string">
            <text:p>0.319731317686222</text:p>
          </table:table-cell>
          <table:table-cell table:number-columns-repeated="2" office:value-type="string">
            <text:p>2.88281097537797</text:p>
          </table:table-cell>
          <table:table-cell table:number-columns-repeated="2" office:value-type="string">
            <text:p>2.88560261613891</text:p>
          </table:table-cell>
          <table:table-cell office:value-type="string">
            <text:p>2.88574354750987</text:p>
          </table:table-cell>
          <table:table-cell office:value-type="string">
            <text:p>2.88588550629402</text:p>
          </table:table-cell>
          <table:table-cell office:value-type="string">
            <text:p>2.88655896608656</text:p>
          </table:table-cell>
          <table:table-cell table:number-columns-repeated="2" office:value-type="string">
            <text:p>2.88656477452868</text:p>
          </table:table-cell>
          <table:table-cell office:value-type="string">
            <text:p>2.8865921239159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0.0482734933635489</text:p>
          </table:table-cell>
          <table:table-cell office:value-type="string">
            <text:p>0.63395649227805</text:p>
          </table:table-cell>
          <table:table-cell office:value-type="string">
            <text:p>0.338353753756982</text:p>
          </table:table-cell>
          <table:table-cell office:value-type="string">
            <text:p>0.0646713754295499</text:p>
          </table:table-cell>
          <table:table-cell office:value-type="string">
            <text:p>0.638209256557782</text:p>
          </table:table-cell>
          <table:table-cell office:value-type="string">
            <text:p>0.308379818213966</text:p>
          </table:table-cell>
          <table:table-cell office:value-type="string">
            <text:p>0.0788559332843197</text:p>
          </table:table-cell>
          <table:table-cell office:value-type="string">
            <text:p>0.657284335506116</text:p>
          </table:table-cell>
          <table:table-cell office:value-type="string">
            <text:p>0.278400895988881</text:p>
          </table:table-cell>
          <table:table-cell office:value-type="string">
            <text:p>0.138826672691565</text:p>
          </table:table-cell>
          <table:table-cell office:value-type="string">
            <text:p>0.652465127997216</text:p>
          </table:table-cell>
          <table:table-cell office:value-type="string">
            <text:p>0.231882506227661</text:p>
          </table:table-cell>
          <table:table-cell office:value-type="string">
            <text:p>0.128368644023893</text:p>
          </table:table-cell>
          <table:table-cell office:value-type="string">
            <text:p>0.650723511777319</text:p>
          </table:table-cell>
          <table:table-cell office:value-type="string">
            <text:p>0.243335407925759</text:p>
          </table:table-cell>
          <table:table-cell office:value-type="string">
            <text:p>0.0994722814825969</text:p>
          </table:table-cell>
          <table:table-cell office:value-type="string">
            <text:p>0.656415701821961</text:p>
          </table:table-cell>
          <table:table-cell office:value-type="string">
            <text:p>0.26909434831684</text:p>
          </table:table-cell>
          <table:table-cell office:value-type="string">
            <text:p>0.0894294890779624</text:p>
          </table:table-cell>
          <table:table-cell office:value-type="string">
            <text:p>0.633538804184232</text:p>
          </table:table-cell>
          <table:table-cell office:value-type="string">
            <text:p>0.283153439929464</text:p>
          </table:table-cell>
          <table:table-cell office:value-type="string">
            <text:p>0.0706936632137369</text:p>
          </table:table-cell>
          <table:table-cell office:value-type="string">
            <text:p>0.625016165245031</text:p>
          </table:table-cell>
          <table:table-cell office:value-type="string">
            <text:p>0.296175753337241</text:p>
          </table:table-cell>
          <table:table-cell office:value-type="string">
            <text:p>0.0718684211955508</text:p>
          </table:table-cell>
          <table:table-cell office:value-type="string">
            <text:p>0.603589325052966</text:p>
          </table:table-cell>
          <table:table-cell office:value-type="string">
            <text:p>0.309497337301241</text:p>
          </table:table-cell>
          <table:table-cell office:value-type="string">
            <text:p>0.0785175165812143</text:p>
          </table:table-cell>
          <table:table-cell office:value-type="string">
            <text:p>0.599688029314627</text:p>
          </table:table-cell>
          <table:table-cell office:value-type="string">
            <text:p>0.300165897690275</text:p>
          </table:table-cell>
          <table:table-cell table:number-columns-repeated="3" office:value-type="string">
            <text:p>2.93600068051157</text:p>
          </table:table-cell>
          <table:table-cell table:number-columns-repeated="2" office:value-type="string">
            <text:p>2.9365149991162</text:p>
          </table:table-cell>
          <table:table-cell office:value-type="string">
            <text:p>2.93663230276215</text:p>
          </table:table-cell>
          <table:table-cell office:value-type="string">
            <text:p>2.93668079308509</text:p>
          </table:table-cell>
          <table:table-cell office:value-type="string">
            <text:p>2.93698804059081</text:p>
          </table:table-cell>
          <table:table-cell office:value-type="string">
            <text:p>2.93700255124051</text:p>
          </table:table-cell>
          <table:table-cell office:value-type="string">
            <text:p>2.9370314706741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1.40110694579485</text:p>
          </table:table-cell>
          <table:table-cell office:value-type="string">
            <text:p>0.00926332935696808</text:p>
          </table:table-cell>
          <table:table-cell office:value-type="float" office:value="0">
            <text:p>0</text:p>
          </table:table-cell>
          <table:table-cell office:value-type="string">
            <text:p>1.4358089450695</text:p>
          </table:table-cell>
          <table:table-cell office:value-type="string">
            <text:p>0.00399279057827126</text:p>
          </table:table-cell>
          <table:table-cell office:value-type="float" office:value="0">
            <text:p>0</text:p>
          </table:table-cell>
          <table:table-cell office:value-type="string">
            <text:p>1.41177167347619</text:p>
          </table:table-cell>
          <table:table-cell office:value-type="string">
            <text:p>0.00800051055441141</text:p>
          </table:table-cell>
          <table:table-cell office:value-type="string">
            <text:p>0.00849842217504226</text:p>
          </table:table-cell>
          <table:table-cell office:value-type="string">
            <text:p>1.34406500623234</text:p>
          </table:table-cell>
          <table:table-cell office:value-type="string">
            <text:p>0.0131885563227216</text:p>
          </table:table-cell>
          <table:table-cell office:value-type="string">
            <text:p>0.0325101542913927</text:p>
          </table:table-cell>
          <table:table-cell office:value-type="string">
            <text:p>1.16792464971238</text:p>
          </table:table-cell>
          <table:table-cell office:value-type="string">
            <text:p>0.0436493227574571</text:p>
          </table:table-cell>
          <table:table-cell office:value-type="string">
            <text:p>0.042059757116567</text:p>
          </table:table-cell>
          <table:table-cell office:value-type="string">
            <text:p>1.05673429440058</text:p>
          </table:table-cell>
          <table:table-cell office:value-type="string">
            <text:p>0.0799815562709877</text:p>
          </table:table-cell>
          <table:table-cell office:value-type="string">
            <text:p>0.0591426508616956</text:p>
          </table:table-cell>
          <table:table-cell office:value-type="string">
            <text:p>0.8824906325388</text:p>
          </table:table-cell>
          <table:table-cell office:value-type="string">
            <text:p>0.15514445517819</text:p>
          </table:table-cell>
          <table:table-cell office:value-type="string">
            <text:p>0.051908969743535</text:p>
          </table:table-cell>
          <table:table-cell office:value-type="string">
            <text:p>0.813217609840211</text:p>
          </table:table-cell>
          <table:table-cell office:value-type="string">
            <text:p>0.206448667153846</text:p>
          </table:table-cell>
          <table:table-cell office:value-type="string">
            <text:p>0.0592406794182804</text:p>
          </table:table-cell>
          <table:table-cell office:value-type="string">
            <text:p>0.756415366482897</text:p>
          </table:table-cell>
          <table:table-cell office:value-type="string">
            <text:p>0.229384192254348</text:p>
          </table:table-cell>
          <table:table-cell office:value-type="string">
            <text:p>0.0640943048069267</text:p>
          </table:table-cell>
          <table:table-cell office:value-type="string">
            <text:p>0.722690317372051</text:p>
          </table:table-cell>
          <table:table-cell office:value-type="string">
            <text:p>0.24074840971091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0.202570046097484</text:p>
          </table:table-cell>
          <table:table-cell table:number-columns-repeated="2" office:value-type="string">
            <text:p>0.285624810675951</text:p>
          </table:table-cell>
          <table:table-cell office:value-type="string">
            <text:p>0.295940762267199</text:p>
          </table:table-cell>
          <table:table-cell office:value-type="string">
            <text:p>0.301290494211371</text:p>
          </table:table-cell>
          <table:table-cell office:value-type="string">
            <text:p>0.31200800783872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0.295783769761706</text:p>
          </table:table-cell>
          <table:table-cell office:value-type="string">
            <text:p>0.627050174988409</text:p>
          </table:table-cell>
          <table:table-cell office:value-type="string">
            <text:p>0.0842788020975375</text:p>
          </table:table-cell>
          <table:table-cell office:value-type="string">
            <text:p>0.200754735613726</text:p>
          </table:table-cell>
          <table:table-cell office:value-type="string">
            <text:p>0.605687058896818</text:p>
          </table:table-cell>
          <table:table-cell office:value-type="string">
            <text:p>0.155484036700653</text:p>
          </table:table-cell>
          <table:table-cell office:value-type="string">
            <text:p>0.184423530545901</text:p>
          </table:table-cell>
          <table:table-cell office:value-type="string">
            <text:p>0.538792029770535</text:p>
          </table:table-cell>
          <table:table-cell office:value-type="string">
            <text:p>0.210850381518266</text:p>
          </table:table-cell>
          <table:table-cell office:value-type="string">
            <text:p>0.171879656489144</text:p>
          </table:table-cell>
          <table:table-cell office:value-type="string">
            <text:p>0.502198408279717</text:p>
          </table:table-cell>
          <table:table-cell office:value-type="string">
            <text:p>0.24660279729243</text:p>
          </table:table-cell>
          <table:table-cell office:value-type="string">
            <text:p>0.179293090525866</text:p>
          </table:table-cell>
          <table:table-cell office:value-type="string">
            <text:p>0.448460278982206</text:p>
          </table:table-cell>
          <table:table-cell office:value-type="string">
            <text:p>0.282398729503693</text:p>
          </table:table-cell>
          <table:table-cell office:value-type="string">
            <text:p>0.199236190663239</text:p>
          </table:table-cell>
          <table:table-cell office:value-type="string">
            <text:p>0.402903045161296</text:p>
          </table:table-cell>
          <table:table-cell office:value-type="string">
            <text:p>0.309055994991924</text:p>
          </table:table-cell>
          <table:table-cell office:value-type="string">
            <text:p>0.175554745728476</text:p>
          </table:table-cell>
          <table:table-cell office:value-type="string">
            <text:p>0.370392067326284</text:p>
          </table:table-cell>
          <table:table-cell office:value-type="string">
            <text:p>0.358295383307814</text:p>
          </table:table-cell>
          <table:table-cell office:value-type="string">
            <text:p>0.146164549446495</text:p>
          </table:table-cell>
          <table:table-cell office:value-type="string">
            <text:p>0.374569726377931</text:p>
          </table:table-cell>
          <table:table-cell office:value-type="string">
            <text:p>0.398511189203277</text:p>
          </table:table-cell>
          <table:table-cell office:value-type="string">
            <text:p>0.128810280885077</text:p>
          </table:table-cell>
          <table:table-cell office:value-type="string">
            <text:p>0.395591200835365</text:p>
          </table:table-cell>
          <table:table-cell office:value-type="string">
            <text:p>0.411242292823895</text:p>
          </table:table-cell>
          <table:table-cell office:value-type="string">
            <text:p>0.118193471974317</text:p>
          </table:table-cell>
          <table:table-cell office:value-type="string">
            <text:p>0.431904858708302</text:p>
          </table:table-cell>
          <table:table-cell office:value-type="string">
            <text:p>0.391341731074233</text:p>
          </table:table-cell>
          <table:table-cell office:value-type="string">
            <text:p>2.09944409679774</text:p>
          </table:table-cell>
          <table:table-cell office:value-type="string">
            <text:p>2.1960708468698</text:p>
          </table:table-cell>
          <table:table-cell office:value-type="string">
            <text:p>2.19780057282492</text:p>
          </table:table-cell>
          <table:table-cell table:number-columns-repeated="2" office:value-type="string">
            <text:p>2.19979027033918</text:p>
          </table:table-cell>
          <table:table-cell office:value-type="string">
            <text:p>2.20209825775469</text:p>
          </table:table-cell>
          <table:table-cell table:number-columns-repeated="2" office:value-type="string">
            <text:p>2.20221659368074</text:p>
          </table:table-cell>
          <table:table-cell office:value-type="string">
            <text:p>2.20222286403991</text:p>
          </table:table-cell>
          <table:table-cell office:value-type="string">
            <text:p>2.2025084783183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0.565148047375813</text:p>
          </table:table-cell>
          <table:table-cell office:value-type="string">
            <text:p>0.251117403840254</text:p>
          </table:table-cell>
          <table:table-cell office:value-type="string">
            <text:p>0.169919395287748</text:p>
          </table:table-cell>
          <table:table-cell office:value-type="string">
            <text:p>0.561087261236135</text:p>
          </table:table-cell>
          <table:table-cell office:value-type="string">
            <text:p>0.255960590551704</text:p>
          </table:table-cell>
          <table:table-cell office:value-type="string">
            <text:p>0.159070335451994</text:p>
          </table:table-cell>
          <table:table-cell office:value-type="string">
            <text:p>0.535877669178835</text:p>
          </table:table-cell>
          <table:table-cell office:value-type="string">
            <text:p>0.299719031207412</text:p>
          </table:table-cell>
          <table:table-cell office:value-type="string">
            <text:p>0.135109898638073</text:p>
          </table:table-cell>
          <table:table-cell office:value-type="string">
            <text:p>0.425719901634789</text:p>
          </table:table-cell>
          <table:table-cell office:value-type="string">
            <text:p>0.352743461792417</text:p>
          </table:table-cell>
          <table:table-cell office:value-type="string">
            <text:p>0.156734284970997</text:p>
          </table:table-cell>
          <table:table-cell office:value-type="string">
            <text:p>0.36121211095128</text:p>
          </table:table-cell>
          <table:table-cell office:value-type="string">
            <text:p>0.4159448333838</text:p>
          </table:table-cell>
          <table:table-cell office:value-type="string">
            <text:p>0.126435524313032</text:p>
          </table:table-cell>
          <table:table-cell office:value-type="string">
            <text:p>0.321780538089811</text:p>
          </table:table-cell>
          <table:table-cell office:value-type="string">
            <text:p>0.504878596848571</text:p>
          </table:table-cell>
          <table:table-cell office:value-type="string">
            <text:p>0.102554340209824</text:p>
          </table:table-cell>
          <table:table-cell office:value-type="string">
            <text:p>0.22898343207793</text:p>
          </table:table-cell>
          <table:table-cell office:value-type="string">
            <text:p>0.624756014049609</text:p>
          </table:table-cell>
          <table:table-cell office:value-type="string">
            <text:p>0.116263652005418</text:p>
          </table:table-cell>
          <table:table-cell office:value-type="string">
            <text:p>0.158674643046931</text:p>
          </table:table-cell>
          <table:table-cell office:value-type="string">
            <text:p>0.733775886583169</text:p>
          </table:table-cell>
          <table:table-cell office:value-type="string">
            <text:p>0.115337501091349</text:p>
          </table:table-cell>
          <table:table-cell office:value-type="string">
            <text:p>0.121679721596874</text:p>
          </table:table-cell>
          <table:table-cell office:value-type="string">
            <text:p>0.709486207384595</text:p>
          </table:table-cell>
          <table:table-cell office:value-type="string">
            <text:p>0.172428100403242</text:p>
          </table:table-cell>
          <table:table-cell office:value-type="string">
            <text:p>0.100929262459631</text:p>
          </table:table-cell>
          <table:table-cell office:value-type="string">
            <text:p>0.707082501492438</text:p>
          </table:table-cell>
          <table:table-cell office:value-type="string">
            <text:p>0.203272981589364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string">
            <text:p>0.563587865991245</text:p>
          </table:table-cell>
          <table:table-cell office:value-type="string">
            <text:p>0.565717982982408</text:p>
          </table:table-cell>
          <table:table-cell office:value-type="string">
            <text:p>0.57244173991185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0.11513785461538</text:p>
          </table:table-cell>
          <table:table-cell office:value-type="string">
            <text:p>0.301193891547939</text:p>
          </table:table-cell>
          <table:table-cell office:value-type="string">
            <text:p>0.51220586648737</text:p>
          </table:table-cell>
          <table:table-cell office:value-type="string">
            <text:p>0.12257433661447</text:p>
          </table:table-cell>
          <table:table-cell office:value-type="string">
            <text:p>0.318402530816996</text:p>
          </table:table-cell>
          <table:table-cell office:value-type="string">
            <text:p>0.471870395474272</text:p>
          </table:table-cell>
          <table:table-cell office:value-type="string">
            <text:p>0.134494250167524</text:p>
          </table:table-cell>
          <table:table-cell office:value-type="string">
            <text:p>0.319197044112014</text:p>
          </table:table-cell>
          <table:table-cell office:value-type="string">
            <text:p>0.386075470824544</text:p>
          </table:table-cell>
          <table:table-cell office:value-type="string">
            <text:p>0.180603786884613</text:p>
          </table:table-cell>
          <table:table-cell office:value-type="string">
            <text:p>0.380664718706511</text:p>
          </table:table-cell>
          <table:table-cell office:value-type="string">
            <text:p>0.31723281892221</text:p>
          </table:table-cell>
          <table:table-cell office:value-type="string">
            <text:p>0.192161415434016</text:p>
          </table:table-cell>
          <table:table-cell office:value-type="string">
            <text:p>0.435987588399116</text:p>
          </table:table-cell>
          <table:table-cell office:value-type="string">
            <text:p>0.267876859013456</text:p>
          </table:table-cell>
          <table:table-cell office:value-type="string">
            <text:p>0.186009397189263</text:p>
          </table:table-cell>
          <table:table-cell office:value-type="string">
            <text:p>0.532197446252149</text:p>
          </table:table-cell>
          <table:table-cell office:value-type="string">
            <text:p>0.219125562932293</text:p>
          </table:table-cell>
          <table:table-cell office:value-type="string">
            <text:p>0.157853745853345</text:p>
          </table:table-cell>
          <table:table-cell office:value-type="string">
            <text:p>0.683005890216972</text:p>
          </table:table-cell>
          <table:table-cell office:value-type="string">
            <text:p>0.151766889585848</text:p>
          </table:table-cell>
          <table:table-cell office:value-type="string">
            <text:p>0.142049445442738</text:p>
          </table:table-cell>
          <table:table-cell office:value-type="string">
            <text:p>0.741019112224957</text:p>
          </table:table-cell>
          <table:table-cell office:value-type="string">
            <text:p>0.139016360906216</text:p>
          </table:table-cell>
          <table:table-cell office:value-type="string">
            <text:p>0.111012754118912</text:p>
          </table:table-cell>
          <table:table-cell office:value-type="string">
            <text:p>0.816487722955944</text:p>
          </table:table-cell>
          <table:table-cell office:value-type="string">
            <text:p>0.12039113584633</text:p>
          </table:table-cell>
          <table:table-cell office:value-type="string">
            <text:p>0.0923515867917632</text:p>
          </table:table-cell>
          <table:table-cell office:value-type="string">
            <text:p>0.829651148372546</text:p>
          </table:table-cell>
          <table:table-cell office:value-type="string">
            <text:p>0.1264067284066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0.0601813371786205</text:p>
          </table:table-cell>
          <table:table-cell table:number-columns-repeated="2" office:value-type="string">
            <text:p>0.00804630615835029</text:p>
          </table:table-cell>
          <table:table-cell table:number-columns-repeated="2" office:value-type="string">
            <text:p>0.0814553278225735</text:p>
          </table:table-cell>
          <table:table-cell table:number-columns-repeated="2" office:value-type="string">
            <text:p>0.082821260939329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0.511284796306781</text:p>
          </table:table-cell>
          <table:table-cell office:value-type="string">
            <text:p>0.50540461299342</text:p>
          </table:table-cell>
          <table:table-cell office:value-type="string">
            <text:p>0.0188502784829163</text:p>
          </table:table-cell>
          <table:table-cell office:value-type="string">
            <text:p>0.335896485989583</text:p>
          </table:table-cell>
          <table:table-cell office:value-type="string">
            <text:p>0.662555685837253</text:p>
          </table:table-cell>
          <table:table-cell office:value-type="string">
            <text:p>0.0126257176330322</text:p>
          </table:table-cell>
          <table:table-cell office:value-type="string">
            <text:p>0.294022719421618</text:p>
          </table:table-cell>
          <table:table-cell office:value-type="string">
            <text:p>0.672209232595913</text:p>
          </table:table-cell>
          <table:table-cell office:value-type="string">
            <text:p>0.00956633949251682</text:p>
          </table:table-cell>
          <table:table-cell office:value-type="string">
            <text:p>0.260434825422019</text:p>
          </table:table-cell>
          <table:table-cell office:value-type="string">
            <text:p>0.700320900815577</text:p>
          </table:table-cell>
          <table:table-cell office:value-type="string">
            <text:p>0.00795027129631564</text:p>
          </table:table-cell>
          <table:table-cell office:value-type="string">
            <text:p>0.244920204914283</text:p>
          </table:table-cell>
          <table:table-cell office:value-type="string">
            <text:p>0.717347475074998</text:p>
          </table:table-cell>
          <table:table-cell office:value-type="string">
            <text:p>0.0199913767668697</text:p>
          </table:table-cell>
          <table:table-cell office:value-type="string">
            <text:p>0.222363757974466</text:p>
          </table:table-cell>
          <table:table-cell office:value-type="string">
            <text:p>0.731893640286473</text:p>
          </table:table-cell>
          <table:table-cell office:value-type="string">
            <text:p>0.0421597818712889</text:p>
          </table:table-cell>
          <table:table-cell office:value-type="string">
            <text:p>0.177750308413484</text:p>
          </table:table-cell>
          <table:table-cell office:value-type="string">
            <text:p>0.784783297777548</text:p>
          </table:table-cell>
          <table:table-cell office:value-type="string">
            <text:p>0.0701056430311346</text:p>
          </table:table-cell>
          <table:table-cell office:value-type="string">
            <text:p>0.125933209872316</text:p>
          </table:table-cell>
          <table:table-cell office:value-type="string">
            <text:p>0.821565281987808</text:p>
          </table:table-cell>
          <table:table-cell office:value-type="string">
            <text:p>0.104021057862204</text:p>
          </table:table-cell>
          <table:table-cell office:value-type="string">
            <text:p>0.0960477721534691</text:p>
          </table:table-cell>
          <table:table-cell office:value-type="string">
            <text:p>0.830809345010645</text:p>
          </table:table-cell>
          <table:table-cell office:value-type="string">
            <text:p>0.132129893142056</text:p>
          </table:table-cell>
          <table:table-cell office:value-type="string">
            <text:p>0.0794807331584715</text:p>
          </table:table-cell>
          <table:table-cell office:value-type="string">
            <text:p>0.803248094044512</text:p>
          </table:table-cell>
          <table:table-cell office:value-type="string">
            <text:p>0.1612582820122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0.152242311607669</text:p>
          </table:table-cell>
          <table:table-cell office:value-type="string">
            <text:p>-0.0962048572589647</text:p>
          </table:table-cell>
          <table:table-cell table:number-columns-repeated="4" office:value-type="string">
            <text:p>0.036069700697702</text:p>
          </table:table-cell>
          <table:table-cell office:value-type="string">
            <text:p>0.04226040668945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0.20124149477378</text:p>
          </table:table-cell>
          <table:table-cell office:value-type="string">
            <text:p>0.772353851931684</text:p>
          </table:table-cell>
          <table:table-cell office:value-type="string">
            <text:p>0.0603089670730573</text:p>
          </table:table-cell>
          <table:table-cell office:value-type="string">
            <text:p>0.105819877291582</text:p>
          </table:table-cell>
          <table:table-cell office:value-type="string">
            <text:p>1.01219033286904</text:p>
          </table:table-cell>
          <table:table-cell office:value-type="string">
            <text:p>0.0274269415500474</text:p>
          </table:table-cell>
          <table:table-cell office:value-type="string">
            <text:p>0.109449071333665</text:p>
          </table:table-cell>
          <table:table-cell office:value-type="string">
            <text:p>1.03966771342901</text:p>
          </table:table-cell>
          <table:table-cell office:value-type="string">
            <text:p>0.0169990123956604</text:p>
          </table:table-cell>
          <table:table-cell office:value-type="string">
            <text:p>0.0942167689431796</text:p>
          </table:table-cell>
          <table:table-cell office:value-type="string">
            <text:p>1.0910354758009</text:p>
          </table:table-cell>
          <table:table-cell office:value-type="string">
            <text:p>0.0111441859305214</text:p>
          </table:table-cell>
          <table:table-cell office:value-type="string">
            <text:p>0.0623855684943264</text:p>
          </table:table-cell>
          <table:table-cell office:value-type="string">
            <text:p>1.11578710459881</text:p>
          </table:table-cell>
          <table:table-cell office:value-type="string">
            <text:p>0.0186532436052352</text:p>
          </table:table-cell>
          <table:table-cell office:value-type="string">
            <text:p>0.0441847168868523</text:p>
          </table:table-cell>
          <table:table-cell office:value-type="string">
            <text:p>1.09938465313311</text:p>
          </table:table-cell>
          <table:table-cell office:value-type="string">
            <text:p>0.0218890393648268</text:p>
          </table:table-cell>
          <table:table-cell office:value-type="string">
            <text:p>0.0391210063047716</text:p>
          </table:table-cell>
          <table:table-cell office:value-type="string">
            <text:p>1.06373482834532</text:p>
          </table:table-cell>
          <table:table-cell office:value-type="string">
            <text:p>0.048479730588919</text:p>
          </table:table-cell>
          <table:table-cell office:value-type="string">
            <text:p>0.0309378925051251</text:p>
          </table:table-cell>
          <table:table-cell office:value-type="string">
            <text:p>1.06505490221455</text:p>
          </table:table-cell>
          <table:table-cell office:value-type="string">
            <text:p>0.0593921083239495</text:p>
          </table:table-cell>
          <table:table-cell office:value-type="string">
            <text:p>0.0224185014624944</text:p>
          </table:table-cell>
          <table:table-cell office:value-type="string">
            <text:p>1.09060991364682</text:p>
          </table:table-cell>
          <table:table-cell office:value-type="string">
            <text:p>0.057492885488491</text:p>
          </table:table-cell>
          <table:table-cell office:value-type="string">
            <text:p>0.0200092811816292</text:p>
          </table:table-cell>
          <table:table-cell office:value-type="string">
            <text:p>1.10045040024866</text:p>
          </table:table-cell>
          <table:table-cell office:value-type="string">
            <text:p>0.0576899158580792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string">
            <text:p>-1.7328282715969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0.000322956272915507</text:p>
          </table:table-cell>
          <table:table-cell office:value-type="string">
            <text:p>0.600983862960064</text:p>
          </table:table-cell>
          <table:table-cell office:value-type="string">
            <text:p>0.422452117522425</text:p>
          </table:table-cell>
          <table:table-cell office:value-type="string">
            <text:p>0.0000934194103095414</text:p>
          </table:table-cell>
          <table:table-cell office:value-type="string">
            <text:p>0.677017318021304</text:p>
          </table:table-cell>
          <table:table-cell office:value-type="string">
            <text:p>0.338991962728141</text:p>
          </table:table-cell>
          <table:table-cell office:value-type="string">
            <text:p>0.0000585891449645697</text:p>
          </table:table-cell>
          <table:table-cell office:value-type="string">
            <text:p>0.74015887465845</text:p>
          </table:table-cell>
          <table:table-cell office:value-type="string">
            <text:p>0.265978733264897</text:p>
          </table:table-cell>
          <table:table-cell office:value-type="string">
            <text:p>0.0000215023511865069</text:p>
          </table:table-cell>
          <table:table-cell office:value-type="string">
            <text:p>0.819274289976886</text:p>
          </table:table-cell>
          <table:table-cell office:value-type="string">
            <text:p>0.192998529158346</text:p>
          </table:table-cell>
          <table:table-cell office:value-type="string">
            <text:p>0.0000689656834905999</text:p>
          </table:table-cell>
          <table:table-cell office:value-type="string">
            <text:p>0.984729761992706</text:p>
          </table:table-cell>
          <table:table-cell office:value-type="string">
            <text:p>0.117049614964238</text:p>
          </table:table-cell>
          <table:table-cell office:value-type="string">
            <text:p>0.00704998002664774</text:p>
          </table:table-cell>
          <table:table-cell office:value-type="string">
            <text:p>1.06310604805155</text:p>
          </table:table-cell>
          <table:table-cell office:value-type="string">
            <text:p>0.0868609833819974</text:p>
          </table:table-cell>
          <table:table-cell office:value-type="string">
            <text:p>0.0288794682537047</text:p>
          </table:table-cell>
          <table:table-cell office:value-type="string">
            <text:p>1.10744102503753</text:p>
          </table:table-cell>
          <table:table-cell office:value-type="string">
            <text:p>0.0579986787144985</text:p>
          </table:table-cell>
          <table:table-cell office:value-type="string">
            <text:p>0.024396840247292</text:p>
          </table:table-cell>
          <table:table-cell office:value-type="string">
            <text:p>1.09906709420019</text:p>
          </table:table-cell>
          <table:table-cell office:value-type="string">
            <text:p>0.0701896361421091</text:p>
          </table:table-cell>
          <table:table-cell office:value-type="string">
            <text:p>0.0229741408895554</text:p>
          </table:table-cell>
          <table:table-cell office:value-type="string">
            <text:p>1.01297456423632</text:p>
          </table:table-cell>
          <table:table-cell office:value-type="string">
            <text:p>0.1066839082903</text:p>
          </table:table-cell>
          <table:table-cell office:value-type="string">
            <text:p>0.0307933932192634</text:p>
          </table:table-cell>
          <table:table-cell office:value-type="string">
            <text:p>0.976872338763951</text:p>
          </table:table-cell>
          <table:table-cell office:value-type="string">
            <text:p>0.114133672027288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-0.913284336055117</text:p>
          </table:table-cell>
          <table:table-cell office:value-type="string">
            <text:p>-0.883392256011751</text:p>
          </table:table-cell>
          <table:table-cell office:value-type="string">
            <text:p>-0.85139734519390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0.519653704789902</text:p>
          </table:table-cell>
          <table:table-cell office:value-type="string">
            <text:p>0.273535855371692</text:p>
          </table:table-cell>
          <table:table-cell office:value-type="string">
            <text:p>0.137360380035515</text:p>
          </table:table-cell>
          <table:table-cell office:value-type="string">
            <text:p>0.43137144140118</text:p>
          </table:table-cell>
          <table:table-cell office:value-type="string">
            <text:p>0.392148775842755</text:p>
          </table:table-cell>
          <table:table-cell office:value-type="string">
            <text:p>0.129821040708485</text:p>
          </table:table-cell>
          <table:table-cell office:value-type="string">
            <text:p>0.330352252314079</text:p>
          </table:table-cell>
          <table:table-cell office:value-type="string">
            <text:p>0.520641973815955</text:p>
          </table:table-cell>
          <table:table-cell office:value-type="string">
            <text:p>0.118670635424</text:p>
          </table:table-cell>
          <table:table-cell office:value-type="string">
            <text:p>0.186871375946788</text:p>
          </table:table-cell>
          <table:table-cell office:value-type="string">
            <text:p>0.730163580768822</text:p>
          </table:table-cell>
          <table:table-cell office:value-type="string">
            <text:p>0.10675012416188</text:p>
          </table:table-cell>
          <table:table-cell office:value-type="string">
            <text:p>0.14187847031224</text:p>
          </table:table-cell>
          <table:table-cell office:value-type="string">
            <text:p>0.779353622828301</text:p>
          </table:table-cell>
          <table:table-cell office:value-type="string">
            <text:p>0.119322245652047</text:p>
          </table:table-cell>
          <table:table-cell office:value-type="string">
            <text:p>0.128389854196496</text:p>
          </table:table-cell>
          <table:table-cell office:value-type="string">
            <text:p>0.755748055546943</text:p>
          </table:table-cell>
          <table:table-cell office:value-type="string">
            <text:p>0.148945770782575</text:p>
          </table:table-cell>
          <table:table-cell office:value-type="string">
            <text:p>0.109638295566984</text:p>
          </table:table-cell>
          <table:table-cell office:value-type="string">
            <text:p>0.77371112337458</text:p>
          </table:table-cell>
          <table:table-cell office:value-type="string">
            <text:p>0.155755267580857</text:p>
          </table:table-cell>
          <table:table-cell office:value-type="string">
            <text:p>0.102134643648417</text:p>
          </table:table-cell>
          <table:table-cell office:value-type="string">
            <text:p>0.823208601917636</text:p>
          </table:table-cell>
          <table:table-cell office:value-type="string">
            <text:p>0.131960368549121</text:p>
          </table:table-cell>
          <table:table-cell office:value-type="string">
            <text:p>0.109863164299538</text:p>
          </table:table-cell>
          <table:table-cell office:value-type="string">
            <text:p>0.853612935944329</text:p>
          </table:table-cell>
          <table:table-cell office:value-type="string">
            <text:p>0.10369290701239</text:p>
          </table:table-cell>
          <table:table-cell office:value-type="string">
            <text:p>0.10671149270121</text:p>
          </table:table-cell>
          <table:table-cell office:value-type="string">
            <text:p>0.877083377440498</text:p>
          </table:table-cell>
          <table:table-cell office:value-type="string">
            <text:p>0.0946684003773385</text:p>
          </table:table-cell>
          <table:table-cell table:number-columns-repeated="8" office:value-type="string">
            <text:p>3.88658276328859</text:p>
          </table:table-cell>
          <table:table-cell table:number-columns-repeated="2" office:value-type="string">
            <text:p>3.886585548942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0.394267317232455</text:p>
          </table:table-cell>
          <table:table-cell office:value-type="string">
            <text:p>0.255427930544729</text:p>
          </table:table-cell>
          <table:table-cell office:value-type="string">
            <text:p>0.0260950890490134</text:p>
          </table:table-cell>
          <table:table-cell office:value-type="string">
            <text:p>0.419317571813721</text:p>
          </table:table-cell>
          <table:table-cell office:value-type="string">
            <text:p>0.413470286475179</text:p>
          </table:table-cell>
          <table:table-cell office:value-type="string">
            <text:p>0.0128507748154366</text:p>
          </table:table-cell>
          <table:table-cell office:value-type="string">
            <text:p>0.317673459335746</text:p>
          </table:table-cell>
          <table:table-cell office:value-type="string">
            <text:p>0.591383775226443</text:p>
          </table:table-cell>
          <table:table-cell office:value-type="string">
            <text:p>0.0147589804873767</text:p>
          </table:table-cell>
          <table:table-cell office:value-type="string">
            <text:p>0.214184453507838</text:p>
          </table:table-cell>
          <table:table-cell office:value-type="string">
            <text:p>0.782971727254401</text:p>
          </table:table-cell>
          <table:table-cell office:value-type="string">
            <text:p>0.0164376612039383</text:p>
          </table:table-cell>
          <table:table-cell office:value-type="string">
            <text:p>0.165997519032249</text:p>
          </table:table-cell>
          <table:table-cell office:value-type="string">
            <text:p>0.877665301946159</text:p>
          </table:table-cell>
          <table:table-cell office:value-type="string">
            <text:p>0.0176897036737149</text:p>
          </table:table-cell>
          <table:table-cell office:value-type="string">
            <text:p>0.13715919578216</text:p>
          </table:table-cell>
          <table:table-cell office:value-type="string">
            <text:p>0.9369965841302</text:p>
          </table:table-cell>
          <table:table-cell office:value-type="string">
            <text:p>0.0186464920588859</text:p>
          </table:table-cell>
          <table:table-cell office:value-type="string">
            <text:p>0.10851335478686</text:p>
          </table:table-cell>
          <table:table-cell office:value-type="string">
            <text:p>1.00972270431469</text:p>
          </table:table-cell>
          <table:table-cell office:value-type="string">
            <text:p>0.0170138971299026</text:p>
          </table:table-cell>
          <table:table-cell office:value-type="string">
            <text:p>0.100155661284316</text:p>
          </table:table-cell>
          <table:table-cell office:value-type="string">
            <text:p>1.02718021342366</text:p>
          </table:table-cell>
          <table:table-cell office:value-type="string">
            <text:p>0.0217183436153164</text:p>
          </table:table-cell>
          <table:table-cell office:value-type="string">
            <text:p>0.104427859413075</text:p>
          </table:table-cell>
          <table:table-cell office:value-type="string">
            <text:p>0.993371728496978</text:p>
          </table:table-cell>
          <table:table-cell office:value-type="string">
            <text:p>0.0367376430812717</text:p>
          </table:table-cell>
          <table:table-cell office:value-type="string">
            <text:p>0.115491671232781</text:p>
          </table:table-cell>
          <table:table-cell office:value-type="string">
            <text:p>0.937440873170808</text:p>
          </table:table-cell>
          <table:table-cell office:value-type="string">
            <text:p>0.0564806133890886</text:p>
          </table:table-cell>
          <table:table-cell office:value-type="string">
            <text:p>3.86777334854716</text:p>
          </table:table-cell>
          <table:table-cell table:number-columns-repeated="9" office:value-type="string">
            <text:p>3.8709423598866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0.555390557453164</text:p>
          </table:table-cell>
          <table:table-cell office:value-type="string">
            <text:p>0.106629974158191</text:p>
          </table:table-cell>
          <table:table-cell office:value-type="string">
            <text:p>0.052623866748604</text:p>
          </table:table-cell>
          <table:table-cell office:value-type="string">
            <text:p>0.485261698457486</text:p>
          </table:table-cell>
          <table:table-cell office:value-type="string">
            <text:p>0.301494595244323</text:p>
          </table:table-cell>
          <table:table-cell office:value-type="string">
            <text:p>0.0733625304676938</text:p>
          </table:table-cell>
          <table:table-cell office:value-type="string">
            <text:p>0.372633197370853</text:p>
          </table:table-cell>
          <table:table-cell office:value-type="string">
            <text:p>0.451799076457682</text:p>
          </table:table-cell>
          <table:table-cell office:value-type="string">
            <text:p>0.0928046331901227</text:p>
          </table:table-cell>
          <table:table-cell office:value-type="string">
            <text:p>0.234396843646114</text:p>
          </table:table-cell>
          <table:table-cell office:value-type="string">
            <text:p>0.674218067086147</text:p>
          </table:table-cell>
          <table:table-cell office:value-type="string">
            <text:p>0.0842235940588033</text:p>
          </table:table-cell>
          <table:table-cell office:value-type="string">
            <text:p>0.177830429916207</text:p>
          </table:table-cell>
          <table:table-cell office:value-type="string">
            <text:p>0.772362529889399</text:p>
          </table:table-cell>
          <table:table-cell office:value-type="string">
            <text:p>0.0801848827782238</text:p>
          </table:table-cell>
          <table:table-cell office:value-type="string">
            <text:p>0.153746668171197</text:p>
          </table:table-cell>
          <table:table-cell office:value-type="string">
            <text:p>0.794544376545219</text:p>
          </table:table-cell>
          <table:table-cell office:value-type="string">
            <text:p>0.094407603787114</text:p>
          </table:table-cell>
          <table:table-cell office:value-type="string">
            <text:p>0.144349722678179</text:p>
          </table:table-cell>
          <table:table-cell office:value-type="string">
            <text:p>0.750488599607918</text:p>
          </table:table-cell>
          <table:table-cell office:value-type="string">
            <text:p>0.122729334351949</text:p>
          </table:table-cell>
          <table:table-cell office:value-type="string">
            <text:p>0.12767343593892</text:p>
          </table:table-cell>
          <table:table-cell office:value-type="string">
            <text:p>0.748080815837922</text:p>
          </table:table-cell>
          <table:table-cell office:value-type="string">
            <text:p>0.146473963992028</text:p>
          </table:table-cell>
          <table:table-cell office:value-type="string">
            <text:p>0.106611245886054</text:p>
          </table:table-cell>
          <table:table-cell office:value-type="string">
            <text:p>0.758959138417533</text:p>
          </table:table-cell>
          <table:table-cell office:value-type="string">
            <text:p>0.164077962269662</text:p>
          </table:table-cell>
          <table:table-cell office:value-type="string">
            <text:p>0.103276554746556</text:p>
          </table:table-cell>
          <table:table-cell office:value-type="string">
            <text:p>0.747873013459143</text:p>
          </table:table-cell>
          <table:table-cell office:value-type="string">
            <text:p>0.171289728483164</text:p>
          </table:table-cell>
          <table:table-cell table:number-columns-repeated="5" office:value-type="string">
            <text:p>4.24744541286263</text:p>
          </table:table-cell>
          <table:table-cell table:number-columns-repeated="3" office:value-type="string">
            <text:p>4.24745564704253</text:p>
          </table:table-cell>
          <table:table-cell office:value-type="string">
            <text:p>4.24745929502963</text:p>
          </table:table-cell>
          <table:table-cell office:value-type="string">
            <text:p>4.2474594522485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0.607272613400856</text:p>
          </table:table-cell>
          <table:table-cell office:value-type="string">
            <text:p>0.338074272414986</text:p>
          </table:table-cell>
          <table:table-cell office:value-type="string">
            <text:p>0.0182490923282915</text:p>
          </table:table-cell>
          <table:table-cell office:value-type="string">
            <text:p>0.440099202288134</text:p>
          </table:table-cell>
          <table:table-cell office:value-type="string">
            <text:p>0.541630757185129</text:p>
          </table:table-cell>
          <table:table-cell office:value-type="string">
            <text:p>0.0295188006102857</text:p>
          </table:table-cell>
          <table:table-cell office:value-type="string">
            <text:p>0.320289215689366</text:p>
          </table:table-cell>
          <table:table-cell office:value-type="string">
            <text:p>0.648123433949036</text:p>
          </table:table-cell>
          <table:table-cell office:value-type="string">
            <text:p>0.0490569739861722</text:p>
          </table:table-cell>
          <table:table-cell office:value-type="string">
            <text:p>0.193137288870859</text:p>
          </table:table-cell>
          <table:table-cell office:value-type="string">
            <text:p>0.776160458556931</text:p>
          </table:table-cell>
          <table:table-cell office:value-type="string">
            <text:p>0.0718488171405787</text:p>
          </table:table-cell>
          <table:table-cell office:value-type="string">
            <text:p>0.137893971625335</text:p>
          </table:table-cell>
          <table:table-cell office:value-type="string">
            <text:p>0.866783852246437</text:p>
          </table:table-cell>
          <table:table-cell office:value-type="string">
            <text:p>0.07184425006418</text:p>
          </table:table-cell>
          <table:table-cell office:value-type="string">
            <text:p>0.119344695074357</text:p>
          </table:table-cell>
          <table:table-cell office:value-type="string">
            <text:p>0.878553230916335</text:p>
          </table:table-cell>
          <table:table-cell office:value-type="string">
            <text:p>0.0826546931051706</text:p>
          </table:table-cell>
          <table:table-cell office:value-type="string">
            <text:p>0.115222478241706</text:p>
          </table:table-cell>
          <table:table-cell office:value-type="string">
            <text:p>0.817297601943224</text:p>
          </table:table-cell>
          <table:table-cell office:value-type="string">
            <text:p>0.121147657202553</text:p>
          </table:table-cell>
          <table:table-cell office:value-type="string">
            <text:p>0.109324518070092</text:p>
          </table:table-cell>
          <table:table-cell office:value-type="string">
            <text:p>0.812962927837534</text:p>
          </table:table-cell>
          <table:table-cell office:value-type="string">
            <text:p>0.133045414080315</text:p>
          </table:table-cell>
          <table:table-cell office:value-type="string">
            <text:p>0.113221778868854</text:p>
          </table:table-cell>
          <table:table-cell office:value-type="string">
            <text:p>0.843216921890353</text:p>
          </table:table-cell>
          <table:table-cell office:value-type="string">
            <text:p>0.111118572200952</text:p>
          </table:table-cell>
          <table:table-cell office:value-type="string">
            <text:p>0.107425905438759</text:p>
          </table:table-cell>
          <table:table-cell office:value-type="string">
            <text:p>0.871334649549671</text:p>
          </table:table-cell>
          <table:table-cell office:value-type="string">
            <text:p>0.0989595049366908</text:p>
          </table:table-cell>
          <table:table-cell office:value-type="string">
            <text:p>3.81144094367416</text:p>
          </table:table-cell>
          <table:table-cell table:number-columns-repeated="7" office:value-type="string">
            <text:p>3.81706313532552</text:p>
          </table:table-cell>
          <table:table-cell table:number-columns-repeated="2" office:value-type="string">
            <text:p>3.8170661795556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0.0316215659568885</text:p>
          </table:table-cell>
          <table:table-cell office:value-type="string">
            <text:p>0.577558200151189</text:p>
          </table:table-cell>
          <table:table-cell office:value-type="string">
            <text:p>0.0670534225483289</text:p>
          </table:table-cell>
          <table:table-cell office:value-type="string">
            <text:p>0.00930205228994396</text:p>
          </table:table-cell>
          <table:table-cell office:value-type="string">
            <text:p>0.712663112675004</text:p>
          </table:table-cell>
          <table:table-cell office:value-type="string">
            <text:p>0.0202827429363467</text:p>
          </table:table-cell>
          <table:table-cell office:value-type="string">
            <text:p>0.00493528569907435</text:p>
          </table:table-cell>
          <table:table-cell office:value-type="string">
            <text:p>0.806388064568653</text:p>
          </table:table-cell>
          <table:table-cell office:value-type="string">
            <text:p>0.0138212907912861</text:p>
          </table:table-cell>
          <table:table-cell office:value-type="string">
            <text:p>0.0019067778440631</text:p>
          </table:table-cell>
          <table:table-cell office:value-type="string">
            <text:p>1.00688178608823</text:p>
          </table:table-cell>
          <table:table-cell office:value-type="string">
            <text:p>0.0274156744638253</text:p>
          </table:table-cell>
          <table:table-cell office:value-type="string">
            <text:p>0.00103268279075754</text:p>
          </table:table-cell>
          <table:table-cell office:value-type="string">
            <text:p>1.12375676912831</text:p>
          </table:table-cell>
          <table:table-cell office:value-type="string">
            <text:p>0.0240919371031998</text:p>
          </table:table-cell>
          <table:table-cell office:value-type="string">
            <text:p>0.00108672381220912</text:p>
          </table:table-cell>
          <table:table-cell office:value-type="string">
            <text:p>1.16118190247995</text:p>
          </table:table-cell>
          <table:table-cell office:value-type="string">
            <text:p>0.028827013799245</text:p>
          </table:table-cell>
          <table:table-cell office:value-type="string">
            <text:p>0.000550472286778861</text:p>
          </table:table-cell>
          <table:table-cell office:value-type="string">
            <text:p>1.04904705259976</text:p>
          </table:table-cell>
          <table:table-cell office:value-type="string">
            <text:p>0.100094071998747</text:p>
          </table:table-cell>
          <table:table-cell office:value-type="string">
            <text:p>0.00175899778437814</text:p>
          </table:table-cell>
          <table:table-cell office:value-type="string">
            <text:p>0.92922537052013</text:p>
          </table:table-cell>
          <table:table-cell office:value-type="string">
            <text:p>0.174831570013564</text:p>
          </table:table-cell>
          <table:table-cell office:value-type="string">
            <text:p>0.00138568256803433</text:p>
          </table:table-cell>
          <table:table-cell office:value-type="string">
            <text:p>0.95917585690106</text:p>
          </table:table-cell>
          <table:table-cell office:value-type="string">
            <text:p>0.162475607711441</text:p>
          </table:table-cell>
          <table:table-cell office:value-type="string">
            <text:p>0.00449787618145834</text:p>
          </table:table-cell>
          <table:table-cell office:value-type="string">
            <text:p>1.00175568147288</text:p>
          </table:table-cell>
          <table:table-cell office:value-type="string">
            <text:p>0.138723645149793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0.466155224576336</text:p>
          </table:table-cell>
          <table:table-cell office:value-type="string">
            <text:p>0.142702240066232</text:p>
          </table:table-cell>
          <table:table-cell office:value-type="string">
            <text:p>0.0875609153496257</text:p>
          </table:table-cell>
          <table:table-cell office:value-type="string">
            <text:p>0.537825196824057</text:p>
          </table:table-cell>
          <table:table-cell office:value-type="string">
            <text:p>0.262016198786779</text:p>
          </table:table-cell>
          <table:table-cell office:value-type="string">
            <text:p>0.097966662804686</text:p>
          </table:table-cell>
          <table:table-cell office:value-type="string">
            <text:p>0.421673205737215</text:p>
          </table:table-cell>
          <table:table-cell office:value-type="string">
            <text:p>0.366642719940912</text:p>
          </table:table-cell>
          <table:table-cell office:value-type="string">
            <text:p>0.135943576847495</text:p>
          </table:table-cell>
          <table:table-cell office:value-type="string">
            <text:p>0.309106360941807</text:p>
          </table:table-cell>
          <table:table-cell office:value-type="string">
            <text:p>0.512469217766644</text:p>
          </table:table-cell>
          <table:table-cell office:value-type="string">
            <text:p>0.144239061586509</text:p>
          </table:table-cell>
          <table:table-cell office:value-type="string">
            <text:p>0.284733082035902</text:p>
          </table:table-cell>
          <table:table-cell office:value-type="string">
            <text:p>0.569175430144521</text:p>
          </table:table-cell>
          <table:table-cell office:value-type="string">
            <text:p>0.132289328506497</text:p>
          </table:table-cell>
          <table:table-cell office:value-type="string">
            <text:p>0.28484191616137</text:p>
          </table:table-cell>
          <table:table-cell office:value-type="string">
            <text:p>0.604780474564786</text:p>
          </table:table-cell>
          <table:table-cell office:value-type="string">
            <text:p>0.112612174073928</text:p>
          </table:table-cell>
          <table:table-cell office:value-type="string">
            <text:p>0.301404435149828</text:p>
          </table:table-cell>
          <table:table-cell office:value-type="string">
            <text:p>0.639174447965559</text:p>
          </table:table-cell>
          <table:table-cell office:value-type="string">
            <text:p>0.0812483846906845</text:p>
          </table:table-cell>
          <table:table-cell office:value-type="string">
            <text:p>0.279482609456404</text:p>
          </table:table-cell>
          <table:table-cell office:value-type="string">
            <text:p>0.708790755062859</text:p>
          </table:table-cell>
          <table:table-cell office:value-type="string">
            <text:p>0.0555945956805866</text:p>
          </table:table-cell>
          <table:table-cell office:value-type="string">
            <text:p>0.225302062933339</text:p>
          </table:table-cell>
          <table:table-cell office:value-type="string">
            <text:p>0.801008142535964</text:p>
          </table:table-cell>
          <table:table-cell office:value-type="string">
            <text:p>0.0447685500361628</text:p>
          </table:table-cell>
          <table:table-cell office:value-type="string">
            <text:p>0.177531299833945</text:p>
          </table:table-cell>
          <table:table-cell office:value-type="string">
            <text:p>0.855729347867918</text:p>
          </table:table-cell>
          <table:table-cell office:value-type="string">
            <text:p>0.054806142876039</text:p>
          </table:table-cell>
          <table:table-cell office:value-type="string">
            <text:p>3.21611032487682</text:p>
          </table:table-cell>
          <table:table-cell table:number-columns-repeated="5" office:value-type="string">
            <text:p>3.24873624249647</text:p>
          </table:table-cell>
          <table:table-cell office:value-type="string">
            <text:p>3.24897630887037</text:p>
          </table:table-cell>
          <table:table-cell table:number-columns-repeated="3" office:value-type="string">
            <text:p>3.248994619380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0.474953724422168</text:p>
          </table:table-cell>
          <table:table-cell office:value-type="string">
            <text:p>0.352947648525395</text:p>
          </table:table-cell>
          <table:table-cell office:value-type="string">
            <text:p>0.0325708874723867</text:p>
          </table:table-cell>
          <table:table-cell office:value-type="string">
            <text:p>0.476033932784305</text:p>
          </table:table-cell>
          <table:table-cell office:value-type="string">
            <text:p>0.467001219103664</text:p>
          </table:table-cell>
          <table:table-cell office:value-type="string">
            <text:p>0.0233695577874492</text:p>
          </table:table-cell>
          <table:table-cell office:value-type="string">
            <text:p>0.462749403791772</text:p>
          </table:table-cell>
          <table:table-cell office:value-type="string">
            <text:p>0.509798505704232</text:p>
          </table:table-cell>
          <table:table-cell office:value-type="string">
            <text:p>0.0196689045962709</text:p>
          </table:table-cell>
          <table:table-cell office:value-type="string">
            <text:p>0.345700266199416</text:p>
          </table:table-cell>
          <table:table-cell office:value-type="string">
            <text:p>0.659295192732759</text:p>
          </table:table-cell>
          <table:table-cell office:value-type="string">
            <text:p>0.0228377695807922</text:p>
          </table:table-cell>
          <table:table-cell office:value-type="string">
            <text:p>0.284381115443375</text:p>
          </table:table-cell>
          <table:table-cell office:value-type="string">
            <text:p>0.74341610863716</text:p>
          </table:table-cell>
          <table:table-cell office:value-type="string">
            <text:p>0.023256388670173</text:p>
          </table:table-cell>
          <table:table-cell office:value-type="string">
            <text:p>0.243256135463463</text:p>
          </table:table-cell>
          <table:table-cell office:value-type="string">
            <text:p>0.80324776716346</text:p>
          </table:table-cell>
          <table:table-cell office:value-type="string">
            <text:p>0.0214829786019711</text:p>
          </table:table-cell>
          <table:table-cell office:value-type="string">
            <text:p>0.197428279009726</text:p>
          </table:table-cell>
          <table:table-cell office:value-type="string">
            <text:p>0.869311179689868</text:p>
          </table:table-cell>
          <table:table-cell office:value-type="string">
            <text:p>0.0242935727970819</text:p>
          </table:table-cell>
          <table:table-cell office:value-type="string">
            <text:p>0.161004599986523</text:p>
          </table:table-cell>
          <table:table-cell office:value-type="string">
            <text:p>0.891781688749528</text:p>
          </table:table-cell>
          <table:table-cell office:value-type="string">
            <text:p>0.0472186385940647</text:p>
          </table:table-cell>
          <table:table-cell office:value-type="string">
            <text:p>0.132335181427306</text:p>
          </table:table-cell>
          <table:table-cell office:value-type="string">
            <text:p>0.894697562606545</text:p>
          </table:table-cell>
          <table:table-cell office:value-type="string">
            <text:p>0.0727514015710316</text:p>
          </table:table-cell>
          <table:table-cell office:value-type="string">
            <text:p>0.110821854206171</text:p>
          </table:table-cell>
          <table:table-cell office:value-type="string">
            <text:p>0.909407551425129</text:p>
          </table:table-cell>
          <table:table-cell office:value-type="string">
            <text:p>0.0850832140447569</text:p>
          </table:table-cell>
          <table:table-cell office:value-type="string">
            <text:p>3.43886585280799</text:p>
          </table:table-cell>
          <table:table-cell table:number-columns-repeated="6" office:value-type="string">
            <text:p>3.44291354894974</text:p>
          </table:table-cell>
          <table:table-cell table:number-columns-repeated="2" office:value-type="string">
            <text:p>3.44293301743473</text:p>
          </table:table-cell>
          <table:table-cell office:value-type="string">
            <text:p>3.4429366980236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0.303000440106093</text:p>
          </table:table-cell>
          <table:table-cell office:value-type="string">
            <text:p>0.675514568213307</text:p>
          </table:table-cell>
          <table:table-cell office:value-type="string">
            <text:p>0.0620765906799303</text:p>
          </table:table-cell>
          <table:table-cell office:value-type="string">
            <text:p>0.218796607715862</text:p>
          </table:table-cell>
          <table:table-cell office:value-type="string">
            <text:p>0.814980470841291</text:p>
          </table:table-cell>
          <table:table-cell office:value-type="string">
            <text:p>0.0386169396904558</text:p>
          </table:table-cell>
          <table:table-cell office:value-type="string">
            <text:p>0.168256735995395</text:p>
          </table:table-cell>
          <table:table-cell office:value-type="string">
            <text:p>0.916480793165441</text:p>
          </table:table-cell>
          <table:table-cell office:value-type="string">
            <text:p>0.0284954257507213</text:p>
          </table:table-cell>
          <table:table-cell office:value-type="string">
            <text:p>0.18055978476539</text:p>
          </table:table-cell>
          <table:table-cell office:value-type="string">
            <text:p>0.899498239199742</text:p>
          </table:table-cell>
          <table:table-cell office:value-type="string">
            <text:p>0.0316091436682097</text:p>
          </table:table-cell>
          <table:table-cell office:value-type="string">
            <text:p>0.210469754121509</text:p>
          </table:table-cell>
          <table:table-cell office:value-type="string">
            <text:p>0.857768147453335</text:p>
          </table:table-cell>
          <table:table-cell office:value-type="string">
            <text:p>0.0306160304788329</text:p>
          </table:table-cell>
          <table:table-cell office:value-type="string">
            <text:p>0.207987781746578</text:p>
          </table:table-cell>
          <table:table-cell office:value-type="string">
            <text:p>0.867857307175571</text:p>
          </table:table-cell>
          <table:table-cell office:value-type="string">
            <text:p>0.0276637675581608</text:p>
          </table:table-cell>
          <table:table-cell office:value-type="string">
            <text:p>0.22747207510029</text:p>
          </table:table-cell>
          <table:table-cell office:value-type="string">
            <text:p>0.827433775678727</text:p>
          </table:table-cell>
          <table:table-cell office:value-type="string">
            <text:p>0.0280756595302493</text:p>
          </table:table-cell>
          <table:table-cell office:value-type="string">
            <text:p>0.205026773478305</text:p>
          </table:table-cell>
          <table:table-cell office:value-type="string">
            <text:p>0.817394623947365</text:p>
          </table:table-cell>
          <table:table-cell office:value-type="string">
            <text:p>0.0485052344009067</text:p>
          </table:table-cell>
          <table:table-cell office:value-type="string">
            <text:p>0.173913198725337</text:p>
          </table:table-cell>
          <table:table-cell office:value-type="string">
            <text:p>0.855903217517551</text:p>
          </table:table-cell>
          <table:table-cell office:value-type="string">
            <text:p>0.0546143896760455</text:p>
          </table:table-cell>
          <table:table-cell office:value-type="string">
            <text:p>0.150798595190037</text:p>
          </table:table-cell>
          <table:table-cell office:value-type="string">
            <text:p>0.881460402539389</text:p>
          </table:table-cell>
          <table:table-cell office:value-type="string">
            <text:p>0.0599790017296304</text:p>
          </table:table-cell>
          <table:table-cell table:number-columns-repeated="6" office:value-type="string">
            <text:p>3.42555888524648</text:p>
          </table:table-cell>
          <table:table-cell table:number-columns-repeated="4" office:value-type="string">
            <text:p>3.4256706822926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0.286159678805988</text:p>
          </table:table-cell>
          <table:table-cell office:value-type="string">
            <text:p>0.80053649887722</text:p>
          </table:table-cell>
          <table:table-cell office:value-type="float" office:value="0">
            <text:p>0</text:p>
          </table:table-cell>
          <table:table-cell office:value-type="string">
            <text:p>0.149259860289662</text:p>
          </table:table-cell>
          <table:table-cell office:value-type="string">
            <text:p>1.01844602772416</text:p>
          </table:table-cell>
          <table:table-cell office:value-type="float" office:value="0">
            <text:p>0</text:p>
          </table:table-cell>
          <table:table-cell office:value-type="string">
            <text:p>0.134900897103019</text:p>
          </table:table-cell>
          <table:table-cell office:value-type="string">
            <text:p>1.0461633940877</text:p>
          </table:table-cell>
          <table:table-cell office:value-type="float" office:value="0">
            <text:p>0</text:p>
          </table:table-cell>
          <table:table-cell office:value-type="string">
            <text:p>0.121295931861053</text:p>
          </table:table-cell>
          <table:table-cell office:value-type="string">
            <text:p>1.06495936369682</text:p>
          </table:table-cell>
          <table:table-cell office:value-type="string">
            <text:p>0.0035511785999519</text:p>
          </table:table-cell>
          <table:table-cell office:value-type="string">
            <text:p>0.13988329852886</text:p>
          </table:table-cell>
          <table:table-cell office:value-type="string">
            <text:p>1.00899135784818</text:p>
          </table:table-cell>
          <table:table-cell office:value-type="string">
            <text:p>0.0124870454542189</text:p>
          </table:table-cell>
          <table:table-cell office:value-type="string">
            <text:p>0.237819144075789</text:p>
          </table:table-cell>
          <table:table-cell office:value-type="string">
            <text:p>0.832582006812306</text:p>
          </table:table-cell>
          <table:table-cell office:value-type="string">
            <text:p>0.0165196545443339</text:p>
          </table:table-cell>
          <table:table-cell office:value-type="string">
            <text:p>0.22956379537956</text:p>
          </table:table-cell>
          <table:table-cell office:value-type="string">
            <text:p>0.814783552167793</text:p>
          </table:table-cell>
          <table:table-cell office:value-type="string">
            <text:p>0.0250768358562857</text:p>
          </table:table-cell>
          <table:table-cell office:value-type="string">
            <text:p>0.198003578915912</text:p>
          </table:table-cell>
          <table:table-cell office:value-type="string">
            <text:p>0.833415655855381</text:p>
          </table:table-cell>
          <table:table-cell office:value-type="string">
            <text:p>0.0420560500548144</text:p>
          </table:table-cell>
          <table:table-cell office:value-type="string">
            <text:p>0.172071423874211</text:p>
          </table:table-cell>
          <table:table-cell office:value-type="string">
            <text:p>0.851723946875855</text:p>
          </table:table-cell>
          <table:table-cell office:value-type="string">
            <text:p>0.0522260626744602</text:p>
          </table:table-cell>
          <table:table-cell office:value-type="string">
            <text:p>0.150633454700598</text:p>
          </table:table-cell>
          <table:table-cell office:value-type="string">
            <text:p>0.865224112388533</text:p>
          </table:table-cell>
          <table:table-cell office:value-type="string">
            <text:p>0.061901332237365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0.44189169836945</text:p>
          </table:table-cell>
          <table:table-cell office:value-type="string">
            <text:p>-0.207048291749868</text:p>
          </table:table-cell>
          <table:table-cell office:value-type="string">
            <text:p>0.139627248480638</text:p>
          </table:table-cell>
          <table:table-cell table:number-columns-repeated="2" office:value-type="string">
            <text:p>0.160408500089582</text:p>
          </table:table-cell>
          <table:table-cell office:value-type="string">
            <text:p>0.23418814785320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0.486486511873225</text:p>
          </table:table-cell>
          <table:table-cell office:value-type="string">
            <text:p>0.311175613671993</text:p>
          </table:table-cell>
          <table:table-cell office:value-type="string">
            <text:p>0.00330720788815433</text:p>
          </table:table-cell>
          <table:table-cell office:value-type="string">
            <text:p>0.461532063050516</text:p>
          </table:table-cell>
          <table:table-cell office:value-type="string">
            <text:p>0.48453247389369</text:p>
          </table:table-cell>
          <table:table-cell office:value-type="string">
            <text:p>0.00920619155243487</text:p>
          </table:table-cell>
          <table:table-cell office:value-type="string">
            <text:p>0.353054681561353</text:p>
          </table:table-cell>
          <table:table-cell office:value-type="string">
            <text:p>0.599157357366607</text:p>
          </table:table-cell>
          <table:table-cell office:value-type="string">
            <text:p>0.0341822537213936</text:p>
          </table:table-cell>
          <table:table-cell office:value-type="string">
            <text:p>0.216894158319098</text:p>
          </table:table-cell>
          <table:table-cell office:value-type="string">
            <text:p>0.727138666989822</text:p>
          </table:table-cell>
          <table:table-cell office:value-type="string">
            <text:p>0.078830515740549</text:p>
          </table:table-cell>
          <table:table-cell office:value-type="string">
            <text:p>0.174809129999721</text:p>
          </table:table-cell>
          <table:table-cell office:value-type="string">
            <text:p>0.760684330682197</text:p>
          </table:table-cell>
          <table:table-cell office:value-type="string">
            <text:p>0.0859888117206903</text:p>
          </table:table-cell>
          <table:table-cell office:value-type="string">
            <text:p>0.177473757569655</text:p>
          </table:table-cell>
          <table:table-cell office:value-type="string">
            <text:p>0.77556020730255</text:p>
          </table:table-cell>
          <table:table-cell office:value-type="string">
            <text:p>0.080300600661278</text:p>
          </table:table-cell>
          <table:table-cell office:value-type="string">
            <text:p>0.163182006650574</text:p>
          </table:table-cell>
          <table:table-cell office:value-type="string">
            <text:p>0.835720643983366</text:p>
          </table:table-cell>
          <table:table-cell office:value-type="string">
            <text:p>0.0651544162832332</text:p>
          </table:table-cell>
          <table:table-cell office:value-type="string">
            <text:p>0.170527799455939</text:p>
          </table:table-cell>
          <table:table-cell office:value-type="string">
            <text:p>0.831332323413334</text:p>
          </table:table-cell>
          <table:table-cell office:value-type="string">
            <text:p>0.0635858100470222</text:p>
          </table:table-cell>
          <table:table-cell office:value-type="string">
            <text:p>0.174470415281069</text:p>
          </table:table-cell>
          <table:table-cell office:value-type="string">
            <text:p>0.81836646842762</text:p>
          </table:table-cell>
          <table:table-cell office:value-type="string">
            <text:p>0.0733313108515182</text:p>
          </table:table-cell>
          <table:table-cell office:value-type="string">
            <text:p>0.165341508208289</text:p>
          </table:table-cell>
          <table:table-cell office:value-type="string">
            <text:p>0.795382408458944</text:p>
          </table:table-cell>
          <table:table-cell office:value-type="string">
            <text:p>0.0987493705627338</text:p>
          </table:table-cell>
          <table:table-cell office:value-type="string">
            <text:p>2.93191714589964</text:p>
          </table:table-cell>
          <table:table-cell table:number-columns-repeated="3" office:value-type="string">
            <text:p>2.93836984770786</text:p>
          </table:table-cell>
          <table:table-cell table:number-columns-repeated="2" office:value-type="string">
            <text:p>2.93854088901171</text:p>
          </table:table-cell>
          <table:table-cell office:value-type="string">
            <text:p>2.93892796018866</text:p>
          </table:table-cell>
          <table:table-cell table:number-columns-repeated="3" office:value-type="string">
            <text:p>2.9393230269949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0.637136678184046</text:p>
          </table:table-cell>
          <table:table-cell office:value-type="string">
            <text:p>0.145356015712881</text:p>
          </table:table-cell>
          <table:table-cell office:value-type="string">
            <text:p>0.0287240187806163</text:p>
          </table:table-cell>
          <table:table-cell office:value-type="string">
            <text:p>0.722572208763392</text:p>
          </table:table-cell>
          <table:table-cell office:value-type="string">
            <text:p>0.22753609553821</text:p>
          </table:table-cell>
          <table:table-cell office:value-type="string">
            <text:p>0.0286899297404881</text:p>
          </table:table-cell>
          <table:table-cell office:value-type="string">
            <text:p>0.562402473884405</text:p>
          </table:table-cell>
          <table:table-cell office:value-type="string">
            <text:p>0.385799428917196</text:p>
          </table:table-cell>
          <table:table-cell office:value-type="string">
            <text:p>0.0352498569845829</text:p>
          </table:table-cell>
          <table:table-cell office:value-type="string">
            <text:p>0.412639719596724</text:p>
          </table:table-cell>
          <table:table-cell office:value-type="string">
            <text:p>0.560986805503011</text:p>
          </table:table-cell>
          <table:table-cell office:value-type="string">
            <text:p>0.0360455417047227</text:p>
          </table:table-cell>
          <table:table-cell office:value-type="string">
            <text:p>0.352472568846353</text:p>
          </table:table-cell>
          <table:table-cell office:value-type="string">
            <text:p>0.649669582235856</text:p>
          </table:table-cell>
          <table:table-cell office:value-type="string">
            <text:p>0.0285764503572612</text:p>
          </table:table-cell>
          <table:table-cell office:value-type="string">
            <text:p>0.302917722673209</text:p>
          </table:table-cell>
          <table:table-cell office:value-type="string">
            <text:p>0.721273306858608</text:p>
          </table:table-cell>
          <table:table-cell office:value-type="string">
            <text:p>0.0234585750334873</text:p>
          </table:table-cell>
          <table:table-cell office:value-type="string">
            <text:p>0.225760386183116</text:p>
          </table:table-cell>
          <table:table-cell office:value-type="string">
            <text:p>0.811642513236268</text:p>
          </table:table-cell>
          <table:table-cell office:value-type="string">
            <text:p>0.0345982193679228</text:p>
          </table:table-cell>
          <table:table-cell office:value-type="string">
            <text:p>0.176811211734749</text:p>
          </table:table-cell>
          <table:table-cell office:value-type="string">
            <text:p>0.848530525680239</text:p>
          </table:table-cell>
          <table:table-cell office:value-type="string">
            <text:p>0.0576493268490356</text:p>
          </table:table-cell>
          <table:table-cell office:value-type="string">
            <text:p>0.15946188808996</text:p>
          </table:table-cell>
          <table:table-cell office:value-type="string">
            <text:p>0.850020084851628</text:p>
          </table:table-cell>
          <table:table-cell office:value-type="string">
            <text:p>0.0739787096918875</text:p>
          </table:table-cell>
          <table:table-cell office:value-type="string">
            <text:p>0.141597074387288</text:p>
          </table:table-cell>
          <table:table-cell office:value-type="string">
            <text:p>0.866209790248184</text:p>
          </table:table-cell>
          <table:table-cell office:value-type="string">
            <text:p>0.0814974234607037</text:p>
          </table:table-cell>
          <table:table-cell office:value-type="string">
            <text:p>3.65028079425306</text:p>
          </table:table-cell>
          <table:table-cell table:number-columns-repeated="5" office:value-type="string">
            <text:p>3.65134401592737</text:p>
          </table:table-cell>
          <table:table-cell office:value-type="string">
            <text:p>3.65142280961811</text:p>
          </table:table-cell>
          <table:table-cell table:number-columns-repeated="3" office:value-type="string">
            <text:p>3.651433440341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0.489396029997464</text:p>
          </table:table-cell>
          <table:table-cell office:value-type="string">
            <text:p>0.23554578227486</text:p>
          </table:table-cell>
          <table:table-cell office:value-type="string">
            <text:p>0.0536001192885684</text:p>
          </table:table-cell>
          <table:table-cell office:value-type="string">
            <text:p>0.429734686040464</text:p>
          </table:table-cell>
          <table:table-cell office:value-type="string">
            <text:p>0.425573492902208</text:p>
          </table:table-cell>
          <table:table-cell office:value-type="string">
            <text:p>0.0777672560118781</text:p>
          </table:table-cell>
          <table:table-cell office:value-type="string">
            <text:p>0.287623471554429</text:p>
          </table:table-cell>
          <table:table-cell office:value-type="string">
            <text:p>0.597942736173716</text:p>
          </table:table-cell>
          <table:table-cell office:value-type="string">
            <text:p>0.0972400076848361</text:p>
          </table:table-cell>
          <table:table-cell office:value-type="string">
            <text:p>0.204832302180959</text:p>
          </table:table-cell>
          <table:table-cell office:value-type="string">
            <text:p>0.707029432515364</text:p>
          </table:table-cell>
          <table:table-cell office:value-type="string">
            <text:p>0.110514306420089</text:p>
          </table:table-cell>
          <table:table-cell office:value-type="string">
            <text:p>0.160638628131768</text:p>
          </table:table-cell>
          <table:table-cell office:value-type="string">
            <text:p>0.764289213632717</text:p>
          </table:table-cell>
          <table:table-cell office:value-type="string">
            <text:p>0.0938232678895804</text:p>
          </table:table-cell>
          <table:table-cell office:value-type="string">
            <text:p>0.164507187636028</text:p>
          </table:table-cell>
          <table:table-cell office:value-type="string">
            <text:p>0.798901429376324</text:p>
          </table:table-cell>
          <table:table-cell office:value-type="string">
            <text:p>0.0770914469566413</text:p>
          </table:table-cell>
          <table:table-cell office:value-type="string">
            <text:p>0.152657338127577</text:p>
          </table:table-cell>
          <table:table-cell office:value-type="string">
            <text:p>0.851940441892708</text:p>
          </table:table-cell>
          <table:table-cell office:value-type="string">
            <text:p>0.0651631231157253</text:p>
          </table:table-cell>
          <table:table-cell office:value-type="string">
            <text:p>0.161404304304207</text:p>
          </table:table-cell>
          <table:table-cell office:value-type="string">
            <text:p>0.846771338740689</text:p>
          </table:table-cell>
          <table:table-cell office:value-type="string">
            <text:p>0.0626353359908995</text:p>
          </table:table-cell>
          <table:table-cell office:value-type="string">
            <text:p>0.171186178429256</text:p>
          </table:table-cell>
          <table:table-cell office:value-type="string">
            <text:p>0.818602662705822</text:p>
          </table:table-cell>
          <table:table-cell office:value-type="string">
            <text:p>0.0759346777215236</text:p>
          </table:table-cell>
          <table:table-cell office:value-type="string">
            <text:p>0.164387472504891</text:p>
          </table:table-cell>
          <table:table-cell office:value-type="string">
            <text:p>0.789863456437441</text:p>
          </table:table-cell>
          <table:table-cell office:value-type="string">
            <text:p>0.104263429527951</text:p>
          </table:table-cell>
          <table:table-cell office:value-type="string">
            <text:p>3.02090770224885</text:p>
          </table:table-cell>
          <table:table-cell table:number-columns-repeated="4" office:value-type="string">
            <text:p>3.03369542624888</text:p>
          </table:table-cell>
          <table:table-cell office:value-type="string">
            <text:p>3.03379845427772</text:p>
          </table:table-cell>
          <table:table-cell office:value-type="string">
            <text:p>3.03407872432035</text:p>
          </table:table-cell>
          <table:table-cell table:number-columns-repeated="3" office:value-type="string">
            <text:p>3.0344167917588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0.417476647376944</text:p>
          </table:table-cell>
          <table:table-cell office:value-type="string">
            <text:p>0.140299746938845</text:p>
          </table:table-cell>
          <table:table-cell office:value-type="string">
            <text:p>0.117466143843715</text:p>
          </table:table-cell>
          <table:table-cell office:value-type="string">
            <text:p>0.408152527157468</text:p>
          </table:table-cell>
          <table:table-cell office:value-type="string">
            <text:p>0.273964219843871</text:p>
          </table:table-cell>
          <table:table-cell office:value-type="string">
            <text:p>0.182988548722982</text:p>
          </table:table-cell>
          <table:table-cell office:value-type="string">
            <text:p>0.348808453217594</text:p>
          </table:table-cell>
          <table:table-cell office:value-type="string">
            <text:p>0.36740306176569</text:p>
          </table:table-cell>
          <table:table-cell office:value-type="string">
            <text:p>0.194894078669455</text:p>
          </table:table-cell>
          <table:table-cell office:value-type="string">
            <text:p>0.280806441866129</text:p>
          </table:table-cell>
          <table:table-cell office:value-type="string">
            <text:p>0.510785316300396</text:p>
          </table:table-cell>
          <table:table-cell office:value-type="string">
            <text:p>0.171716447391589</text:p>
          </table:table-cell>
          <table:table-cell office:value-type="string">
            <text:p>0.269378921576059</text:p>
          </table:table-cell>
          <table:table-cell office:value-type="string">
            <text:p>0.582791917993734</text:p>
          </table:table-cell>
          <table:table-cell office:value-type="string">
            <text:p>0.132976434918043</text:p>
          </table:table-cell>
          <table:table-cell office:value-type="string">
            <text:p>0.273503730557984</text:p>
          </table:table-cell>
          <table:table-cell office:value-type="string">
            <text:p>0.617672607946438</text:p>
          </table:table-cell>
          <table:table-cell office:value-type="string">
            <text:p>0.113752083664794</text:p>
          </table:table-cell>
          <table:table-cell office:value-type="string">
            <text:p>0.275064888071534</text:p>
          </table:table-cell>
          <table:table-cell office:value-type="string">
            <text:p>0.671652522317335</text:p>
          </table:table-cell>
          <table:table-cell office:value-type="string">
            <text:p>0.0808166314204902</text:p>
          </table:table-cell>
          <table:table-cell office:value-type="string">
            <text:p>0.265403736548691</text:p>
          </table:table-cell>
          <table:table-cell office:value-type="string">
            <text:p>0.727830057867444</text:p>
          </table:table-cell>
          <table:table-cell office:value-type="string">
            <text:p>0.0550314969442832</text:p>
          </table:table-cell>
          <table:table-cell office:value-type="string">
            <text:p>0.220749436821042</text:p>
          </table:table-cell>
          <table:table-cell office:value-type="string">
            <text:p>0.805275743420143</text:p>
          </table:table-cell>
          <table:table-cell office:value-type="string">
            <text:p>0.0462881141969939</text:p>
          </table:table-cell>
          <table:table-cell office:value-type="string">
            <text:p>0.173629521528556</text:p>
          </table:table-cell>
          <table:table-cell office:value-type="string">
            <text:p>0.854092885841749</text:p>
          </table:table-cell>
          <table:table-cell office:value-type="string">
            <text:p>0.0590803991519408</text:p>
          </table:table-cell>
          <table:table-cell office:value-type="string">
            <text:p>2.98803503522302</text:p>
          </table:table-cell>
          <table:table-cell table:number-columns-repeated="5" office:value-type="string">
            <text:p>3.20509450387498</text:p>
          </table:table-cell>
          <table:table-cell office:value-type="string">
            <text:p>3.20532510485522</text:p>
          </table:table-cell>
          <table:table-cell table:number-columns-repeated="3" office:value-type="string">
            <text:p>3.2053437003032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0.302823679265444</text:p>
          </table:table-cell>
          <table:table-cell office:value-type="string">
            <text:p>0.601856613991587</text:p>
          </table:table-cell>
          <table:table-cell office:value-type="string">
            <text:p>0.110988835676314</text:p>
          </table:table-cell>
          <table:table-cell office:value-type="string">
            <text:p>0.175033401392326</text:p>
          </table:table-cell>
          <table:table-cell office:value-type="string">
            <text:p>0.850774378406484</text:p>
          </table:table-cell>
          <table:table-cell office:value-type="string">
            <text:p>0.0628124055061235</text:p>
          </table:table-cell>
          <table:table-cell office:value-type="string">
            <text:p>0.117842113645244</text:p>
          </table:table-cell>
          <table:table-cell office:value-type="string">
            <text:p>0.952090744677982</text:p>
          </table:table-cell>
          <table:table-cell office:value-type="string">
            <text:p>0.0588713159209113</text:p>
          </table:table-cell>
          <table:table-cell office:value-type="string">
            <text:p>0.0614828460699261</text:p>
          </table:table-cell>
          <table:table-cell office:value-type="string">
            <text:p>0.975063034006406</text:p>
          </table:table-cell>
          <table:table-cell office:value-type="string">
            <text:p>0.102043111847488</text:p>
          </table:table-cell>
          <table:table-cell office:value-type="string">
            <text:p>0.0488583410547584</text:p>
          </table:table-cell>
          <table:table-cell office:value-type="string">
            <text:p>0.946585392045061</text:p>
          </table:table-cell>
          <table:table-cell office:value-type="string">
            <text:p>0.1303635871997</text:p>
          </table:table-cell>
          <table:table-cell office:value-type="string">
            <text:p>0.0446512622222047</text:p>
          </table:table-cell>
          <table:table-cell office:value-type="string">
            <text:p>0.908038914511526</text:p>
          </table:table-cell>
          <table:table-cell office:value-type="string">
            <text:p>0.153800826678469</text:p>
          </table:table-cell>
          <table:table-cell office:value-type="string">
            <text:p>0.0285535963169125</text:p>
          </table:table-cell>
          <table:table-cell office:value-type="string">
            <text:p>0.879254361907509</text:p>
          </table:table-cell>
          <table:table-cell office:value-type="string">
            <text:p>0.187205850219112</text:p>
          </table:table-cell>
          <table:table-cell office:value-type="string">
            <text:p>0.0213831458375598</text:p>
          </table:table-cell>
          <table:table-cell office:value-type="string">
            <text:p>0.886433334610678</text:p>
          </table:table-cell>
          <table:table-cell office:value-type="string">
            <text:p>0.187609032406874</text:p>
          </table:table-cell>
          <table:table-cell office:value-type="string">
            <text:p>0.0175087233104707</text:p>
          </table:table-cell>
          <table:table-cell office:value-type="string">
            <text:p>0.958349180930585</text:p>
          </table:table-cell>
          <table:table-cell office:value-type="string">
            <text:p>0.150277758845152</text:p>
          </table:table-cell>
          <table:table-cell office:value-type="string">
            <text:p>0.0200612460802171</text:p>
          </table:table-cell>
          <table:table-cell office:value-type="string">
            <text:p>1.00113897723028</text:p>
          </table:table-cell>
          <table:table-cell office:value-type="string">
            <text:p>0.120182492108352</text:p>
          </table:table-cell>
          <table:table-cell table:number-columns-repeated="10" office:value-type="float" office:value="0">
            <text:p>0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4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15" number:min-integer-digits="1"/>
    </number:number-style>
    <number:number-style style:name="N8106" number:language="de" number:country="CH">
      <number:number number:decimal-places="4" number:min-integer-digits="1"/>
    </number:number-style>
    <number:number-style style:name="N8107" number:language="de" number:country="CH">
      <number:number number:decimal-places="8" number:min-integer-digits="1"/>
    </number:number-style>
    <number:number-style style:name="N8108" number:language="de" number:country="CH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14.02.2020</text:date>, <text:time>16:08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5:27:18.72</meta:creation-date>
    <dc:date>2020-02-14T16:08:45.59</dc:date>
    <meta:editing-duration>PT32M16S</meta:editing-duration>
    <meta:editing-cycles>2</meta:editing-cycles>
    <meta:generator>OpenOffice/4.1.1$Win32 OpenOffice.org_project/411m6$Build-9775</meta:generator>
    <meta:document-statistic meta:table-count="3" meta:cell-count="2794" meta:object-count="0"/>
  </office:meta>
</office:document-meta>
</file>